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3.8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94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2_5f_1" style:base-cell-address="Sheet3.F3"/>
    </style:style>
    <style:style style:name="ce3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2_5f_1" style:base-cell-address="Sheet3.F3"/>
    </style:style>
    <style:style style:name="ce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45_5f_1" style:base-cell-address="Sheet3.D182"/>
    </style:style>
    <style:style style:name="ce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86_5f_1" style:base-cell-address="Sheet3.F11"/>
    </style:style>
    <style:style style:name="ce6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51_5f_1" style:base-cell-address="Sheet3.F14"/>
    </style:style>
    <style:style style:name="ce7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43_5f_1" style:base-cell-address="Sheet3.F17"/>
      <style:map style:condition="is-true-formula([#REF!]=16)" style:apply-style-name="Excel_5f_CondFormat_5f_3_5f_343_5f_2" style:base-cell-address="Sheet3.F17"/>
    </style:style>
    <style:style style:name="ce8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44_5f_1" style:base-cell-address="Sheet3.F18"/>
      <style:map style:condition="is-true-formula([#REF!]=16)" style:apply-style-name="Excel_5f_CondFormat_5f_3_5f_344_5f_2" style:base-cell-address="Sheet3.F18"/>
    </style:style>
    <style:style style:name="ce9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2_5f_1" style:base-cell-address="Sheet3.F3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72_5f_1" style:base-cell-address="Sheet3.F24"/>
    </style:style>
    <style:style style:name="ce11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57_5f_1" style:base-cell-address="Sheet3.F28"/>
    </style:style>
    <style:style style:name="ce12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2_5f_1" style:base-cell-address="Sheet3.F3"/>
    </style:style>
    <style:style style:name="ce13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859_5f_1" style:base-cell-address="Sheet3.F35"/>
      <style:map style:condition="is-true-formula([#REF!]=16)" style:apply-style-name="Excel_5f_CondFormat_5f_3_5f_859_5f_2" style:base-cell-address="Sheet3.F35"/>
    </style:style>
    <style:style style:name="ce14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2_5f_1" style:base-cell-address="Sheet3.F3"/>
    </style:style>
    <style:style style:name="ce1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75_5f_1" style:base-cell-address="Sheet3.F39"/>
    </style:style>
    <style:style style:name="ce16" style:family="table-cell" style:parent-style-name="Default">
      <style:table-cell-properties fo:background-color="#ffcc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47_5f_1" style:base-cell-address="Sheet3.F42"/>
    </style:style>
    <style:style style:name="ce17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2_5f_1" style:base-cell-address="Sheet3.F3"/>
    </style:style>
    <style:style style:name="ce18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51_5f_1" style:base-cell-address="Sheet3.F49"/>
    </style:style>
    <style:style style:name="ce19" style:family="table-cell" style:parent-style-name="Default">
      <style:table-cell-properties fo:background-color="#ffcc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52_5f_1" style:base-cell-address="Sheet3.F52"/>
    </style:style>
    <style:style style:name="ce20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15_5f_1" style:base-cell-address="Sheet3.F59"/>
    </style:style>
    <style:style style:name="ce2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54_5f_1" style:base-cell-address="Sheet3.F63"/>
      <style:map style:condition="is-true-formula([#REF!]=16)" style:apply-style-name="Excel_5f_CondFormat_5f_3_5f_354_5f_2" style:base-cell-address="Sheet3.F63"/>
    </style:style>
    <style:style style:name="ce23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56_5f_1" style:base-cell-address="Sheet3.F66"/>
    </style:style>
    <style:style style:name="ce24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55_5f_1" style:base-cell-address="Sheet3.F70"/>
    </style:style>
    <style:style style:name="ce25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58_5f_1" style:base-cell-address="Sheet3.F73"/>
    </style:style>
    <style:style style:name="ce26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799_5f_1" style:base-cell-address="Sheet3.F77"/>
    </style:style>
    <style:style style:name="ce27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60_5f_1" style:base-cell-address="Sheet3.F80"/>
    </style:style>
    <style:style style:name="ce28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87]=16)" style:apply-style-name="Excel_5f_CondFormat_5f_3_5f_353_5f_1" style:base-cell-address="Sheet3.F86"/>
    </style:style>
    <style:style style:name="ce29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37_5f_1" style:base-cell-address="Sheet3.F87"/>
    </style:style>
    <style:style style:name="ce30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86]=16)" style:apply-style-name="Excel_5f_CondFormat_5f_3_5f_780_5f_1" style:base-cell-address="Sheet3.F91"/>
    </style:style>
    <style:style style:name="ce3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87]=16)" style:apply-style-name="Excel_5f_CondFormat_5f_3_5f_781_5f_1" style:base-cell-address="Sheet3.F92"/>
    </style:style>
    <style:style style:name="ce3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62_5f_1" style:base-cell-address="Sheet3.F94"/>
      <style:map style:condition="is-true-formula([#REF!]=16)" style:apply-style-name="Excel_5f_CondFormat_5f_3_5f_362_5f_2" style:base-cell-address="Sheet3.F94"/>
    </style:style>
    <style:style style:name="ce33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18_5f_1" style:base-cell-address="Sheet3.F98"/>
    </style:style>
    <style:style style:name="ce34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89_5f_1" style:base-cell-address="Sheet3.F101"/>
    </style:style>
    <style:style style:name="ce3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90_5f_1" style:base-cell-address="Sheet3.F102"/>
    </style:style>
    <style:style style:name="ce36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66_5f_1" style:base-cell-address="Sheet3.F105"/>
    </style:style>
    <style:style style:name="ce37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36_5f_1" style:base-cell-address="Sheet3.F108"/>
    </style:style>
    <style:style style:name="ce38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56_5f_1" style:base-cell-address="Sheet3.F112"/>
    </style:style>
    <style:style style:name="ce39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69_5f_1" style:base-cell-address="Sheet3.F115"/>
      <style:map style:condition="is-true-formula([#REF!]=16)" style:apply-style-name="Excel_5f_CondFormat_5f_3_5f_369_5f_2" style:base-cell-address="Sheet3.F115"/>
    </style:style>
    <style:style style:name="ce4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70_5f_1" style:base-cell-address="Sheet3.F119"/>
      <style:map style:condition="is-true-formula([#REF!]=16)" style:apply-style-name="Excel_5f_CondFormat_5f_3_5f_370_5f_2" style:base-cell-address="Sheet3.F119"/>
    </style:style>
    <style:style style:name="ce41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71_5f_1" style:base-cell-address="Sheet3.F122"/>
    </style:style>
    <style:style style:name="ce42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E126]=16)" style:apply-style-name="Excel_5f_CondFormat_5f_3_5f_495_5f_1" style:base-cell-address="Sheet3.F126"/>
    </style:style>
    <style:style style:name="ce4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130]=16)" style:apply-style-name="Excel_5f_CondFormat_5f_3_5f_498_5f_1" style:base-cell-address="Sheet3.F129"/>
    </style:style>
    <style:style style:name="ce44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499_5f_1" style:base-cell-address="Sheet3.F133"/>
    </style:style>
    <style:style style:name="ce45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66_5f_1" style:base-cell-address="Sheet3.F136"/>
    </style:style>
    <style:style style:name="ce46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2_5f_1" style:base-cell-address="Sheet3.F140"/>
    </style:style>
    <style:style style:name="ce47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01_5f_1" style:base-cell-address="Sheet3.F143"/>
      <style:map style:condition="is-true-formula([#REF!]=16)" style:apply-style-name="Excel_5f_CondFormat_5f_3_5f_501_5f_2" style:base-cell-address="Sheet3.F143"/>
    </style:style>
    <style:style style:name="ce48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37_5f_1" style:base-cell-address="Sheet3.F147"/>
    </style:style>
    <style:style style:name="ce49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3_5f_1" style:base-cell-address="Sheet3.F150"/>
    </style:style>
    <style:style style:name="ce5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04_5f_1" style:base-cell-address="Sheet3.F154"/>
      <style:map style:condition="is-true-formula([#REF!]=16)" style:apply-style-name="Excel_5f_CondFormat_5f_3_5f_504_5f_2" style:base-cell-address="Sheet3.F154"/>
    </style:style>
    <style:style style:name="ce51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05_5f_1" style:base-cell-address="Sheet3.F157"/>
    </style:style>
    <style:style style:name="ce52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79_5f_1" style:base-cell-address="Sheet3.F158"/>
    </style:style>
    <style:style style:name="ce5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64_5f_1" style:base-cell-address="Sheet3.F161"/>
    </style:style>
    <style:style style:name="ce5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58_5f_1" style:base-cell-address="Sheet3.F164"/>
    </style:style>
    <style:style style:name="ce55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494_5f_1" style:base-cell-address="Sheet3.F168"/>
    </style:style>
    <style:style style:name="ce56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E171]=16)" style:apply-style-name="Excel_5f_CondFormat_5f_3_5f_778_5f_1" style:base-cell-address="Sheet3.F171"/>
    </style:style>
    <style:style style:name="ce57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493_5f_1" style:base-cell-address="Sheet3.F175"/>
    </style:style>
    <style:style style:name="ce58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88_5f_1" style:base-cell-address="Sheet3.F178"/>
      <style:map style:condition="is-true-formula([#REF!]=11)" style:apply-style-name="Excel_5f_CondFormat_5f_3_5f_788_5f_2" style:base-cell-address="Sheet3.F178"/>
      <style:map style:condition="is-true-formula([#REF!]=12)" style:apply-style-name="Excel_5f_CondFormat_5f_3_5f_788_5f_3" style:base-cell-address="Sheet3.F178"/>
    </style:style>
    <style:style style:name="ce59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2_5f_1" style:base-cell-address="Sheet3.F182"/>
    </style:style>
    <style:style style:name="ce6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42_5f_1" style:base-cell-address="Sheet3.F185"/>
      <style:map style:condition="is-true-formula([#REF!]=16)" style:apply-style-name="Excel_5f_CondFormat_5f_3_5f_542_5f_2" style:base-cell-address="Sheet3.F185"/>
    </style:style>
    <style:style style:name="ce6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55_5f_1" style:base-cell-address="Sheet3.F189"/>
    </style:style>
    <style:style style:name="ce6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40_5f_1" style:base-cell-address="Sheet3.F192"/>
      <style:map style:condition="is-true-formula([#REF!]=16)" style:apply-style-name="Excel_5f_CondFormat_5f_3_5f_540_5f_2" style:base-cell-address="Sheet3.F192"/>
    </style:style>
    <style:style style:name="ce63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5_5f_1" style:base-cell-address="Sheet3.F196"/>
    </style:style>
    <style:style style:name="ce64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41_5f_1" style:base-cell-address="Sheet3.F199"/>
    </style:style>
    <style:style style:name="ce65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68_5f_1" style:base-cell-address="Sheet3.F203"/>
    </style:style>
    <style:style style:name="ce66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87_5f_1" style:base-cell-address="Sheet3.F206"/>
      <style:map style:condition="is-true-formula([#REF!]=16)" style:apply-style-name="Excel_5f_CondFormat_5f_3_5f_587_5f_2" style:base-cell-address="Sheet3.F206"/>
    </style:style>
    <style:style style:name="ce67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88_5f_1" style:base-cell-address="Sheet3.F207"/>
      <style:map style:condition="is-true-formula([#REF!]=16)" style:apply-style-name="Excel_5f_CondFormat_5f_3_5f_588_5f_2" style:base-cell-address="Sheet3.F207"/>
    </style:style>
    <style:style style:name="ce68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08_5f_1" style:base-cell-address="Sheet3.F210"/>
    </style:style>
    <style:style style:name="ce6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53_5f_1" style:base-cell-address="Sheet3.F213"/>
    </style:style>
    <style:style style:name="ce70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71_5f_1" style:base-cell-address="Sheet3.F218"/>
    </style:style>
    <style:style style:name="ce71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89_5f_1" style:base-cell-address="Sheet3.F220"/>
    </style:style>
    <style:style style:name="ce72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590_5f_1" style:base-cell-address="Sheet3.F221"/>
      <style:map style:condition="is-true-formula([#REF!]=11)" style:apply-style-name="Excel_5f_CondFormat_5f_3_5f_590_5f_2" style:base-cell-address="Sheet3.F221"/>
      <style:map style:condition="is-true-formula([#REF!]=12)" style:apply-style-name="Excel_5f_CondFormat_5f_3_5f_590_5f_3" style:base-cell-address="Sheet3.F221"/>
    </style:style>
    <style:style style:name="ce73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91_5f_1" style:base-cell-address="Sheet3.F224"/>
      <style:map style:condition="is-true-formula([#REF!]=11)" style:apply-style-name="Excel_5f_CondFormat_5f_3_5f_791_5f_2" style:base-cell-address="Sheet3.F224"/>
      <style:map style:condition="is-true-formula([#REF!]=12)" style:apply-style-name="Excel_5f_CondFormat_5f_3_5f_791_5f_3" style:base-cell-address="Sheet3.F224"/>
    </style:style>
    <style:style style:name="ce7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E242]=16)" style:apply-style-name="Excel_5f_CondFormat_5f_3_5f_591_5f_1" style:base-cell-address="Sheet3.F227"/>
    </style:style>
    <style:style style:name="ce75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_5f_1" style:base-cell-address="Sheet3.F231"/>
      <style:map style:condition="is-true-formula([#REF!]=16)" style:apply-style-name="Excel_5f_CondFormat_5f_3_5f_5_5f_2" style:base-cell-address="Sheet3.F231"/>
    </style:style>
    <style:style style:name="ce76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73_5f_1" style:base-cell-address="Sheet3.F232"/>
      <style:map style:condition="is-true-formula([#REF!]=16)" style:apply-style-name="Excel_5f_CondFormat_5f_3_5f_573_5f_2" style:base-cell-address="Sheet3.F232"/>
    </style:style>
    <style:style style:name="ce77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6_5f_1" style:base-cell-address="Sheet3.F234"/>
    </style:style>
    <style:style style:name="ce78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66_5f_1" style:base-cell-address="Sheet3.F238"/>
    </style:style>
    <style:style style:name="ce79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02_5f_1" style:base-cell-address="Sheet3.F239"/>
    </style:style>
    <style:style style:name="ce80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8_5f_1" style:base-cell-address="Sheet3.F241"/>
    </style:style>
    <style:style style:name="ce81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47_5f_1" style:base-cell-address="Sheet3.F245"/>
    </style:style>
    <style:style style:name="ce82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92_5f_1" style:base-cell-address="Sheet3.F248"/>
      <style:map style:condition="is-true-formula([#REF!]=11)" style:apply-style-name="Excel_5f_CondFormat_5f_3_5f_792_5f_2" style:base-cell-address="Sheet3.F248"/>
      <style:map style:condition="is-true-formula([#REF!]=12)" style:apply-style-name="Excel_5f_CondFormat_5f_3_5f_792_5f_3" style:base-cell-address="Sheet3.F248"/>
    </style:style>
    <style:style style:name="ce83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07_5f_1" style:base-cell-address="Sheet3.F252"/>
    </style:style>
    <style:style style:name="ce84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08_5f_1" style:base-cell-address="Sheet3.F253"/>
    </style:style>
    <style:style style:name="ce85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48_5f_1" style:base-cell-address="Sheet3.F255"/>
    </style:style>
    <style:style style:name="ce86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57_5f_1" style:base-cell-address="Sheet3.F259"/>
    </style:style>
    <style:style style:name="ce87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10_5f_1" style:base-cell-address="Sheet3.F262"/>
    </style:style>
    <style:style style:name="ce88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09_5f_1" style:base-cell-address="Sheet3.F266"/>
    </style:style>
    <style:style style:name="ce89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10_5f_1" style:base-cell-address="Sheet3.F267"/>
    </style:style>
    <style:style style:name="ce90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270]=16)" style:apply-style-name="Excel_5f_CondFormat_5f_3_5f_605_5f_1" style:base-cell-address="Sheet3.F269"/>
    </style:style>
    <style:style style:name="ce9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271]=16)" style:apply-style-name="Excel_5f_CondFormat_5f_3_5f_511_5f_1" style:base-cell-address="Sheet3.F270"/>
    </style:style>
    <style:style style:name="ce9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13_5f_1" style:base-cell-address="Sheet3.F273"/>
      <style:map style:condition="is-true-formula([#REF!]=16)" style:apply-style-name="Excel_5f_CondFormat_5f_3_5f_513_5f_2" style:base-cell-address="Sheet3.F273"/>
    </style:style>
    <style:style style:name="ce93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8_5f_1" style:base-cell-address="Sheet3.F276"/>
    </style:style>
    <style:style style:name="ce94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18_5f_1" style:base-cell-address="Sheet3.F280"/>
    </style:style>
    <style:style style:name="ce9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19_5f_1" style:base-cell-address="Sheet3.F281"/>
    </style:style>
    <style:style style:name="ce96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60_5f_1" style:base-cell-address="Sheet3.F283"/>
    </style:style>
    <style:style style:name="ce97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15_5f_1" style:base-cell-address="Sheet3.F284"/>
    </style:style>
    <style:style style:name="ce98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13_5f_1" style:base-cell-address="Sheet3.F287"/>
      <style:map style:condition="is-true-formula([#REF!]=16)" style:apply-style-name="Excel_5f_CondFormat_5f_3_5f_613_5f_2" style:base-cell-address="Sheet3.F287"/>
    </style:style>
    <style:style style:name="ce9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292]=16)" style:apply-style-name="Excel_5f_CondFormat_5f_3_5f_559_5f_1" style:base-cell-address="Sheet3.F290"/>
    </style:style>
    <style:style style:name="ce100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292]=16)" style:apply-style-name="Excel_5f_CondFormat_5f_3_5f_561_5f_1" style:base-cell-address="Sheet3.F291"/>
    </style:style>
    <style:style style:name="ce10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87]=16)" style:apply-style-name="Excel_5f_CondFormat_5f_3_5f_353_5f_1" style:base-cell-address="Sheet3.F86"/>
    </style:style>
    <style:style style:name="ce102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612_5f_1" style:base-cell-address="Sheet3.F294"/>
      <style:map style:condition="is-true-formula([#REF!]=11)" style:apply-style-name="Excel_5f_CondFormat_5f_3_5f_612_5f_2" style:base-cell-address="Sheet3.F294"/>
      <style:map style:condition="is-true-formula([#REF!]=12)" style:apply-style-name="Excel_5f_CondFormat_5f_3_5f_612_5f_3" style:base-cell-address="Sheet3.F294"/>
    </style:style>
    <style:style style:name="ce103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611_5f_1" style:base-cell-address="Sheet3.F295"/>
      <style:map style:condition="is-true-formula([#REF!]=11)" style:apply-style-name="Excel_5f_CondFormat_5f_3_5f_611_5f_2" style:base-cell-address="Sheet3.F295"/>
      <style:map style:condition="is-true-formula([#REF!]=12)" style:apply-style-name="Excel_5f_CondFormat_5f_3_5f_611_5f_3" style:base-cell-address="Sheet3.F295"/>
    </style:style>
    <style:style style:name="ce104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63_5f_1" style:base-cell-address="Sheet3.F297"/>
      <style:map style:condition="is-true-formula([#REF!]=16)" style:apply-style-name="Excel_5f_CondFormat_5f_3_5f_563_5f_2" style:base-cell-address="Sheet3.F297"/>
    </style:style>
    <style:style style:name="ce10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12_5f_1" style:base-cell-address="Sheet3.F301"/>
    </style:style>
    <style:style style:name="ce106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85_5f_1" style:base-cell-address="Sheet3.F304"/>
    </style:style>
    <style:style style:name="ce107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67_5f_1" style:base-cell-address="Sheet3.F305"/>
    </style:style>
    <style:style style:name="ce108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82_5f_1" style:base-cell-address="Sheet3.F308"/>
      <style:map style:condition="is-true-formula([#REF!]=11)" style:apply-style-name="Excel_5f_CondFormat_5f_3_5f_782_5f_2" style:base-cell-address="Sheet3.F308"/>
      <style:map style:condition="is-true-formula([#REF!]=12)" style:apply-style-name="Excel_5f_CondFormat_5f_3_5f_782_5f_3" style:base-cell-address="Sheet3.F308"/>
    </style:style>
    <style:style style:name="ce109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21_5f_1" style:base-cell-address="Sheet3.F311"/>
    </style:style>
    <style:style style:name="ce110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30_5f_1" style:base-cell-address="Sheet3.F318"/>
    </style:style>
    <style:style style:name="ce111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24_5f_1" style:base-cell-address="Sheet3.F322"/>
      <style:map style:condition="is-true-formula([#REF!]=16)" style:apply-style-name="Excel_5f_CondFormat_5f_3_5f_524_5f_2" style:base-cell-address="Sheet3.F322"/>
    </style:style>
    <style:style style:name="ce11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326]=16)" style:apply-style-name="Excel_5f_CondFormat_5f_3_5f_582_5f_1" style:base-cell-address="Sheet3.F325"/>
    </style:style>
    <style:style style:name="ce11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327]=16)" style:apply-style-name="Excel_5f_CondFormat_5f_3_5f_525_5f_1" style:base-cell-address="Sheet3.F326"/>
    </style:style>
    <style:style style:name="ce114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E329]=16)" style:apply-style-name="Excel_5f_CondFormat_5f_3_5f_597_5f_1" style:base-cell-address="Sheet3.F329"/>
    </style:style>
    <style:style style:name="ce115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75_5f_1" style:base-cell-address="Sheet3.F332"/>
      <style:map style:condition="is-true-formula([#REF!]=16)" style:apply-style-name="Excel_5f_CondFormat_5f_3_5f_575_5f_2" style:base-cell-address="Sheet3.F332"/>
    </style:style>
    <style:style style:name="ce116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28_5f_1" style:base-cell-address="Sheet3.F333"/>
      <style:map style:condition="is-true-formula([#REF!]=16)" style:apply-style-name="Excel_5f_CondFormat_5f_3_5f_528_5f_2" style:base-cell-address="Sheet3.F333"/>
    </style:style>
    <style:style style:name="ce117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69_5f_1" style:base-cell-address="Sheet3.F336"/>
    </style:style>
    <style:style style:name="ce118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97_5f_1" style:base-cell-address="Sheet3.F339"/>
      <style:map style:condition="is-true-formula([#REF!]=11)" style:apply-style-name="Excel_5f_CondFormat_5f_3_5f_797_5f_2" style:base-cell-address="Sheet3.F339"/>
      <style:map style:condition="is-true-formula([#REF!]=12)" style:apply-style-name="Excel_5f_CondFormat_5f_3_5f_797_5f_3" style:base-cell-address="Sheet3.F339"/>
    </style:style>
    <style:style style:name="ce11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E347]=16)" style:apply-style-name="Excel_5f_CondFormat_5f_3_5f_549_5f_1" style:base-cell-address="Sheet3.F343"/>
    </style:style>
    <style:style style:name="ce120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E348]=16)" style:apply-style-name="Excel_5f_CondFormat_5f_3_5f_550_5f_1" style:base-cell-address="Sheet3.F344"/>
    </style:style>
    <style:style style:name="ce121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51_5f_1" style:base-cell-address="Sheet3.F346"/>
    </style:style>
    <style:style style:name="ce12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01_5f_1" style:base-cell-address="Sheet3.F350"/>
      <style:map style:condition="is-true-formula([#REF!]=16)" style:apply-style-name="Excel_5f_CondFormat_5f_3_5f_601_5f_2" style:base-cell-address="Sheet3.F350"/>
    </style:style>
    <style:style style:name="ce123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03_5f_1" style:base-cell-address="Sheet3.F351"/>
      <style:map style:condition="is-true-formula([#REF!]=16)" style:apply-style-name="Excel_5f_CondFormat_5f_3_5f_603_5f_2" style:base-cell-address="Sheet3.F351"/>
    </style:style>
    <style:style style:name="ce124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20_5f_1" style:base-cell-address="Sheet3.F353"/>
    </style:style>
    <style:style style:name="ce12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98_5f_1" style:base-cell-address="Sheet3.F357"/>
      <style:map style:condition="is-true-formula([#REF!]=11)" style:apply-style-name="Excel_5f_CondFormat_5f_3_5f_798_5f_2" style:base-cell-address="Sheet3.F357"/>
      <style:map style:condition="is-true-formula([#REF!]=12)" style:apply-style-name="Excel_5f_CondFormat_5f_3_5f_798_5f_3" style:base-cell-address="Sheet3.F357"/>
    </style:style>
    <style:style style:name="ce126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54_5f_1" style:base-cell-address="Sheet3.F360"/>
      <style:map style:condition="is-true-formula([#REF!]=16)" style:apply-style-name="Excel_5f_CondFormat_5f_3_5f_554_5f_2" style:base-cell-address="Sheet3.F360"/>
    </style:style>
    <style:style style:name="ce127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85_5f_1" style:base-cell-address="Sheet3.F364"/>
      <style:map style:condition="is-true-formula([#REF!]=11)" style:apply-style-name="Excel_5f_CondFormat_5f_3_5f_785_5f_2" style:base-cell-address="Sheet3.F364"/>
      <style:map style:condition="is-true-formula([#REF!]=12)" style:apply-style-name="Excel_5f_CondFormat_5f_3_5f_785_5f_3" style:base-cell-address="Sheet3.F364"/>
    </style:style>
    <style:style style:name="ce128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55_5f_1" style:base-cell-address="Sheet3.F367"/>
      <style:map style:condition="is-true-formula([#REF!]=16)" style:apply-style-name="Excel_5f_CondFormat_5f_3_5f_555_5f_2" style:base-cell-address="Sheet3.F367"/>
    </style:style>
    <style:style style:name="ce129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55_5f_1" style:base-cell-address="Sheet3.F367"/>
      <style:map style:condition="is-true-formula([#REF!]=16)" style:apply-style-name="Excel_5f_CondFormat_5f_3_5f_555_5f_2" style:base-cell-address="Sheet3.F367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D384]=16)" style:apply-style-name="Excel_5f_CondFormat_5f_3_5f_536_5f_1" style:base-cell-address="Sheet3.F369"/>
    </style:style>
    <style:style style:name="ce131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2" style:family="table-cell" style:parent-style-name="Default">
      <style:table-cell-properties fo:padding="0.071cm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73_5f_1" style:base-cell-address="Sheet3.G3"/>
      <style:map style:condition="is-true-formula([#REF!]=16)" style:apply-style-name="Excel_5f_CondFormat_5f_3_5f_373_5f_2" style:base-cell-address="Sheet3.G3"/>
    </style:style>
    <style:style style:name="ce134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244_5f_1" style:base-cell-address="Sheet3.G5"/>
      <style:map style:condition="is-true-formula([#REF!]=16)" style:apply-style-name="Excel_5f_CondFormat_5f_3_5f_244_5f_2" style:base-cell-address="Sheet3.G5"/>
    </style:style>
    <style:style style:name="ce135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6" style:family="table-cell" style:parent-style-name="Default">
      <style:table-cell-properties fo:background-color="#ffcc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2_5f_1" style:base-cell-address="Sheet3.F3"/>
    </style:style>
    <style:style style:name="ce137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52_5f_1" style:base-cell-address="Sheet3.G21"/>
    </style:style>
    <style:style style:name="ce138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73_5f_1" style:base-cell-address="Sheet3.G24"/>
    </style:style>
    <style:style style:name="ce139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858_5f_1" style:base-cell-address="Sheet3.G28"/>
      <style:map style:condition="is-true-formula([#REF!]=16)" style:apply-style-name="Excel_5f_CondFormat_5f_3_5f_858_5f_2" style:base-cell-address="Sheet3.G28"/>
    </style:style>
    <style:style style:name="ce140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46_5f_1" style:base-cell-address="Sheet3.G31"/>
    </style:style>
    <style:style style:name="ce14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50_5f_1" style:base-cell-address="Sheet3.G38"/>
    </style:style>
    <style:style style:name="ce142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48_5f_1" style:base-cell-address="Sheet3.G42"/>
    </style:style>
    <style:style style:name="ce143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49_5f_1" style:base-cell-address="Sheet3.G45"/>
    </style:style>
    <style:style style:name="ce144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50_5f_1" style:base-cell-address="Sheet3.G49"/>
    </style:style>
    <style:style style:name="ce14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351_5f_1" style:base-cell-address="Sheet3.G50"/>
    </style:style>
    <style:style style:name="ce14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34_5f_1" style:base-cell-address="Sheet3.G52"/>
    </style:style>
    <style:style style:name="ce147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77_5f_1" style:base-cell-address="Sheet3.G56"/>
    </style:style>
    <style:style style:name="ce148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49_5f_1" style:base-cell-address="Sheet3.G59"/>
    </style:style>
    <style:style style:name="ce149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56]=16)" style:apply-style-name="Excel_5f_CondFormat_5f_3_5f_776_5f_1" style:base-cell-address="Sheet3.G63"/>
    </style:style>
    <style:style style:name="ce15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57_5f_1" style:base-cell-address="Sheet3.G66"/>
      <style:map style:condition="is-true-formula([#REF!]=16)" style:apply-style-name="Excel_5f_CondFormat_5f_3_5f_357_5f_2" style:base-cell-address="Sheet3.G66"/>
    </style:style>
    <style:style style:name="ce15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53_5f_1" style:base-cell-address="Sheet3.G70"/>
    </style:style>
    <style:style style:name="ce152" style:family="table-cell" style:parent-style-name="Default">
      <style:table-cell-properties fo:background-color="#ffcc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59_5f_1" style:base-cell-address="Sheet3.G73"/>
    </style:style>
    <style:style style:name="ce153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38_5f_1" style:base-cell-address="Sheet3.G77"/>
    </style:style>
    <style:style style:name="ce154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17_5f_1" style:base-cell-address="Sheet3.G80"/>
    </style:style>
    <style:style style:name="ce155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61_5f_1" style:base-cell-address="Sheet3.G84"/>
      <style:map style:condition="is-true-formula([#REF!]=16)" style:apply-style-name="Excel_5f_CondFormat_5f_3_5f_361_5f_2" style:base-cell-address="Sheet3.G84"/>
    </style:style>
    <style:style style:name="ce156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54_5f_1" style:base-cell-address="Sheet3.G87"/>
    </style:style>
    <style:style style:name="ce157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78_5f_1" style:base-cell-address="Sheet3.G91"/>
    </style:style>
    <style:style style:name="ce158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63_5f_1" style:base-cell-address="Sheet3.G94"/>
    </style:style>
    <style:style style:name="ce159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77_5f_1" style:base-cell-address="Sheet3.G98"/>
    </style:style>
    <style:style style:name="ce160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101]=16)" style:apply-style-name="Excel_5f_CondFormat_5f_3_5f_365_5f_1" style:base-cell-address="Sheet3.G101"/>
    </style:style>
    <style:style style:name="ce161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67_5f_1" style:base-cell-address="Sheet3.G105"/>
    </style:style>
    <style:style style:name="ce16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64_5f_1" style:base-cell-address="Sheet3.G108"/>
      <style:map style:condition="is-true-formula([#REF!]=16)" style:apply-style-name="Excel_5f_CondFormat_5f_3_5f_364_5f_2" style:base-cell-address="Sheet3.G108"/>
    </style:style>
    <style:style style:name="ce163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1_5f_1" style:base-cell-address="Sheet3.G112"/>
    </style:style>
    <style:style style:name="ce164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68_5f_1" style:base-cell-address="Sheet3.G115"/>
    </style:style>
    <style:style style:name="ce165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19_5f_1" style:base-cell-address="Sheet3.G119"/>
    </style:style>
    <style:style style:name="ce166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88_5f_1" style:base-cell-address="Sheet3.G122"/>
    </style:style>
    <style:style style:name="ce167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496_5f_1" style:base-cell-address="Sheet3.G126"/>
      <style:map style:condition="is-true-formula([#REF!]=16)" style:apply-style-name="Excel_5f_CondFormat_5f_3_5f_496_5f_2" style:base-cell-address="Sheet3.G126"/>
    </style:style>
    <style:style style:name="ce168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497_5f_1" style:base-cell-address="Sheet3.G127"/>
      <style:map style:condition="is-true-formula([#REF!]=16)" style:apply-style-name="Excel_5f_CondFormat_5f_3_5f_497_5f_2" style:base-cell-address="Sheet3.G127"/>
    </style:style>
    <style:style style:name="ce169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35_5f_1" style:base-cell-address="Sheet3.G129"/>
    </style:style>
    <style:style style:name="ce17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00_5f_1" style:base-cell-address="Sheet3.G133"/>
      <style:map style:condition="is-true-formula([#REF!]=16)" style:apply-style-name="Excel_5f_CondFormat_5f_3_5f_500_5f_2" style:base-cell-address="Sheet3.G133"/>
    </style:style>
    <style:style style:name="ce171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86_5f_1" style:base-cell-address="Sheet3.G136"/>
      <style:map style:condition="is-true-formula([#REF!]=11)" style:apply-style-name="Excel_5f_CondFormat_5f_3_5f_786_5f_2" style:base-cell-address="Sheet3.G136"/>
      <style:map style:condition="is-true-formula([#REF!]=12)" style:apply-style-name="Excel_5f_CondFormat_5f_3_5f_786_5f_3" style:base-cell-address="Sheet3.G136"/>
    </style:style>
    <style:style style:name="ce17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57_5f_1" style:base-cell-address="Sheet3.G140"/>
    </style:style>
    <style:style style:name="ce173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02_5f_1" style:base-cell-address="Sheet3.G143"/>
    </style:style>
    <style:style style:name="ce174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147]=16)" style:apply-style-name="Excel_5f_CondFormat_5f_3_5f_538_5f_1" style:base-cell-address="Sheet3.G147"/>
    </style:style>
    <style:style style:name="ce175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03_5f_1" style:base-cell-address="Sheet3.G150"/>
    </style:style>
    <style:style style:name="ce176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87_5f_1" style:base-cell-address="Sheet3.G154"/>
      <style:map style:condition="is-true-formula([#REF!]=11)" style:apply-style-name="Excel_5f_CondFormat_5f_3_5f_787_5f_2" style:base-cell-address="Sheet3.G154"/>
      <style:map style:condition="is-true-formula([#REF!]=12)" style:apply-style-name="Excel_5f_CondFormat_5f_3_5f_787_5f_3" style:base-cell-address="Sheet3.G154"/>
    </style:style>
    <style:style style:name="ce177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76_5f_1" style:base-cell-address="Sheet3.G157"/>
      <style:map style:condition="is-true-formula([#REF!]=16)" style:apply-style-name="Excel_5f_CondFormat_5f_3_5f_576_5f_2" style:base-cell-address="Sheet3.G157"/>
    </style:style>
    <style:style style:name="ce178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06_5f_1" style:base-cell-address="Sheet3.G161"/>
      <style:map style:condition="is-true-formula([#REF!]=16)" style:apply-style-name="Excel_5f_CondFormat_5f_3_5f_506_5f_2" style:base-cell-address="Sheet3.G161"/>
    </style:style>
    <style:style style:name="ce179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4_5f_1" style:base-cell-address="Sheet3.G164"/>
    </style:style>
    <style:style style:name="ce18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761_5f_1" style:base-cell-address="Sheet3.G168"/>
      <style:map style:condition="is-true-formula([#REF!]=16)" style:apply-style-name="Excel_5f_CondFormat_5f_3_5f_761_5f_2" style:base-cell-address="Sheet3.G168"/>
    </style:style>
    <style:style style:name="ce181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763_5f_1" style:base-cell-address="Sheet3.G169"/>
      <style:map style:condition="is-true-formula([#REF!]=16)" style:apply-style-name="Excel_5f_CondFormat_5f_3_5f_763_5f_2" style:base-cell-address="Sheet3.G169"/>
    </style:style>
    <style:style style:name="ce182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1_5f_1" style:base-cell-address="Sheet3.G171"/>
    </style:style>
    <style:style style:name="ce18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183]=16)" style:apply-style-name="Excel_5f_CondFormat_5f_3_5f_579_5f_1" style:base-cell-address="Sheet3.G175"/>
    </style:style>
    <style:style style:name="ce18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184]=16)" style:apply-style-name="Excel_5f_CondFormat_5f_3_5f_580_5f_1" style:base-cell-address="Sheet3.G176"/>
    </style:style>
    <style:style style:name="ce185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70_5f_1" style:base-cell-address="Sheet3.G178"/>
    </style:style>
    <style:style style:name="ce186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71_5f_1" style:base-cell-address="Sheet3.G179"/>
    </style:style>
    <style:style style:name="ce187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190]=16)" style:apply-style-name="Excel_5f_CondFormat_5f_3_5f_762_5f_1" style:base-cell-address="Sheet3.G182"/>
    </style:style>
    <style:style style:name="ce188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39_5f_1" style:base-cell-address="Sheet3.G185"/>
    </style:style>
    <style:style style:name="ce189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68_5f_1" style:base-cell-address="Sheet3.G189"/>
    </style:style>
    <style:style style:name="ce190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3_5f_1" style:base-cell-address="Sheet3.G192"/>
    </style:style>
    <style:style style:name="ce19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211]=16)" style:apply-style-name="Excel_5f_CondFormat_5f_3_5f_759_5f_1" style:base-cell-address="Sheet3.G196"/>
    </style:style>
    <style:style style:name="ce19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212]=16)" style:apply-style-name="Excel_5f_CondFormat_5f_3_5f_760_5f_1" style:base-cell-address="Sheet3.G197"/>
    </style:style>
    <style:style style:name="ce193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89_5f_1" style:base-cell-address="Sheet3.G199"/>
      <style:map style:condition="is-true-formula([#REF!]=11)" style:apply-style-name="Excel_5f_CondFormat_5f_3_5f_789_5f_2" style:base-cell-address="Sheet3.G199"/>
      <style:map style:condition="is-true-formula([#REF!]=12)" style:apply-style-name="Excel_5f_CondFormat_5f_3_5f_789_5f_3" style:base-cell-address="Sheet3.G199"/>
    </style:style>
    <style:style style:name="ce194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4_5f_1" style:base-cell-address="Sheet3.G203"/>
    </style:style>
    <style:style style:name="ce19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221]=16)" style:apply-style-name="Excel_5f_CondFormat_5f_3_5f_543_5f_1" style:base-cell-address="Sheet3.G206"/>
    </style:style>
    <style:style style:name="ce196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69_5f_1" style:base-cell-address="Sheet3.G211"/>
    </style:style>
    <style:style style:name="ce197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6_5f_1" style:base-cell-address="Sheet3.G213"/>
    </style:style>
    <style:style style:name="ce198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770_5f_1" style:base-cell-address="Sheet3.G218"/>
      <style:map style:condition="is-true-formula([#REF!]=16)" style:apply-style-name="Excel_5f_CondFormat_5f_3_5f_770_5f_2" style:base-cell-address="Sheet3.G218"/>
    </style:style>
    <style:style style:name="ce199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5_5f_1" style:base-cell-address="Sheet3.G220"/>
    </style:style>
    <style:style style:name="ce20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72_5f_1" style:base-cell-address="Sheet3.G224"/>
      <style:map style:condition="is-true-formula([#REF!]=16)" style:apply-style-name="Excel_5f_CondFormat_5f_3_5f_572_5f_2" style:base-cell-address="Sheet3.G224"/>
    </style:style>
    <style:style style:name="ce201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45_5f_1" style:base-cell-address="Sheet3.G227"/>
    </style:style>
    <style:style style:name="ce202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46_5f_1" style:base-cell-address="Sheet3.G231"/>
    </style:style>
    <style:style style:name="ce203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235]=16)" style:apply-style-name="Excel_5f_CondFormat_5f_3_5f_592_5f_1" style:base-cell-address="Sheet3.G234"/>
    </style:style>
    <style:style style:name="ce20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52_5f_1" style:base-cell-address="Sheet3.G238"/>
    </style:style>
    <style:style style:name="ce205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99_5f_1" style:base-cell-address="Sheet3.G241"/>
    </style:style>
    <style:style style:name="ce206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09_5f_1" style:base-cell-address="Sheet3.G245"/>
      <style:map style:condition="is-true-formula([#REF!]=16)" style:apply-style-name="Excel_5f_CondFormat_5f_3_5f_509_5f_2" style:base-cell-address="Sheet3.G245"/>
    </style:style>
    <style:style style:name="ce207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98_5f_1" style:base-cell-address="Sheet3.G248"/>
    </style:style>
    <style:style style:name="ce208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00_5f_1" style:base-cell-address="Sheet3.G249"/>
    </style:style>
    <style:style style:name="ce209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9_5f_1" style:base-cell-address="Sheet3.G252"/>
    </style:style>
    <style:style style:name="ce210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56_5f_1" style:base-cell-address="Sheet3.G255"/>
    </style:style>
    <style:style style:name="ce211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7_5f_1" style:base-cell-address="Sheet3.G259"/>
    </style:style>
    <style:style style:name="ce21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04_5f_1" style:base-cell-address="Sheet3.G263"/>
      <style:map style:condition="is-true-formula([#REF!]=16)" style:apply-style-name="Excel_5f_CondFormat_5f_3_5f_604_5f_2" style:base-cell-address="Sheet3.G263"/>
    </style:style>
    <style:style style:name="ce213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10_5f_1" style:base-cell-address="Sheet3.G266"/>
    </style:style>
    <style:style style:name="ce214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06_5f_1" style:base-cell-address="Sheet3.G269"/>
    </style:style>
    <style:style style:name="ce215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12_5f_1" style:base-cell-address="Sheet3.G270"/>
    </style:style>
    <style:style style:name="ce216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558_5f_1" style:base-cell-address="Sheet3.G273"/>
      <style:map style:condition="is-true-formula([#REF!]=11)" style:apply-style-name="Excel_5f_CondFormat_5f_3_5f_558_5f_2" style:base-cell-address="Sheet3.G273"/>
      <style:map style:condition="is-true-formula([#REF!]=12)" style:apply-style-name="Excel_5f_CondFormat_5f_3_5f_558_5f_3" style:base-cell-address="Sheet3.G273"/>
    </style:style>
    <style:style style:name="ce217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95_5f_1" style:base-cell-address="Sheet3.G276"/>
      <style:map style:condition="is-true-formula([#REF!]=16)" style:apply-style-name="Excel_5f_CondFormat_5f_3_5f_595_5f_2" style:base-cell-address="Sheet3.G276"/>
    </style:style>
    <style:style style:name="ce218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93_5f_1" style:base-cell-address="Sheet3.G277"/>
      <style:map style:condition="is-true-formula([#REF!]=16)" style:apply-style-name="Excel_5f_CondFormat_5f_3_5f_593_5f_2" style:base-cell-address="Sheet3.G277"/>
    </style:style>
    <style:style style:name="ce219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280]=16)" style:apply-style-name="Excel_5f_CondFormat_5f_3_5f_514_5f_1" style:base-cell-address="Sheet3.G280"/>
    </style:style>
    <style:style style:name="ce220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94_5f_1" style:base-cell-address="Sheet3.G283"/>
      <style:map style:condition="is-true-formula([#REF!]=11)" style:apply-style-name="Excel_5f_CondFormat_5f_3_5f_794_5f_2" style:base-cell-address="Sheet3.G283"/>
      <style:map style:condition="is-true-formula([#REF!]=12)" style:apply-style-name="Excel_5f_CondFormat_5f_3_5f_794_5f_3" style:base-cell-address="Sheet3.G283"/>
    </style:style>
    <style:style style:name="ce221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94_5f_1" style:base-cell-address="Sheet3.G287"/>
    </style:style>
    <style:style style:name="ce222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11_5f_1" style:base-cell-address="Sheet3.G290"/>
    </style:style>
    <style:style style:name="ce223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16_5f_1" style:base-cell-address="Sheet3.G294"/>
    </style:style>
    <style:style style:name="ce224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9_5f_1" style:base-cell-address="Sheet3.G297"/>
    </style:style>
    <style:style style:name="ce225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17_5f_1" style:base-cell-address="Sheet3.G301"/>
    </style:style>
    <style:style style:name="ce226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86_5f_1" style:base-cell-address="Sheet3.G304"/>
      <style:map style:condition="is-true-formula([#REF!]=16)" style:apply-style-name="Excel_5f_CondFormat_5f_3_5f_586_5f_2" style:base-cell-address="Sheet3.G304"/>
    </style:style>
    <style:style style:name="ce227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62_5f_1" style:base-cell-address="Sheet3.G305"/>
      <style:map style:condition="is-true-formula([#REF!]=16)" style:apply-style-name="Excel_5f_CondFormat_5f_3_5f_562_5f_2" style:base-cell-address="Sheet3.G305"/>
    </style:style>
    <style:style style:name="ce228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83_5f_1" style:base-cell-address="Sheet3.G308"/>
    </style:style>
    <style:style style:name="ce229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84_5f_1" style:base-cell-address="Sheet3.G311"/>
      <style:map style:condition="is-true-formula([#REF!]=16)" style:apply-style-name="Excel_5f_CondFormat_5f_3_5f_584_5f_2" style:base-cell-address="Sheet3.G311"/>
    </style:style>
    <style:style style:name="ce23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22_5f_1" style:base-cell-address="Sheet3.G312"/>
      <style:map style:condition="is-true-formula([#REF!]=16)" style:apply-style-name="Excel_5f_CondFormat_5f_3_5f_522_5f_2" style:base-cell-address="Sheet3.G312"/>
    </style:style>
    <style:style style:name="ce231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96_5f_1" style:base-cell-address="Sheet3.G315"/>
      <style:map style:condition="is-true-formula([#REF!]=11)" style:apply-style-name="Excel_5f_CondFormat_5f_3_5f_796_5f_2" style:base-cell-address="Sheet3.G315"/>
      <style:map style:condition="is-true-formula([#REF!]=12)" style:apply-style-name="Excel_5f_CondFormat_5f_3_5f_796_5f_3" style:base-cell-address="Sheet3.G315"/>
    </style:style>
    <style:style style:name="ce23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E319]=16)" style:apply-style-name="Excel_5f_CondFormat_5f_3_5f_581_5f_1" style:base-cell-address="Sheet3.G318"/>
    </style:style>
    <style:style style:name="ce233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E320]=16)" style:apply-style-name="Excel_5f_CondFormat_5f_3_5f_523_5f_1" style:base-cell-address="Sheet3.G319"/>
    </style:style>
    <style:style style:name="ce234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83_5f_1" style:base-cell-address="Sheet3.G322"/>
      <style:map style:condition="is-true-formula([#REF!]=11)" style:apply-style-name="Excel_5f_CondFormat_5f_3_5f_783_5f_2" style:base-cell-address="Sheet3.G322"/>
      <style:map style:condition="is-true-formula([#REF!]=12)" style:apply-style-name="Excel_5f_CondFormat_5f_3_5f_783_5f_3" style:base-cell-address="Sheet3.G322"/>
    </style:style>
    <style:style style:name="ce235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83_5f_1" style:base-cell-address="Sheet3.G325"/>
      <style:map style:condition="is-true-formula([#REF!]=16)" style:apply-style-name="Excel_5f_CondFormat_5f_3_5f_583_5f_2" style:base-cell-address="Sheet3.G325"/>
    </style:style>
    <style:style style:name="ce236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26_5f_1" style:base-cell-address="Sheet3.G326"/>
      <style:map style:condition="is-true-formula([#REF!]=16)" style:apply-style-name="Excel_5f_CondFormat_5f_3_5f_526_5f_2" style:base-cell-address="Sheet3.G326"/>
    </style:style>
    <style:style style:name="ce237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27_5f_1" style:base-cell-address="Sheet3.G329"/>
    </style:style>
    <style:style style:name="ce238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574_5f_1" style:base-cell-address="Sheet3.G332"/>
      <style:map style:condition="is-true-formula([#REF!]=11)" style:apply-style-name="Excel_5f_CondFormat_5f_3_5f_574_5f_2" style:base-cell-address="Sheet3.G332"/>
      <style:map style:condition="is-true-formula([#REF!]=12)" style:apply-style-name="Excel_5f_CondFormat_5f_3_5f_574_5f_3" style:base-cell-address="Sheet3.G332"/>
    </style:style>
    <style:style style:name="ce239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530_5f_1" style:base-cell-address="Sheet3.G333"/>
      <style:map style:condition="is-true-formula([#REF!]=11)" style:apply-style-name="Excel_5f_CondFormat_5f_3_5f_530_5f_2" style:base-cell-address="Sheet3.G333"/>
      <style:map style:condition="is-true-formula([#REF!]=12)" style:apply-style-name="Excel_5f_CondFormat_5f_3_5f_530_5f_3" style:base-cell-address="Sheet3.G333"/>
    </style:style>
    <style:style style:name="ce240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29_5f_1" style:base-cell-address="Sheet3.G334"/>
    </style:style>
    <style:style style:name="ce241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31_5f_1" style:base-cell-address="Sheet3.G336"/>
    </style:style>
    <style:style style:name="ce24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553_5f_1" style:base-cell-address="Sheet3.G339"/>
      <style:map style:condition="is-true-formula([#REF!]=16)" style:apply-style-name="Excel_5f_CondFormat_5f_3_5f_553_5f_2" style:base-cell-address="Sheet3.G339"/>
    </style:style>
    <style:style style:name="ce243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14_5f_1" style:base-cell-address="Sheet3.G343"/>
    </style:style>
    <style:style style:name="ce244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E347]=16)" style:apply-style-name="Excel_5f_CondFormat_5f_3_5f_552_5f_1" style:base-cell-address="Sheet3.G346"/>
    </style:style>
    <style:style style:name="ce24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84_5f_1" style:base-cell-address="Sheet3.G350"/>
      <style:map style:condition="is-true-formula([#REF!]=11)" style:apply-style-name="Excel_5f_CondFormat_5f_3_5f_784_5f_2" style:base-cell-address="Sheet3.G350"/>
      <style:map style:condition="is-true-formula([#REF!]=12)" style:apply-style-name="Excel_5f_CondFormat_5f_3_5f_784_5f_3" style:base-cell-address="Sheet3.G350"/>
    </style:style>
    <style:style style:name="ce246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353]=16)" style:apply-style-name="Excel_5f_CondFormat_5f_3_5f_531_5f_1" style:base-cell-address="Sheet3.G353"/>
    </style:style>
    <style:style style:name="ce247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44_5f_1" style:base-cell-address="Sheet3.G357"/>
    </style:style>
    <style:style style:name="ce248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364]=16)" style:apply-style-name="Excel_5f_CondFormat_5f_3_5f_564_5f_1" style:base-cell-address="Sheet3.G360"/>
    </style:style>
    <style:style style:name="ce249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96_5f_1" style:base-cell-address="Sheet3.G364"/>
    </style:style>
    <style:style style:name="ce250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65_5f_1" style:base-cell-address="Sheet3.G367"/>
    </style:style>
    <style:style style:name="ce251" style:family="table-cell" style:parent-style-name="Default">
      <style:table-cell-properties fo:border-bottom="none" fo:background-color="#33cccc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32_5f_1" style:base-cell-address="Sheet3.G368"/>
    </style:style>
    <style:style style:name="ce25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532_5f_1" style:base-cell-address="Sheet3.G368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54" style:family="table-cell" style:parent-style-name="Default">
      <style:table-cell-properties style:glyph-orientation-vertical="0" fo:border-bottom="none" fo:background-color="#fcf305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_5f_1" style:base-cell-address="Sheet3.H5"/>
    </style:style>
    <style:style style:name="ce25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79_5f_1" style:base-cell-address="Sheet3.H8"/>
    </style:style>
    <style:style style:name="ce256" style:family="table-cell" style:parent-style-name="Default">
      <style:table-cell-properties fo:background-color="#ffcc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74_5f_1" style:base-cell-address="Sheet3.H22"/>
    </style:style>
    <style:style style:name="ce257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72_5f_1" style:base-cell-address="Sheet3.H29"/>
    </style:style>
    <style:style style:name="ce258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60_5f_1" style:base-cell-address="Sheet3.H36"/>
    </style:style>
    <style:style style:name="ce259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33_5f_1" style:base-cell-address="Sheet3.H43"/>
    </style:style>
    <style:style style:name="ce26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380_5f_1" style:base-cell-address="Sheet3.H50"/>
      <style:map style:condition="is-true-formula([#REF!]=16)" style:apply-style-name="Excel_5f_CondFormat_5f_3_5f_380_5f_2" style:base-cell-address="Sheet3.H50"/>
    </style:style>
    <style:style style:name="ce261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82_5f_1" style:base-cell-address="Sheet3.H57"/>
    </style:style>
    <style:style style:name="ce262" style:family="table-cell" style:parent-style-name="Default">
      <style:table-cell-properties style:glyph-orientation-vertical="0" fo:border-bottom="none" fo:background-color="#fcf305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LEN(TRIM([$Sheet3.H60]))=0)" style:apply-style-name="Excel_5f_CondFormat_5f_3_5f_7_5f_1" style:base-cell-address="Sheet3.H60"/>
    </style:style>
    <style:style style:name="ce263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83_5f_1" style:base-cell-address="Sheet3.H64"/>
    </style:style>
    <style:style style:name="ce264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16_5f_1" style:base-cell-address="Sheet3.H71"/>
    </style:style>
    <style:style style:name="ce26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14_5f_1" style:base-cell-address="Sheet3.H78"/>
    </style:style>
    <style:style style:name="ce266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87_5f_1" style:base-cell-address="Sheet3.H85"/>
    </style:style>
    <style:style style:name="ce267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0_5f_1" style:base-cell-address="Sheet3.H92"/>
    </style:style>
    <style:style style:name="ce268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55_5f_1" style:base-cell-address="Sheet3.H99"/>
    </style:style>
    <style:style style:name="ce269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107]=16)" style:apply-style-name="Excel_5f_CondFormat_5f_3_5f_385_5f_1" style:base-cell-address="Sheet3.H106"/>
    </style:style>
    <style:style style:name="ce270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G113]=16)" style:apply-style-name="Excel_5f_CondFormat_5f_3_5f_381_5f_1" style:base-cell-address="Sheet3.H113"/>
    </style:style>
    <style:style style:name="ce271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15_5f_1" style:base-cell-address="Sheet3.H120"/>
    </style:style>
    <style:style style:name="ce272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  <style:map style:condition="is-true-formula(LEN(TRIM([$Sheet3.H60]))=0)" style:apply-style-name="Excel_5f_CondFormat_5f_3_5f_7_5f_1" style:base-cell-address="Sheet3.H60"/>
    </style:style>
    <style:style style:name="ce273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384_5f_1" style:base-cell-address="Sheet3.H127"/>
      <style:map style:condition="is-true-formula([#REF!]=11)" style:apply-style-name="Excel_5f_CondFormat_5f_3_5f_384_5f_2" style:base-cell-address="Sheet3.H127"/>
      <style:map style:condition="is-true-formula([#REF!]=12)" style:apply-style-name="Excel_5f_CondFormat_5f_3_5f_384_5f_3" style:base-cell-address="Sheet3.H127"/>
    </style:style>
    <style:style style:name="ce274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16_5f_1" style:base-cell-address="Sheet3.H134"/>
    </style:style>
    <style:style style:name="ce275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17_5f_1" style:base-cell-address="Sheet3.H141"/>
    </style:style>
    <style:style style:name="ce27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LEN(TRIM([$Sheet3.H60]))=0)" style:apply-style-name="Excel_5f_CondFormat_5f_3_5f_7_5f_1" style:base-cell-address="Sheet3.H60"/>
    </style:style>
    <style:style style:name="ce27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1_5f_1" style:base-cell-address="Sheet3.H145"/>
    </style:style>
    <style:style style:name="ce278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20_5f_1" style:base-cell-address="Sheet3.H148"/>
    </style:style>
    <style:style style:name="ce279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18_5f_1" style:base-cell-address="Sheet3.H155"/>
    </style:style>
    <style:style style:name="ce280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19_5f_1" style:base-cell-address="Sheet3.H162"/>
    </style:style>
    <style:style style:name="ce281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24_5f_1" style:base-cell-address="Sheet3.H169"/>
    </style:style>
    <style:style style:name="ce28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56_5f_1" style:base-cell-address="Sheet3.H176"/>
    </style:style>
    <style:style style:name="ce283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65_5f_1" style:base-cell-address="Sheet3.H190"/>
    </style:style>
    <style:style style:name="ce284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20_5f_1" style:base-cell-address="Sheet3.H197"/>
      <style:map style:condition="is-true-formula([#REF!]=16)" style:apply-style-name="Excel_5f_CondFormat_5f_3_5f_620_5f_2" style:base-cell-address="Sheet3.H197"/>
    </style:style>
    <style:style style:name="ce285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54_5f_1" style:base-cell-address="Sheet3.H204"/>
    </style:style>
    <style:style style:name="ce286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90_5f_1" style:base-cell-address="Sheet3.H211"/>
      <style:map style:condition="is-true-formula([#REF!]=11)" style:apply-style-name="Excel_5f_CondFormat_5f_3_5f_790_5f_2" style:base-cell-address="Sheet3.H211"/>
      <style:map style:condition="is-true-formula([#REF!]=12)" style:apply-style-name="Excel_5f_CondFormat_5f_3_5f_790_5f_3" style:base-cell-address="Sheet3.H211"/>
    </style:style>
    <style:style style:name="ce287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767_5f_1" style:base-cell-address="Sheet3.H219"/>
      <style:map style:condition="is-true-formula([#REF!]=16)" style:apply-style-name="Excel_5f_CondFormat_5f_3_5f_767_5f_2" style:base-cell-address="Sheet3.H219"/>
    </style:style>
    <style:style style:name="ce288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764_5f_1" style:base-cell-address="Sheet3.H225"/>
    </style:style>
    <style:style style:name="ce289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07_5f_1" style:base-cell-address="Sheet3.H232"/>
    </style:style>
    <style:style style:name="ce290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23_5f_1" style:base-cell-address="Sheet3.H239"/>
      <style:map style:condition="is-true-formula([#REF!]=16)" style:apply-style-name="Excel_5f_CondFormat_5f_3_5f_623_5f_2" style:base-cell-address="Sheet3.H239"/>
    </style:style>
    <style:style style:name="ce29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G254]=16)" style:apply-style-name="Excel_5f_CondFormat_5f_3_5f_622_5f_1" style:base-cell-address="Sheet3.H246"/>
    </style:style>
    <style:style style:name="ce292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21_5f_1" style:base-cell-address="Sheet3.H253"/>
      <style:map style:condition="is-true-formula([#REF!]=16)" style:apply-style-name="Excel_5f_CondFormat_5f_3_5f_621_5f_2" style:base-cell-address="Sheet3.H253"/>
    </style:style>
    <style:style style:name="ce293" style:family="table-cell" style:parent-style-name="Default">
      <style:table-cell-properties style:glyph-orientation-vertical="0" fo:border-bottom="none" fo:background-color="#fcf305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32_5f_1" style:base-cell-address="Sheet3.H259"/>
    </style:style>
    <style:style style:name="ce294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29_5f_1" style:base-cell-address="Sheet3.H260"/>
    </style:style>
    <style:style style:name="ce295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93_5f_1" style:base-cell-address="Sheet3.H267"/>
      <style:map style:condition="is-true-formula([#REF!]=11)" style:apply-style-name="Excel_5f_CondFormat_5f_3_5f_793_5f_2" style:base-cell-address="Sheet3.H267"/>
      <style:map style:condition="is-true-formula([#REF!]=12)" style:apply-style-name="Excel_5f_CondFormat_5f_3_5f_793_5f_3" style:base-cell-address="Sheet3.H267"/>
    </style:style>
    <style:style style:name="ce296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25_5f_1" style:base-cell-address="Sheet3.H274"/>
    </style:style>
    <style:style style:name="ce297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26_5f_1" style:base-cell-address="Sheet3.H281"/>
    </style:style>
    <style:style style:name="ce298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27_5f_1" style:base-cell-address="Sheet3.H288"/>
      <style:map style:condition="is-true-formula([#REF!]=16)" style:apply-style-name="Excel_5f_CondFormat_5f_3_5f_627_5f_2" style:base-cell-address="Sheet3.H288"/>
    </style:style>
    <style:style style:name="ce299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28_5f_1" style:base-cell-address="Sheet3.H295"/>
      <style:map style:condition="is-true-formula([#REF!]=16)" style:apply-style-name="Excel_5f_CondFormat_5f_3_5f_628_5f_2" style:base-cell-address="Sheet3.H295"/>
    </style:style>
    <style:style style:name="ce300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0)" style:apply-style-name="Excel_5f_CondFormat_5f_3_5f_795_5f_1" style:base-cell-address="Sheet3.H302"/>
      <style:map style:condition="is-true-formula([#REF!]=11)" style:apply-style-name="Excel_5f_CondFormat_5f_3_5f_795_5f_2" style:base-cell-address="Sheet3.H302"/>
      <style:map style:condition="is-true-formula([#REF!]=12)" style:apply-style-name="Excel_5f_CondFormat_5f_3_5f_795_5f_3" style:base-cell-address="Sheet3.H302"/>
    </style:style>
    <style:style style:name="ce301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F310]=16)" style:apply-style-name="Excel_5f_CondFormat_5f_3_5f_635_5f_1" style:base-cell-address="Sheet3.H309"/>
    </style:style>
    <style:style style:name="ce302" style:family="table-cell" style:parent-style-name="Default">
      <style:table-cell-properties fo:background-color="#90713a"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$Sheet3.G316]=16)" style:apply-style-name="Excel_5f_CondFormat_5f_3_5f_636_5f_1" style:base-cell-address="Sheet3.H316"/>
    </style:style>
    <style:style style:name="ce303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30_5f_1" style:base-cell-address="Sheet3.H323"/>
    </style:style>
    <style:style style:name="ce304" style:family="table-cell" style:parent-style-name="Default">
      <style:table-cell-properties fo:background-color="#ffff99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cell-content()=&quot;&quot;&quot;&quot;" style:apply-style-name="Excel_5f_CondFormat_5f_3_5f_813_5f_1" style:base-cell-address="Sheet3.H330"/>
    </style:style>
    <style:style style:name="ce305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31_5f_1" style:base-cell-address="Sheet3.H337"/>
    </style:style>
    <style:style style:name="ce306" style:family="table-cell" style:parent-style-name="Default">
      <style:table-cell-properties fo:background-color="#33cccc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32_5f_1" style:base-cell-address="Sheet3.H344"/>
    </style:style>
    <style:style style:name="ce307" style:family="table-cell" style:parent-style-name="Default">
      <style:table-cell-properties fo:background-color="#c0c0c0" style:diagonal-bl-tr="none" style:diagonal-tl-br="none" fo:border="0.31pt solid #3c3c3c" fo:padding="0.071cm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633_5f_1" style:base-cell-address="Sheet3.H351"/>
    </style:style>
    <style:style style:name="ce308" style:family="table-cell" style:parent-style-name="Default">
      <style:table-cell-properties fo:border-bottom="0.31pt solid #3c3c3c" fo:background-color="#ffff99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6)" style:apply-style-name="Excel_5f_CondFormat_5f_3_5f_832_5f_1" style:base-cell-address="Sheet3.H358"/>
    </style:style>
    <style:style style:name="ce309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  <style:map style:condition="is-true-formula([#REF!]=15)" style:apply-style-name="Excel_5f_CondFormat_5f_3_5f_634_5f_1" style:base-cell-address="Sheet3.H365"/>
      <style:map style:condition="is-true-formula([#REF!]=16)" style:apply-style-name="Excel_5f_CondFormat_5f_3_5f_634_5f_2" style:base-cell-address="Sheet3.H365"/>
    </style:style>
  </office:automatic-styles>
  <office:body>
    <office:spreadsheet>
      <table:table table:name="Sheet1" table:style-name="ta1"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row table:style-name="ro1">
          <table:table-cell table:style-name="ce1" office:value-type="string">
            <text:p>Day Reg Mon, Wed &amp; Fri 11-20.30, Tue &amp; Thu 8-18, Sat &amp; Sun 8-20</text:p>
          </table:table-cell>
          <table:table-cell table:style-name="ce1" office:value-type="string">
            <text:p>Night Reg</text:p>
            <text:p>20.00-09.00</text:p>
          </table:table-cell>
          <table:table-cell table:style-name="ce1" office:value-type="string">
            <text:p>L1 Reg</text:p>
            <text:p>09.00-17.00</text:p>
          </table:table-cell>
        </table:table-row>
        <table:table-row table:style-name="ro2">
          <table:table-cell table:style-name="ce2" office:value-type="string">
            <text:p>Sophie Stevens</text:p>
          </table:table-cell>
          <table:table-cell table:style-name="ce133" office:value-type="string">
            <text:p>Endo 2</text:p>
          </table:table-cell>
          <table:table-cell table:style-name="ce253"/>
        </table:table-row>
        <table:table-row table:style-name="ro2">
          <table:table-cell table:style-name="ce2" office:value-type="string">
            <text:p>Sophie Stevens</text:p>
          </table:table-cell>
          <table:table-cell table:style-name="ce133" office:value-type="string">
            <text:p>Endo 2</text:p>
          </table:table-cell>
          <table:table-cell table:style-name="ce253"/>
        </table:table-row>
        <table:table-row table:style-name="ro2">
          <table:table-cell table:style-name="ce2" office:value-type="string">
            <text:p>Sophie Stevens</text:p>
          </table:table-cell>
          <table:table-cell table:style-name="ce134" office:value-type="string">
            <text:p>Endo 2</text:p>
          </table:table-cell>
          <table:table-cell table:style-name="ce254"/>
        </table:table-row>
        <table:table-row table:style-name="ro2">
          <table:table-cell table:style-name="ce2" office:value-type="string">
            <text:p>Sophie Stevens</text:p>
          </table:table-cell>
          <table:table-cell table:style-name="ce134" office:value-type="string">
            <text:p>Endo 2</text:p>
          </table:table-cell>
          <table:table-cell table:style-name="ce254"/>
        </table:table-row>
        <table:table-row table:style-name="ro2">
          <table:table-cell table:style-name="ce3" office:value-type="string">
            <text:p>Sai L Duraisingham</text:p>
          </table:table-cell>
          <table:table-cell table:style-name="ce135" office:value-type="string">
            <text:p>Kesavan Kandiah </text:p>
          </table:table-cell>
          <table:table-cell table:style-name="ce254"/>
        </table:table-row>
        <table:table-row table:style-name="ro2">
          <table:table-cell table:style-name="ce3" office:value-type="string">
            <text:p>Sai L Duraisingham</text:p>
          </table:table-cell>
          <table:table-cell table:style-name="ce135" office:value-type="string">
            <text:p>Kesavan Kandiah </text:p>
          </table:table-cell>
          <table:table-cell table:style-name="ce255" office:value-type="string">
            <text:p>Maria Bashyam</text:p>
          </table:table-cell>
        </table:table-row>
        <table:table-row table:style-name="ro2">
          <table:table-cell table:style-name="ce3" office:value-type="string">
            <text:p>Sai L Duraisingham</text:p>
          </table:table-cell>
          <table:table-cell table:style-name="ce135" office:value-type="string">
            <text:p>Kesavan Kandiah </text:p>
          </table:table-cell>
          <table:table-cell table:style-name="ce255" office:value-type="string">
            <text:p>Maria Bashyam</text:p>
          </table:table-cell>
        </table:table-row>
        <table:table-row table:style-name="ro2">
          <table:table-cell table:style-name="ce4" office:value-type="string">
            <text:p>Carl Reynolds</text:p>
          </table:table-cell>
          <table:table-cell table:style-name="ce136" office:value-type="string">
            <text:p>Hisham Nizar</text:p>
          </table:table-cell>
          <table:table-cell table:style-name="ce254"/>
        </table:table-row>
        <table:table-row table:style-name="ro2">
          <table:table-cell table:style-name="ce5" office:value-type="string">
            <text:p>Carl Reynolds</text:p>
          </table:table-cell>
          <table:table-cell table:style-name="ce136" office:value-type="string">
            <text:p>Hisham Nizar</text:p>
          </table:table-cell>
          <table:table-cell table:style-name="ce254"/>
        </table:table-row>
        <table:table-row table:style-name="ro2">
          <table:table-cell table:style-name="ce5" office:value-type="string">
            <text:p>Carl Reynolds</text:p>
          </table:table-cell>
          <table:table-cell table:style-name="ce136" office:value-type="string">
            <text:p>Hisham Nizar</text:p>
          </table:table-cell>
          <table:table-cell table:style-name="ce254"/>
        </table:table-row>
        <table:table-row table:style-name="ro2">
          <table:table-cell table:style-name="ce5" office:value-type="string">
            <text:p>Carl Reynolds</text:p>
          </table:table-cell>
          <table:table-cell table:style-name="ce136" office:value-type="string">
            <text:p>Hisham Nizar</text:p>
          </table:table-cell>
          <table:table-cell table:style-name="ce254"/>
        </table:table-row>
        <table:table-row table:style-name="ro2">
          <table:table-cell table:style-name="ce6" office:value-type="string">
            <text:p>Julian Lentaigne</text:p>
          </table:table-cell>
          <table:table-cell table:style-name="ce12" office:value-type="string">
            <text:p>Alexander Clarke</text:p>
          </table:table-cell>
          <table:table-cell table:style-name="ce254"/>
        </table:table-row>
        <table:table-row table:style-name="ro2">
          <table:table-cell table:style-name="ce6" office:value-type="string">
            <text:p>Julian Lentaigne</text:p>
          </table:table-cell>
          <table:table-cell table:style-name="ce12" office:value-type="string">
            <text:p>Alexander Clarke</text:p>
          </table:table-cell>
          <table:table-cell table:style-name="ce14" office:value-type="string">
            <text:p>Jonathon Segal</text:p>
          </table:table-cell>
        </table:table-row>
        <table:table-row table:style-name="ro2">
          <table:table-cell table:style-name="ce6" office:value-type="string">
            <text:p>Julian Lentaigne</text:p>
          </table:table-cell>
          <table:table-cell table:style-name="ce12" office:value-type="string">
            <text:p>Alexander Clarke</text:p>
          </table:table-cell>
          <table:table-cell table:style-name="ce14" office:value-type="string">
            <text:p>Jonathon Segal</text:p>
          </table:table-cell>
        </table:table-row>
        <table:table-row table:style-name="ro2">
          <table:table-cell table:style-name="ce7" office:value-type="string">
            <text:p>Endo 3</text:p>
          </table:table-cell>
          <table:table-cell table:style-name="ce14" office:value-type="string">
            <text:p>Maria Bashyam</text:p>
          </table:table-cell>
          <table:table-cell table:style-name="ce254"/>
        </table:table-row>
        <table:table-row table:style-name="ro2">
          <table:table-cell table:style-name="ce8" office:value-type="string">
            <text:p>Endo 3</text:p>
          </table:table-cell>
          <table:table-cell table:style-name="ce14" office:value-type="string">
            <text:p>Maria Bashyam</text:p>
          </table:table-cell>
          <table:table-cell table:style-name="ce254"/>
        </table:table-row>
        <table:table-row table:style-name="ro2">
          <table:table-cell table:style-name="ce8" office:value-type="string">
            <text:p>Endo 3</text:p>
          </table:table-cell>
          <table:table-cell table:style-name="ce14" office:value-type="string">
            <text:p>Maria Bashyam</text:p>
          </table:table-cell>
          <table:table-cell table:style-name="ce254"/>
        </table:table-row>
        <table:table-row table:style-name="ro2">
          <table:table-cell table:style-name="ce8" office:value-type="string">
            <text:p>Endo 3</text:p>
          </table:table-cell>
          <table:table-cell table:style-name="ce14" office:value-type="string">
            <text:p>Maria Bashyam</text:p>
          </table:table-cell>
          <table:table-cell table:style-name="ce254"/>
        </table:table-row>
        <table:table-row table:style-name="ro2">
          <table:table-cell table:style-name="ce9" office:value-type="string">
            <text:p>Johanna Maziar </text:p>
          </table:table-cell>
          <table:table-cell table:style-name="ce137" office:value-type="string">
            <text:p>Carl Reynolds</text:p>
          </table:table-cell>
          <table:table-cell table:style-name="ce254"/>
        </table:table-row>
        <table:table-row table:style-name="ro2">
          <table:table-cell table:style-name="ce9" office:value-type="string">
            <text:p>Johanna Maziar </text:p>
          </table:table-cell>
          <table:table-cell table:style-name="ce137" office:value-type="string">
            <text:p>Carl Reynolds</text:p>
          </table:table-cell>
          <table:table-cell table:style-name="ce256" office:value-type="string">
            <text:p>Hisham Nizar</text:p>
          </table:table-cell>
        </table:table-row>
        <table:table-row table:style-name="ro2">
          <table:table-cell table:style-name="ce9" office:value-type="string">
            <text:p>Johanna Maziar </text:p>
          </table:table-cell>
          <table:table-cell table:style-name="ce137" office:value-type="string">
            <text:p>Carl Reynolds</text:p>
          </table:table-cell>
          <table:table-cell table:style-name="ce256" office:value-type="string">
            <text:p>Hisham Nizar</text:p>
          </table:table-cell>
        </table:table-row>
        <table:table-row table:style-name="ro2">
          <table:table-cell table:style-name="ce10" office:value-type="string">
            <text:p>Julian Lentaigne</text:p>
          </table:table-cell>
          <table:table-cell table:style-name="ce138" office:value-type="string">
            <text:p>Alex Salem</text:p>
          </table:table-cell>
          <table:table-cell table:style-name="ce254"/>
        </table:table-row>
        <table:table-row table:style-name="ro2">
          <table:table-cell table:style-name="ce10" office:value-type="string">
            <text:p>Julian Lentaigne</text:p>
          </table:table-cell>
          <table:table-cell table:style-name="ce138" office:value-type="string">
            <text:p>Alex Salem</text:p>
          </table:table-cell>
          <table:table-cell table:style-name="ce254"/>
        </table:table-row>
        <table:table-row table:style-name="ro2">
          <table:table-cell table:style-name="ce10" office:value-type="string">
            <text:p>Julian Lentaigne</text:p>
          </table:table-cell>
          <table:table-cell table:style-name="ce138" office:value-type="string">
            <text:p>Alex Salem</text:p>
          </table:table-cell>
          <table:table-cell table:style-name="ce254"/>
        </table:table-row>
        <table:table-row table:style-name="ro2">
          <table:table-cell table:style-name="ce10" office:value-type="string">
            <text:p>Julian Lentaigne</text:p>
          </table:table-cell>
          <table:table-cell table:style-name="ce138" office:value-type="string">
            <text:p>Alex Salem</text:p>
          </table:table-cell>
          <table:table-cell table:style-name="ce254"/>
        </table:table-row>
        <table:table-row table:style-name="ro2">
          <table:table-cell table:style-name="ce11" office:value-type="string">
            <text:p>Jonathon Segal</text:p>
          </table:table-cell>
          <table:table-cell table:style-name="ce139" office:value-type="string">
            <text:p>Endo 2</text:p>
          </table:table-cell>
          <table:table-cell table:style-name="ce254"/>
        </table:table-row>
        <table:table-row table:style-name="ro2">
          <table:table-cell table:style-name="ce11" office:value-type="string">
            <text:p>Jonathon Segal</text:p>
          </table:table-cell>
          <table:table-cell table:style-name="ce139" office:value-type="string">
            <text:p>Endo 2</text:p>
          </table:table-cell>
          <table:table-cell table:style-name="ce257" office:value-type="string">
            <text:p>Julian Lentaigne</text:p>
          </table:table-cell>
        </table:table-row>
        <table:table-row table:style-name="ro2">
          <table:table-cell table:style-name="ce11" office:value-type="string">
            <text:p>Jonathon Segal</text:p>
          </table:table-cell>
          <table:table-cell table:style-name="ce139" office:value-type="string">
            <text:p>Endo 2</text:p>
          </table:table-cell>
          <table:table-cell table:style-name="ce257" office:value-type="string">
            <text:p>Julian Lentaigne</text:p>
          </table:table-cell>
        </table:table-row>
        <table:table-row table:style-name="ro2">
          <table:table-cell table:style-name="ce12" office:value-type="string">
            <text:p>Alexander Clarke</text:p>
          </table:table-cell>
          <table:table-cell table:style-name="ce140" office:value-type="string">
            <text:p>Jonathon Landy</text:p>
          </table:table-cell>
          <table:table-cell table:style-name="ce254"/>
        </table:table-row>
        <table:table-row table:style-name="ro2">
          <table:table-cell table:style-name="ce12" office:value-type="string">
            <text:p>Alexander Clarke</text:p>
          </table:table-cell>
          <table:table-cell table:style-name="ce140" office:value-type="string">
            <text:p>Jonathon Landy</text:p>
          </table:table-cell>
          <table:table-cell table:style-name="ce254"/>
        </table:table-row>
        <table:table-row table:style-name="ro2">
          <table:table-cell table:style-name="ce12" office:value-type="string">
            <text:p>Alexander Clarke</text:p>
          </table:table-cell>
          <table:table-cell table:style-name="ce140" office:value-type="string">
            <text:p>Jonathon Landy</text:p>
          </table:table-cell>
          <table:table-cell table:style-name="ce254"/>
        </table:table-row>
        <table:table-row table:style-name="ro2">
          <table:table-cell table:style-name="ce12" office:value-type="string">
            <text:p>Alexander Clarke</text:p>
          </table:table-cell>
          <table:table-cell table:style-name="ce140" office:value-type="string">
            <text:p>Jonathon Landy</text:p>
          </table:table-cell>
          <table:table-cell table:style-name="ce254"/>
        </table:table-row>
        <table:table-row table:style-name="ro3">
          <table:table-cell table:style-name="ce13" office:value-type="string">
            <text:p>Endo 3</text:p>
          </table:table-cell>
          <table:table-cell table:style-name="ce20" office:value-type="string">
            <text:p>Mudhar Abdul Saheb</text:p>
          </table:table-cell>
          <table:table-cell table:style-name="ce254"/>
        </table:table-row>
        <table:table-row table:style-name="ro3">
          <table:table-cell table:style-name="ce13" office:value-type="string">
            <text:p>Endo 3</text:p>
          </table:table-cell>
          <table:table-cell table:style-name="ce20" office:value-type="string">
            <text:p>Mudhar Abdul Saheb</text:p>
          </table:table-cell>
          <table:table-cell table:style-name="ce258" office:value-type="string">
            <text:p>Evangelia Fatourou</text:p>
          </table:table-cell>
        </table:table-row>
        <table:table-row table:style-name="ro3">
          <table:table-cell table:style-name="ce13" office:value-type="string">
            <text:p>Endo 3</text:p>
          </table:table-cell>
          <table:table-cell table:style-name="ce20" office:value-type="string">
            <text:p>Mudhar Abdul Saheb</text:p>
          </table:table-cell>
          <table:table-cell table:style-name="ce258" office:value-type="string">
            <text:p>Evangelia Fatourou</text:p>
          </table:table-cell>
        </table:table-row>
        <table:table-row table:style-name="ro2">
          <table:table-cell table:style-name="ce14" office:value-type="string">
            <text:p>Jonathon Nolan</text:p>
          </table:table-cell>
          <table:table-cell table:style-name="ce141" office:value-type="string">
            <text:p>Julian Lentaigne</text:p>
          </table:table-cell>
          <table:table-cell table:style-name="ce254"/>
        </table:table-row>
        <table:table-row table:style-name="ro2">
          <table:table-cell table:style-name="ce15" office:value-type="string">
            <text:p>Jonathon Nolan</text:p>
          </table:table-cell>
          <table:table-cell table:style-name="ce141" office:value-type="string">
            <text:p>Julian Lentaigne</text:p>
          </table:table-cell>
          <table:table-cell table:style-name="ce254"/>
        </table:table-row>
        <table:table-row table:style-name="ro2">
          <table:table-cell table:style-name="ce15" office:value-type="string">
            <text:p>Jonathon Nolan</text:p>
          </table:table-cell>
          <table:table-cell table:style-name="ce141" office:value-type="string">
            <text:p>Julian Lentaigne</text:p>
          </table:table-cell>
          <table:table-cell table:style-name="ce254"/>
        </table:table-row>
        <table:table-row table:style-name="ro2">
          <table:table-cell table:style-name="ce15" office:value-type="string">
            <text:p>Jonathon Nolan</text:p>
          </table:table-cell>
          <table:table-cell table:style-name="ce141" office:value-type="string">
            <text:p>Julian Lentaigne</text:p>
          </table:table-cell>
          <table:table-cell table:style-name="ce254"/>
        </table:table-row>
        <table:table-row table:style-name="ro2">
          <table:table-cell table:style-name="ce16" office:value-type="string">
            <text:p>Hisham Nizar</text:p>
          </table:table-cell>
          <table:table-cell table:style-name="ce142" office:value-type="string">
            <text:p>MFE 3</text:p>
          </table:table-cell>
          <table:table-cell table:style-name="ce254"/>
        </table:table-row>
        <table:table-row table:style-name="ro2">
          <table:table-cell table:style-name="ce16" office:value-type="string">
            <text:p>Hisham Nizar</text:p>
          </table:table-cell>
          <table:table-cell table:style-name="ce142" office:value-type="string">
            <text:p>MFE 3</text:p>
          </table:table-cell>
          <table:table-cell table:style-name="ce259" office:value-type="string">
            <text:p>Johanna Maziar </text:p>
          </table:table-cell>
        </table:table-row>
        <table:table-row table:style-name="ro2">
          <table:table-cell table:style-name="ce16" office:value-type="string">
            <text:p>Hisham Nizar</text:p>
          </table:table-cell>
          <table:table-cell table:style-name="ce142" office:value-type="string">
            <text:p>MFE 3</text:p>
          </table:table-cell>
          <table:table-cell table:style-name="ce259" office:value-type="string">
            <text:p>Johanna Maziar </text:p>
          </table:table-cell>
        </table:table-row>
        <table:table-row table:style-name="ro2">
          <table:table-cell table:style-name="ce17" office:value-type="string">
            <text:p>ID</text:p>
          </table:table-cell>
          <table:table-cell table:style-name="ce143" office:value-type="string">
            <text:p>Rheum</text:p>
          </table:table-cell>
          <table:table-cell table:style-name="ce254"/>
        </table:table-row>
        <table:table-row table:style-name="ro2">
          <table:table-cell table:style-name="ce17" office:value-type="string">
            <text:p>ID</text:p>
          </table:table-cell>
          <table:table-cell table:style-name="ce143" office:value-type="string">
            <text:p>Rheum</text:p>
          </table:table-cell>
          <table:table-cell table:style-name="ce254"/>
        </table:table-row>
        <table:table-row table:style-name="ro2">
          <table:table-cell table:style-name="ce17" office:value-type="string">
            <text:p>ID</text:p>
          </table:table-cell>
          <table:table-cell table:style-name="ce143" office:value-type="string">
            <text:p>Rheum</text:p>
          </table:table-cell>
          <table:table-cell table:style-name="ce254"/>
        </table:table-row>
        <table:table-row table:style-name="ro2">
          <table:table-cell table:style-name="ce17" office:value-type="string">
            <text:p>ID</text:p>
          </table:table-cell>
          <table:table-cell table:style-name="ce143" office:value-type="string">
            <text:p>Rheum</text:p>
          </table:table-cell>
          <table:table-cell table:style-name="ce254"/>
        </table:table-row>
        <table:table-row table:style-name="ro2">
          <table:table-cell table:style-name="ce18" office:value-type="string">
            <text:p>Carl Reynolds</text:p>
          </table:table-cell>
          <table:table-cell table:style-name="ce144" office:value-type="string">
            <text:p>Abdulkani Yusuf</text:p>
          </table:table-cell>
          <table:table-cell table:style-name="ce254"/>
        </table:table-row>
        <table:table-row table:style-name="ro2">
          <table:table-cell table:style-name="ce18" office:value-type="string">
            <text:p>Carl Reynolds</text:p>
          </table:table-cell>
          <table:table-cell table:style-name="ce145" office:value-type="string">
            <text:p>Abdulkani Yusuf</text:p>
          </table:table-cell>
          <table:table-cell table:style-name="ce260" office:value-type="string">
            <text:p>Endo 2</text:p>
          </table:table-cell>
        </table:table-row>
        <table:table-row table:style-name="ro2">
          <table:table-cell table:style-name="ce18" office:value-type="string">
            <text:p>Carl Reynolds</text:p>
          </table:table-cell>
          <table:table-cell table:style-name="ce145" office:value-type="string">
            <text:p>Abdulkani Yusuf</text:p>
          </table:table-cell>
          <table:table-cell table:style-name="ce260" office:value-type="string">
            <text:p>Endo 2</text:p>
          </table:table-cell>
        </table:table-row>
        <table:table-row table:style-name="ro2">
          <table:table-cell table:style-name="ce19" office:value-type="string">
            <text:p>Hisham Nizar</text:p>
          </table:table-cell>
          <table:table-cell table:style-name="ce146" office:value-type="string">
            <text:p>Johanna Maziar </text:p>
          </table:table-cell>
          <table:table-cell table:style-name="ce254"/>
        </table:table-row>
        <table:table-row table:style-name="ro2">
          <table:table-cell table:style-name="ce19" office:value-type="string">
            <text:p>Hisham Nizar</text:p>
          </table:table-cell>
          <table:table-cell table:style-name="ce146" office:value-type="string">
            <text:p>Johanna Maziar </text:p>
          </table:table-cell>
          <table:table-cell table:style-name="ce254"/>
        </table:table-row>
        <table:table-row table:style-name="ro2">
          <table:table-cell table:style-name="ce19" office:value-type="string">
            <text:p>Hisham Nizar</text:p>
          </table:table-cell>
          <table:table-cell table:style-name="ce146" office:value-type="string">
            <text:p>Johanna Maziar </text:p>
          </table:table-cell>
          <table:table-cell table:style-name="ce254"/>
        </table:table-row>
        <table:table-row table:style-name="ro2">
          <table:table-cell table:style-name="ce19" office:value-type="string">
            <text:p>Hisham Nizar</text:p>
          </table:table-cell>
          <table:table-cell table:style-name="ce146" office:value-type="string">
            <text:p>Johanna Maziar </text:p>
          </table:table-cell>
          <table:table-cell table:style-name="ce254"/>
        </table:table-row>
        <table:table-row table:style-name="ro3">
          <table:table-cell table:style-name="ce20" office:value-type="string">
            <text:p>Mudhar Abdul Saheb</text:p>
          </table:table-cell>
          <table:table-cell table:style-name="ce147" office:value-type="string">
            <text:p>Jonathon Landy</text:p>
          </table:table-cell>
          <table:table-cell table:style-name="ce254"/>
        </table:table-row>
        <table:table-row table:style-name="ro3">
          <table:table-cell table:style-name="ce20" office:value-type="string">
            <text:p>Mudhar Abdul Saheb</text:p>
          </table:table-cell>
          <table:table-cell table:style-name="ce147" office:value-type="string">
            <text:p>Jonathon Landy</text:p>
          </table:table-cell>
          <table:table-cell table:style-name="ce261" office:value-type="string">
            <text:p>Rheum</text:p>
          </table:table-cell>
        </table:table-row>
        <table:table-row table:style-name="ro3">
          <table:table-cell table:style-name="ce20" office:value-type="string">
            <text:p>Mudhar Abdul Saheb</text:p>
          </table:table-cell>
          <table:table-cell table:style-name="ce147" office:value-type="string">
            <text:p>Jonathon Landy</text:p>
          </table:table-cell>
          <table:table-cell table:style-name="ce261" office:value-type="string">
            <text:p>Rheum</text:p>
          </table:table-cell>
        </table:table-row>
        <table:table-row table:style-name="ro2">
          <table:table-cell table:style-name="ce21" office:value-type="string">
            <text:p>Evangelia Fatourou</text:p>
          </table:table-cell>
          <table:table-cell table:style-name="ce148" office:value-type="string">
            <text:p>Carl Reynolds</text:p>
          </table:table-cell>
          <table:table-cell table:style-name="ce254"/>
        </table:table-row>
        <table:table-row table:style-name="ro2">
          <table:table-cell table:style-name="ce21" office:value-type="string">
            <text:p>Evangelia Fatourou</text:p>
          </table:table-cell>
          <table:table-cell table:style-name="ce148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21" office:value-type="string">
            <text:p>Evangelia Fatourou</text:p>
          </table:table-cell>
          <table:table-cell table:style-name="ce148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21" office:value-type="string">
            <text:p>Evangelia Fatourou</text:p>
          </table:table-cell>
          <table:table-cell table:style-name="ce148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22" office:value-type="string">
            <text:p>Endo 3</text:p>
          </table:table-cell>
          <table:table-cell table:style-name="ce149" office:value-type="string">
            <text:p>ID</text:p>
          </table:table-cell>
          <table:table-cell table:style-name="ce262"/>
        </table:table-row>
        <table:table-row table:style-name="ro2">
          <table:table-cell table:style-name="ce22" office:value-type="string">
            <text:p>Endo 3</text:p>
          </table:table-cell>
          <table:table-cell table:style-name="ce149" office:value-type="string">
            <text:p>ID</text:p>
          </table:table-cell>
          <table:table-cell table:style-name="ce263" office:value-type="string">
            <text:p>MFE 3</text:p>
          </table:table-cell>
        </table:table-row>
        <table:table-row table:style-name="ro2">
          <table:table-cell table:style-name="ce22" office:value-type="string">
            <text:p>Endo 3</text:p>
          </table:table-cell>
          <table:table-cell table:style-name="ce149" office:value-type="string">
            <text:p>ID</text:p>
          </table:table-cell>
          <table:table-cell table:style-name="ce263" office:value-type="string">
            <text:p>MFE 3</text:p>
          </table:table-cell>
        </table:table-row>
        <table:table-row table:style-name="ro2">
          <table:table-cell table:style-name="ce23" office:value-type="string">
            <text:p>MFE 1</text:p>
          </table:table-cell>
          <table:table-cell table:style-name="ce150" office:value-type="string">
            <text:p>Endo 2</text:p>
          </table:table-cell>
          <table:table-cell table:style-name="ce262"/>
        </table:table-row>
        <table:table-row table:style-name="ro2">
          <table:table-cell table:style-name="ce23" office:value-type="string">
            <text:p>MFE 1</text:p>
          </table:table-cell>
          <table:table-cell table:style-name="ce150" office:value-type="string">
            <text:p>Endo 2</text:p>
          </table:table-cell>
          <table:table-cell table:style-name="ce262"/>
        </table:table-row>
        <table:table-row table:style-name="ro2">
          <table:table-cell table:style-name="ce23" office:value-type="string">
            <text:p>MFE 1</text:p>
          </table:table-cell>
          <table:table-cell table:style-name="ce150" office:value-type="string">
            <text:p>Endo 2</text:p>
          </table:table-cell>
          <table:table-cell table:style-name="ce262"/>
        </table:table-row>
        <table:table-row table:style-name="ro2">
          <table:table-cell table:style-name="ce23" office:value-type="string">
            <text:p>MFE 1</text:p>
          </table:table-cell>
          <table:table-cell table:style-name="ce150" office:value-type="string">
            <text:p>Endo 2</text:p>
          </table:table-cell>
          <table:table-cell table:style-name="ce262"/>
        </table:table-row>
        <table:table-row table:style-name="ro2">
          <table:table-cell table:style-name="ce24" office:value-type="string">
            <text:p>Jonathon Nolan</text:p>
          </table:table-cell>
          <table:table-cell table:style-name="ce151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24" office:value-type="string">
            <text:p>Jonathon Nolan</text:p>
          </table:table-cell>
          <table:table-cell table:style-name="ce151" office:value-type="string">
            <text:p>Carl Reynolds</text:p>
          </table:table-cell>
          <table:table-cell table:style-name="ce264" office:value-type="string">
            <text:p>Evangelia Fatourou</text:p>
          </table:table-cell>
        </table:table-row>
        <table:table-row table:style-name="ro2">
          <table:table-cell table:style-name="ce24" office:value-type="string">
            <text:p>Jonathon Nolan</text:p>
          </table:table-cell>
          <table:table-cell table:style-name="ce151" office:value-type="string">
            <text:p>Carl Reynolds</text:p>
          </table:table-cell>
          <table:table-cell table:style-name="ce264" office:value-type="string">
            <text:p>Evangelia Fatourou</text:p>
          </table:table-cell>
        </table:table-row>
        <table:table-row table:style-name="ro2">
          <table:table-cell table:style-name="ce25" office:value-type="string">
            <text:p>Rheum</text:p>
          </table:table-cell>
          <table:table-cell table:style-name="ce152" office:value-type="string">
            <text:p>Hisham Nizar</text:p>
          </table:table-cell>
          <table:table-cell table:style-name="ce262"/>
        </table:table-row>
        <table:table-row table:style-name="ro2">
          <table:table-cell table:style-name="ce25" office:value-type="string">
            <text:p>Rheum</text:p>
          </table:table-cell>
          <table:table-cell table:style-name="ce152" office:value-type="string">
            <text:p>Hisham Nizar</text:p>
          </table:table-cell>
          <table:table-cell table:style-name="ce262"/>
        </table:table-row>
        <table:table-row table:style-name="ro2">
          <table:table-cell table:style-name="ce25" office:value-type="string">
            <text:p>Rheum</text:p>
          </table:table-cell>
          <table:table-cell table:style-name="ce152" office:value-type="string">
            <text:p>Hisham Nizar</text:p>
          </table:table-cell>
          <table:table-cell table:style-name="ce262"/>
        </table:table-row>
        <table:table-row table:style-name="ro2">
          <table:table-cell table:style-name="ce25" office:value-type="string">
            <text:p>Rheum</text:p>
          </table:table-cell>
          <table:table-cell table:style-name="ce152" office:value-type="string">
            <text:p>Hisham Nizar</text:p>
          </table:table-cell>
          <table:table-cell table:style-name="ce262"/>
        </table:table-row>
        <table:table-row table:style-name="ro2">
          <table:table-cell table:style-name="ce26" office:value-type="string">
            <text:p>Abdulkani Yusuf</text:p>
          </table:table-cell>
          <table:table-cell table:style-name="ce153" office:value-type="string">
            <text:p>MFE 2</text:p>
          </table:table-cell>
          <table:table-cell table:style-name="ce262"/>
        </table:table-row>
        <table:table-row table:style-name="ro2">
          <table:table-cell table:style-name="ce26" office:value-type="string">
            <text:p>Abdulkani Yusuf</text:p>
          </table:table-cell>
          <table:table-cell table:style-name="ce153" office:value-type="string">
            <text:p>MFE 2</text:p>
          </table:table-cell>
          <table:table-cell table:style-name="ce265" office:value-type="string">
            <text:p>Jonathon Landy</text:p>
          </table:table-cell>
        </table:table-row>
        <table:table-row table:style-name="ro2">
          <table:table-cell table:style-name="ce26" office:value-type="string">
            <text:p>Abdulkani Yusuf</text:p>
          </table:table-cell>
          <table:table-cell table:style-name="ce153" office:value-type="string">
            <text:p>MFE 2</text:p>
          </table:table-cell>
          <table:table-cell table:style-name="ce265" office:value-type="string">
            <text:p>Jonathon Landy</text:p>
          </table:table-cell>
        </table:table-row>
        <table:table-row table:style-name="ro2">
          <table:table-cell table:style-name="ce27" office:value-type="string">
            <text:p>MFE 3</text:p>
          </table:table-cell>
          <table:table-cell table:style-name="ce154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27" office:value-type="string">
            <text:p>MFE 3</text:p>
          </table:table-cell>
          <table:table-cell table:style-name="ce154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27" office:value-type="string">
            <text:p>MFE 3</text:p>
          </table:table-cell>
          <table:table-cell table:style-name="ce154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27" office:value-type="string">
            <text:p>MFE 3</text:p>
          </table:table-cell>
          <table:table-cell table:style-name="ce154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17" office:value-type="string">
            <text:p>ID</text:p>
          </table:table-cell>
          <table:table-cell table:style-name="ce155" office:value-type="string">
            <text:p>Endo 3</text:p>
          </table:table-cell>
          <table:table-cell table:style-name="ce262"/>
        </table:table-row>
        <table:table-row table:style-name="ro2">
          <table:table-cell table:style-name="ce17" office:value-type="string">
            <text:p>ID</text:p>
          </table:table-cell>
          <table:table-cell table:style-name="ce155" office:value-type="string">
            <text:p>Endo 3</text:p>
          </table:table-cell>
          <table:table-cell table:style-name="ce266" office:value-type="string">
            <text:p>MFE 1</text:p>
          </table:table-cell>
        </table:table-row>
        <table:table-row table:style-name="ro2">
          <table:table-cell table:style-name="ce28" office:value-type="string">
            <text:p>ID</text:p>
          </table:table-cell>
          <table:table-cell table:style-name="ce155" office:value-type="string">
            <text:p>Endo 3</text:p>
          </table:table-cell>
          <table:table-cell table:style-name="ce266" office:value-type="string">
            <text:p>MFE 1</text:p>
          </table:table-cell>
        </table:table-row>
        <table:table-row table:style-name="ro2">
          <table:table-cell table:style-name="ce29" office:value-type="string">
            <text:p>MFE 2</text:p>
          </table:table-cell>
          <table:table-cell table:style-name="ce156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29" office:value-type="string">
            <text:p>MFE 2</text:p>
          </table:table-cell>
          <table:table-cell table:style-name="ce156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29" office:value-type="string">
            <text:p>MFE 2</text:p>
          </table:table-cell>
          <table:table-cell table:style-name="ce156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29" office:value-type="string">
            <text:p>MFE 2</text:p>
          </table:table-cell>
          <table:table-cell table:style-name="ce156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30" office:value-type="string">
            <text:p>Resp 1</text:p>
          </table:table-cell>
          <table:table-cell table:style-name="ce157" office:value-type="string">
            <text:p>Jonathon Landy</text:p>
          </table:table-cell>
          <table:table-cell table:style-name="ce262"/>
        </table:table-row>
        <table:table-row table:style-name="ro2">
          <table:table-cell table:style-name="ce31" office:value-type="string">
            <text:p>Resp 1</text:p>
          </table:table-cell>
          <table:table-cell table:style-name="ce157" office:value-type="string">
            <text:p>Jonathon Landy</text:p>
          </table:table-cell>
          <table:table-cell table:style-name="ce267" office:value-type="string">
            <text:p>Abdulkani Yusuf</text:p>
          </table:table-cell>
        </table:table-row>
        <table:table-row table:style-name="ro2">
          <table:table-cell table:style-name="ce31" office:value-type="string">
            <text:p>Resp 1</text:p>
          </table:table-cell>
          <table:table-cell table:style-name="ce157" office:value-type="string">
            <text:p>Jonathon Landy</text:p>
          </table:table-cell>
          <table:table-cell table:style-name="ce267" office:value-type="string">
            <text:p>Abdulkani Yusuf</text:p>
          </table:table-cell>
        </table:table-row>
        <table:table-row table:style-name="ro2">
          <table:table-cell table:style-name="ce32" office:value-type="string">
            <text:p>Endo 2</text:p>
          </table:table-cell>
          <table:table-cell table:style-name="ce158" office:value-type="string">
            <text:p>MFE 1</text:p>
          </table:table-cell>
          <table:table-cell table:style-name="ce262"/>
        </table:table-row>
        <table:table-row table:style-name="ro2">
          <table:table-cell table:style-name="ce32" office:value-type="string">
            <text:p>Endo 2</text:p>
          </table:table-cell>
          <table:table-cell table:style-name="ce158" office:value-type="string">
            <text:p>MFE 1</text:p>
          </table:table-cell>
          <table:table-cell table:style-name="ce262"/>
        </table:table-row>
        <table:table-row table:style-name="ro2">
          <table:table-cell table:style-name="ce32" office:value-type="string">
            <text:p>Endo 2</text:p>
          </table:table-cell>
          <table:table-cell table:style-name="ce158" office:value-type="string">
            <text:p>MFE 1</text:p>
          </table:table-cell>
          <table:table-cell table:style-name="ce262"/>
        </table:table-row>
        <table:table-row table:style-name="ro2">
          <table:table-cell table:style-name="ce32" office:value-type="string">
            <text:p>Endo 2</text:p>
          </table:table-cell>
          <table:table-cell table:style-name="ce158" office:value-type="string">
            <text:p>MFE 1</text:p>
          </table:table-cell>
          <table:table-cell table:style-name="ce262"/>
        </table:table-row>
        <table:table-row table:style-name="ro2">
          <table:table-cell table:style-name="ce33" office:value-type="string">
            <text:p>Evangelia Fatourou</text:p>
          </table:table-cell>
          <table:table-cell table:style-name="ce159" office:value-type="string">
            <text:p>Rheum</text:p>
          </table:table-cell>
          <table:table-cell table:style-name="ce262"/>
        </table:table-row>
        <table:table-row table:style-name="ro2">
          <table:table-cell table:style-name="ce33" office:value-type="string">
            <text:p>Evangelia Fatourou</text:p>
          </table:table-cell>
          <table:table-cell table:style-name="ce159" office:value-type="string">
            <text:p>Rheum</text:p>
          </table:table-cell>
          <table:table-cell table:style-name="ce268" office:value-type="string">
            <text:p>Carl Reynolds</text:p>
          </table:table-cell>
        </table:table-row>
        <table:table-row table:style-name="ro2">
          <table:table-cell table:style-name="ce33" office:value-type="string">
            <text:p>Evangelia Fatourou</text:p>
          </table:table-cell>
          <table:table-cell table:style-name="ce159" office:value-type="string">
            <text:p>Rheum</text:p>
          </table:table-cell>
          <table:table-cell table:style-name="ce268" office:value-type="string">
            <text:p>Carl Reynolds</text:p>
          </table:table-cell>
        </table:table-row>
        <table:table-row table:style-name="ro2">
          <table:table-cell table:style-name="ce34" office:value-type="string">
            <text:p>Jonathon Landy</text:p>
          </table:table-cell>
          <table:table-cell table:style-name="ce160" office:value-type="string">
            <text:p>ID</text:p>
          </table:table-cell>
          <table:table-cell table:style-name="ce262"/>
        </table:table-row>
        <table:table-row table:style-name="ro2">
          <table:table-cell table:style-name="ce35" office:value-type="string">
            <text:p>Jonathon Landy</text:p>
          </table:table-cell>
          <table:table-cell table:style-name="ce160" office:value-type="string">
            <text:p>ID</text:p>
          </table:table-cell>
          <table:table-cell table:style-name="ce262"/>
        </table:table-row>
        <table:table-row table:style-name="ro2">
          <table:table-cell table:style-name="ce35" office:value-type="string">
            <text:p>Jonathon Landy</text:p>
          </table:table-cell>
          <table:table-cell table:style-name="ce160" office:value-type="string">
            <text:p>ID</text:p>
          </table:table-cell>
          <table:table-cell table:style-name="ce262"/>
        </table:table-row>
        <table:table-row table:style-name="ro2">
          <table:table-cell table:style-name="ce35" office:value-type="string">
            <text:p>Jonathon Landy</text:p>
          </table:table-cell>
          <table:table-cell table:style-name="ce160" office:value-type="string">
            <text:p>ID</text:p>
          </table:table-cell>
          <table:table-cell table:style-name="ce262"/>
        </table:table-row>
        <table:table-row table:style-name="ro2">
          <table:table-cell table:style-name="ce36" office:value-type="string">
            <text:p>MFE 1</text:p>
          </table:table-cell>
          <table:table-cell table:style-name="ce161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36" office:value-type="string">
            <text:p>MFE 1</text:p>
          </table:table-cell>
          <table:table-cell table:style-name="ce161" office:value-type="string">
            <text:p>Jonathon Nolan</text:p>
          </table:table-cell>
          <table:table-cell table:style-name="ce269" office:value-type="string">
            <text:p>Resp 1</text:p>
          </table:table-cell>
        </table:table-row>
        <table:table-row table:style-name="ro2">
          <table:table-cell table:style-name="ce36" office:value-type="string">
            <text:p>MFE 1</text:p>
          </table:table-cell>
          <table:table-cell table:style-name="ce161" office:value-type="string">
            <text:p>Jonathon Nolan</text:p>
          </table:table-cell>
          <table:table-cell table:style-name="ce269" office:value-type="string">
            <text:p>Resp 1</text:p>
          </table:table-cell>
        </table:table-row>
        <table:table-row table:style-name="ro2">
          <table:table-cell table:style-name="ce37" office:value-type="string">
            <text:p>MFE 2</text:p>
          </table:table-cell>
          <table:table-cell table:style-name="ce162" office:value-type="string">
            <text:p>Endo 3</text:p>
          </table:table-cell>
          <table:table-cell table:style-name="ce262"/>
        </table:table-row>
        <table:table-row table:style-name="ro2">
          <table:table-cell table:style-name="ce37" office:value-type="string">
            <text:p>MFE 2</text:p>
          </table:table-cell>
          <table:table-cell table:style-name="ce162" office:value-type="string">
            <text:p>Endo 3</text:p>
          </table:table-cell>
          <table:table-cell table:style-name="ce262"/>
        </table:table-row>
        <table:table-row table:style-name="ro2">
          <table:table-cell table:style-name="ce37" office:value-type="string">
            <text:p>MFE 2</text:p>
          </table:table-cell>
          <table:table-cell table:style-name="ce162" office:value-type="string">
            <text:p>Endo 3</text:p>
          </table:table-cell>
          <table:table-cell table:style-name="ce262"/>
        </table:table-row>
        <table:table-row table:style-name="ro2">
          <table:table-cell table:style-name="ce37" office:value-type="string">
            <text:p>MFE 2</text:p>
          </table:table-cell>
          <table:table-cell table:style-name="ce162" office:value-type="string">
            <text:p>Endo 3</text:p>
          </table:table-cell>
          <table:table-cell table:style-name="ce262"/>
        </table:table-row>
        <table:table-row table:style-name="ro2">
          <table:table-cell table:style-name="ce38" office:value-type="string">
            <text:p>Carl Reynolds</text:p>
          </table:table-cell>
          <table:table-cell table:style-name="ce163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38" office:value-type="string">
            <text:p>Carl Reynolds</text:p>
          </table:table-cell>
          <table:table-cell table:style-name="ce163" office:value-type="string">
            <text:p>Abdulkani Yusuf</text:p>
          </table:table-cell>
          <table:table-cell table:style-name="ce270" office:value-type="string">
            <text:p>ID</text:p>
          </table:table-cell>
        </table:table-row>
        <table:table-row table:style-name="ro2">
          <table:table-cell table:style-name="ce38" office:value-type="string">
            <text:p>Carl Reynolds</text:p>
          </table:table-cell>
          <table:table-cell table:style-name="ce163" office:value-type="string">
            <text:p>Abdulkani Yusuf</text:p>
          </table:table-cell>
          <table:table-cell table:style-name="ce270" office:value-type="string">
            <text:p>ID</text:p>
          </table:table-cell>
        </table:table-row>
        <table:table-row table:style-name="ro2">
          <table:table-cell table:style-name="ce39" office:value-type="string">
            <text:p>Endo 2</text:p>
          </table:table-cell>
          <table:table-cell table:style-name="ce164" office:value-type="string">
            <text:p>MFE 3</text:p>
          </table:table-cell>
          <table:table-cell table:style-name="ce262"/>
        </table:table-row>
        <table:table-row table:style-name="ro2">
          <table:table-cell table:style-name="ce39" office:value-type="string">
            <text:p>Endo 2</text:p>
          </table:table-cell>
          <table:table-cell table:style-name="ce164" office:value-type="string">
            <text:p>MFE 3</text:p>
          </table:table-cell>
          <table:table-cell table:style-name="ce262"/>
        </table:table-row>
        <table:table-row table:style-name="ro2">
          <table:table-cell table:style-name="ce39" office:value-type="string">
            <text:p>Endo 2</text:p>
          </table:table-cell>
          <table:table-cell table:style-name="ce164" office:value-type="string">
            <text:p>MFE 3</text:p>
          </table:table-cell>
          <table:table-cell table:style-name="ce262"/>
        </table:table-row>
        <table:table-row table:style-name="ro2">
          <table:table-cell table:style-name="ce39" office:value-type="string">
            <text:p>Endo 2</text:p>
          </table:table-cell>
          <table:table-cell table:style-name="ce164" office:value-type="string">
            <text:p>MFE 3</text:p>
          </table:table-cell>
          <table:table-cell table:style-name="ce262"/>
        </table:table-row>
        <table:table-row table:style-name="ro2">
          <table:table-cell table:style-name="ce40" office:value-type="string">
            <text:p>Endo 3</text:p>
          </table:table-cell>
          <table:table-cell table:style-name="ce165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40" office:value-type="string">
            <text:p>Endo 3</text:p>
          </table:table-cell>
          <table:table-cell table:style-name="ce165" office:value-type="string">
            <text:p>Evangelia Fatourou</text:p>
          </table:table-cell>
          <table:table-cell table:style-name="ce271" office:value-type="string">
            <text:p>Rheum</text:p>
          </table:table-cell>
        </table:table-row>
        <table:table-row table:style-name="ro2">
          <table:table-cell table:style-name="ce40" office:value-type="string">
            <text:p>Endo 3</text:p>
          </table:table-cell>
          <table:table-cell table:style-name="ce165" office:value-type="string">
            <text:p>Evangelia Fatourou</text:p>
          </table:table-cell>
          <table:table-cell table:style-name="ce271" office:value-type="string">
            <text:p>Rheum</text:p>
          </table:table-cell>
        </table:table-row>
        <table:table-row table:style-name="ro2">
          <table:table-cell table:style-name="ce41" office:value-type="string">
            <text:p>Jonathon Landy</text:p>
          </table:table-cell>
          <table:table-cell table:style-name="ce166" office:value-type="string">
            <text:p>MFE 1</text:p>
          </table:table-cell>
          <table:table-cell table:style-name="ce262"/>
        </table:table-row>
        <table:table-row table:style-name="ro2">
          <table:table-cell table:style-name="ce41" office:value-type="string">
            <text:p>Jonathon Landy</text:p>
          </table:table-cell>
          <table:table-cell table:style-name="ce166" office:value-type="string">
            <text:p>MFE 1</text:p>
          </table:table-cell>
          <table:table-cell table:style-name="ce262"/>
        </table:table-row>
        <table:table-row table:style-name="ro2">
          <table:table-cell table:style-name="ce41" office:value-type="string">
            <text:p>Jonathon Landy</text:p>
          </table:table-cell>
          <table:table-cell table:style-name="ce166" office:value-type="string">
            <text:p>MFE 1</text:p>
          </table:table-cell>
          <table:table-cell table:style-name="ce272"/>
        </table:table-row>
        <table:table-row table:style-name="ro2">
          <table:table-cell table:style-name="ce41" office:value-type="string">
            <text:p>Jonathon Landy</text:p>
          </table:table-cell>
          <table:table-cell table:style-name="ce166" office:value-type="string">
            <text:p>MFE 1</text:p>
          </table:table-cell>
          <table:table-cell table:style-name="ce262"/>
        </table:table-row>
        <table:table-row table:style-name="ro2">
          <table:table-cell table:style-name="ce42" office:value-type="string">
            <text:p>ID</text:p>
          </table:table-cell>
          <table:table-cell table:style-name="ce167" office:value-type="string">
            <text:p>Endo 1</text:p>
          </table:table-cell>
          <table:table-cell table:style-name="ce262"/>
        </table:table-row>
        <table:table-row table:style-name="ro2">
          <table:table-cell table:style-name="ce42" office:value-type="string">
            <text:p>ID</text:p>
          </table:table-cell>
          <table:table-cell table:style-name="ce168" office:value-type="string">
            <text:p>Endo 1</text:p>
          </table:table-cell>
          <table:table-cell table:style-name="ce273" office:value-type="string">
            <text:p>Jonathon Nolan</text:p>
          </table:table-cell>
        </table:table-row>
        <table:table-row table:style-name="ro2">
          <table:table-cell table:style-name="ce42" office:value-type="string">
            <text:p>ID</text:p>
          </table:table-cell>
          <table:table-cell table:style-name="ce168" office:value-type="string">
            <text:p>Endo 1</text:p>
          </table:table-cell>
          <table:table-cell table:style-name="ce273" office:value-type="string">
            <text:p>Jonathon Nolan</text:p>
          </table:table-cell>
        </table:table-row>
        <table:table-row table:style-name="ro2">
          <table:table-cell table:style-name="ce43" office:value-type="string">
            <text:p>Resp 1</text:p>
          </table:table-cell>
          <table:table-cell table:style-name="ce169" office:value-type="string">
            <text:p>MFE 2</text:p>
          </table:table-cell>
          <table:table-cell table:style-name="ce262"/>
        </table:table-row>
        <table:table-row table:style-name="ro2">
          <table:table-cell table:style-name="ce43" office:value-type="string">
            <text:p>Resp 1</text:p>
          </table:table-cell>
          <table:table-cell table:style-name="ce169" office:value-type="string">
            <text:p>MFE 2</text:p>
          </table:table-cell>
          <table:table-cell table:style-name="ce262"/>
        </table:table-row>
        <table:table-row table:style-name="ro2">
          <table:table-cell table:style-name="ce43" office:value-type="string">
            <text:p>Resp 1</text:p>
          </table:table-cell>
          <table:table-cell table:style-name="ce169" office:value-type="string">
            <text:p>MFE 2</text:p>
          </table:table-cell>
          <table:table-cell table:style-name="ce262"/>
        </table:table-row>
        <table:table-row table:style-name="ro2">
          <table:table-cell table:style-name="ce43" office:value-type="string">
            <text:p>Resp 1</text:p>
          </table:table-cell>
          <table:table-cell table:style-name="ce169" office:value-type="string">
            <text:p>MFE 2</text:p>
          </table:table-cell>
          <table:table-cell table:style-name="ce262"/>
        </table:table-row>
        <table:table-row table:style-name="ro2">
          <table:table-cell table:style-name="ce44" office:value-type="string">
            <text:p>Rheum</text:p>
          </table:table-cell>
          <table:table-cell table:style-name="ce170" office:value-type="string">
            <text:p>Endo 2</text:p>
          </table:table-cell>
          <table:table-cell table:style-name="ce262"/>
        </table:table-row>
        <table:table-row table:style-name="ro2">
          <table:table-cell table:style-name="ce44" office:value-type="string">
            <text:p>Rheum</text:p>
          </table:table-cell>
          <table:table-cell table:style-name="ce170" office:value-type="string">
            <text:p>Endo 2</text:p>
          </table:table-cell>
          <table:table-cell table:style-name="ce274" office:value-type="string">
            <text:p>Jonathon Landy</text:p>
          </table:table-cell>
        </table:table-row>
        <table:table-row table:style-name="ro2">
          <table:table-cell table:style-name="ce44" office:value-type="string">
            <text:p>Rheum</text:p>
          </table:table-cell>
          <table:table-cell table:style-name="ce170" office:value-type="string">
            <text:p>Endo 2</text:p>
          </table:table-cell>
          <table:table-cell table:style-name="ce274" office:value-type="string">
            <text:p>Jonathon Landy</text:p>
          </table:table-cell>
        </table:table-row>
        <table:table-row table:style-name="ro2">
          <table:table-cell table:style-name="ce45" office:value-type="string">
            <text:p>MFE 3</text:p>
          </table:table-cell>
          <table:table-cell table:style-name="ce171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45" office:value-type="string">
            <text:p>MFE 3</text:p>
          </table:table-cell>
          <table:table-cell table:style-name="ce171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45" office:value-type="string">
            <text:p>MFE 3</text:p>
          </table:table-cell>
          <table:table-cell table:style-name="ce171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45" office:value-type="string">
            <text:p>MFE 3</text:p>
          </table:table-cell>
          <table:table-cell table:style-name="ce171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46" office:value-type="string">
            <text:p>Abdulkani Yusuf</text:p>
          </table:table-cell>
          <table:table-cell table:style-name="ce172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46" office:value-type="string">
            <text:p>Abdulkani Yusuf</text:p>
          </table:table-cell>
          <table:table-cell table:style-name="ce172" office:value-type="string">
            <text:p>Carl Reynolds</text:p>
          </table:table-cell>
          <table:table-cell table:style-name="ce275" office:value-type="string">
            <text:p>MFE 1</text:p>
          </table:table-cell>
        </table:table-row>
        <table:table-row table:style-name="ro2">
          <table:table-cell table:style-name="ce46" office:value-type="string">
            <text:p>Abdulkani Yusuf</text:p>
          </table:table-cell>
          <table:table-cell table:style-name="ce172" office:value-type="string">
            <text:p>Carl Reynolds</text:p>
          </table:table-cell>
          <table:table-cell table:style-name="ce275" office:value-type="string">
            <text:p>MFE 1</text:p>
          </table:table-cell>
        </table:table-row>
        <table:table-row table:style-name="ro2">
          <table:table-cell table:style-name="ce47" office:value-type="string">
            <text:p>Endo 3</text:p>
          </table:table-cell>
          <table:table-cell table:style-name="ce173" office:value-type="string">
            <text:p>Jonathon Landy</text:p>
          </table:table-cell>
          <table:table-cell table:style-name="ce276"/>
        </table:table-row>
        <table:table-row table:style-name="ro2">
          <table:table-cell table:style-name="ce47" office:value-type="string">
            <text:p>Endo 3</text:p>
          </table:table-cell>
          <table:table-cell table:style-name="ce173" office:value-type="string">
            <text:p>Jonathon Landy</text:p>
          </table:table-cell>
          <table:table-cell table:style-name="ce276"/>
        </table:table-row>
        <table:table-row table:style-name="ro2">
          <table:table-cell table:style-name="ce47" office:value-type="string">
            <text:p>Endo 3</text:p>
          </table:table-cell>
          <table:table-cell table:style-name="ce173" office:value-type="string">
            <text:p>Jonathon Landy</text:p>
          </table:table-cell>
          <table:table-cell table:style-name="ce277"/>
        </table:table-row>
        <table:table-row table:style-name="ro2">
          <table:table-cell table:style-name="ce47" office:value-type="string">
            <text:p>Endo 3</text:p>
          </table:table-cell>
          <table:table-cell table:style-name="ce173" office:value-type="string">
            <text:p>Jonathon Landy</text:p>
          </table:table-cell>
          <table:table-cell table:style-name="ce276"/>
        </table:table-row>
        <table:table-row table:style-name="ro2">
          <table:table-cell table:style-name="ce48" office:value-type="string">
            <text:p>MFE 3</text:p>
          </table:table-cell>
          <table:table-cell table:style-name="ce174" office:value-type="string">
            <text:p>ID</text:p>
          </table:table-cell>
          <table:table-cell table:style-name="ce276"/>
        </table:table-row>
        <table:table-row table:style-name="ro2">
          <table:table-cell table:style-name="ce48" office:value-type="string">
            <text:p>MFE 3</text:p>
          </table:table-cell>
          <table:table-cell table:style-name="ce174" office:value-type="string">
            <text:p>ID</text:p>
          </table:table-cell>
          <table:table-cell table:style-name="ce278" office:value-type="string">
            <text:p>Evangelia Fatourou</text:p>
          </table:table-cell>
        </table:table-row>
        <table:table-row table:style-name="ro2">
          <table:table-cell table:style-name="ce48" office:value-type="string">
            <text:p>MFE 3</text:p>
          </table:table-cell>
          <table:table-cell table:style-name="ce174" office:value-type="string">
            <text:p>ID</text:p>
          </table:table-cell>
          <table:table-cell table:style-name="ce278" office:value-type="string">
            <text:p>Evangelia Fatourou</text:p>
          </table:table-cell>
        </table:table-row>
        <table:table-row table:style-name="ro2">
          <table:table-cell table:style-name="ce49" office:value-type="string">
            <text:p>Abdulkani Yusuf</text:p>
          </table:table-cell>
          <table:table-cell table:style-name="ce175" office:value-type="string">
            <text:p>Rheum</text:p>
          </table:table-cell>
          <table:table-cell table:style-name="ce262"/>
        </table:table-row>
        <table:table-row table:style-name="ro2">
          <table:table-cell table:style-name="ce49" office:value-type="string">
            <text:p>Abdulkani Yusuf</text:p>
          </table:table-cell>
          <table:table-cell table:style-name="ce175" office:value-type="string">
            <text:p>Rheum</text:p>
          </table:table-cell>
          <table:table-cell table:style-name="ce262"/>
        </table:table-row>
        <table:table-row table:style-name="ro2">
          <table:table-cell table:style-name="ce49" office:value-type="string">
            <text:p>Abdulkani Yusuf</text:p>
          </table:table-cell>
          <table:table-cell table:style-name="ce175" office:value-type="string">
            <text:p>Rheum</text:p>
          </table:table-cell>
          <table:table-cell table:style-name="ce262"/>
        </table:table-row>
        <table:table-row table:style-name="ro2">
          <table:table-cell table:style-name="ce49" office:value-type="string">
            <text:p>Abdulkani Yusuf</text:p>
          </table:table-cell>
          <table:table-cell table:style-name="ce175" office:value-type="string">
            <text:p>Rheum</text:p>
          </table:table-cell>
          <table:table-cell table:style-name="ce262"/>
        </table:table-row>
        <table:table-row table:style-name="ro2">
          <table:table-cell table:style-name="ce50" office:value-type="string">
            <text:p>Endo 2</text:p>
          </table:table-cell>
          <table:table-cell table:style-name="ce176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50" office:value-type="string">
            <text:p>Endo 2</text:p>
          </table:table-cell>
          <table:table-cell table:style-name="ce176" office:value-type="string">
            <text:p>Jonathon Nolan</text:p>
          </table:table-cell>
          <table:table-cell table:style-name="ce279" office:value-type="string">
            <text:p>MFE 2</text:p>
          </table:table-cell>
        </table:table-row>
        <table:table-row table:style-name="ro2">
          <table:table-cell table:style-name="ce50" office:value-type="string">
            <text:p>Endo 2</text:p>
          </table:table-cell>
          <table:table-cell table:style-name="ce176" office:value-type="string">
            <text:p>Jonathon Nolan</text:p>
          </table:table-cell>
          <table:table-cell table:style-name="ce279" office:value-type="string">
            <text:p>MFE 2</text:p>
          </table:table-cell>
        </table:table-row>
        <table:table-row table:style-name="ro2">
          <table:table-cell table:style-name="ce51" office:value-type="string">
            <text:p>MFE 1</text:p>
          </table:table-cell>
          <table:table-cell table:style-name="ce177" office:value-type="string">
            <text:p>Endo 3</text:p>
          </table:table-cell>
          <table:table-cell table:style-name="ce262"/>
        </table:table-row>
        <table:table-row table:style-name="ro2">
          <table:table-cell table:style-name="ce52" office:value-type="string">
            <text:p>MFE 1</text:p>
          </table:table-cell>
          <table:table-cell table:style-name="ce177" office:value-type="string">
            <text:p>Endo 3</text:p>
          </table:table-cell>
          <table:table-cell table:style-name="ce262"/>
        </table:table-row>
        <table:table-row table:style-name="ro2">
          <table:table-cell table:style-name="ce52" office:value-type="string">
            <text:p>MFE 1</text:p>
          </table:table-cell>
          <table:table-cell table:style-name="ce177" office:value-type="string">
            <text:p>Endo 3</text:p>
          </table:table-cell>
          <table:table-cell table:style-name="ce262"/>
        </table:table-row>
        <table:table-row table:style-name="ro2">
          <table:table-cell table:style-name="ce52" office:value-type="string">
            <text:p>MFE 1</text:p>
          </table:table-cell>
          <table:table-cell table:style-name="ce177" office:value-type="string">
            <text:p>Endo 3</text:p>
          </table:table-cell>
          <table:table-cell table:style-name="ce262"/>
        </table:table-row>
        <table:table-row table:style-name="ro2">
          <table:table-cell table:style-name="ce53" office:value-type="string">
            <text:p>Resp 1</text:p>
          </table:table-cell>
          <table:table-cell table:style-name="ce178" office:value-type="string">
            <text:p>Endo 1</text:p>
          </table:table-cell>
          <table:table-cell table:style-name="ce262"/>
        </table:table-row>
        <table:table-row table:style-name="ro2">
          <table:table-cell table:style-name="ce53" office:value-type="string">
            <text:p>Resp 1</text:p>
          </table:table-cell>
          <table:table-cell table:style-name="ce178" office:value-type="string">
            <text:p>Endo 1</text:p>
          </table:table-cell>
          <table:table-cell table:style-name="ce280" office:value-type="string">
            <text:p>MFE 3</text:p>
          </table:table-cell>
        </table:table-row>
        <table:table-row table:style-name="ro2">
          <table:table-cell table:style-name="ce53" office:value-type="string">
            <text:p>Resp 1</text:p>
          </table:table-cell>
          <table:table-cell table:style-name="ce178" office:value-type="string">
            <text:p>Endo 1</text:p>
          </table:table-cell>
          <table:table-cell table:style-name="ce280" office:value-type="string">
            <text:p>MFE 3</text:p>
          </table:table-cell>
        </table:table-row>
        <table:table-row table:style-name="ro2">
          <table:table-cell table:style-name="ce54" office:value-type="string">
            <text:p>Carl Reynolds</text:p>
          </table:table-cell>
          <table:table-cell table:style-name="ce179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54" office:value-type="string">
            <text:p>Carl Reynolds</text:p>
          </table:table-cell>
          <table:table-cell table:style-name="ce179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54" office:value-type="string">
            <text:p>Carl Reynolds</text:p>
          </table:table-cell>
          <table:table-cell table:style-name="ce179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54" office:value-type="string">
            <text:p>Carl Reynolds</text:p>
          </table:table-cell>
          <table:table-cell table:style-name="ce179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55" office:value-type="string">
            <text:p>MFE 2</text:p>
          </table:table-cell>
          <table:table-cell table:style-name="ce180" office:value-type="string">
            <text:p>Endo 2</text:p>
          </table:table-cell>
          <table:table-cell table:style-name="ce262"/>
        </table:table-row>
        <table:table-row table:style-name="ro2">
          <table:table-cell table:style-name="ce55" office:value-type="string">
            <text:p>MFE 2</text:p>
          </table:table-cell>
          <table:table-cell table:style-name="ce181" office:value-type="string">
            <text:p>Endo 2</text:p>
          </table:table-cell>
          <table:table-cell table:style-name="ce281" office:value-type="string">
            <text:p>Jonathon Landy</text:p>
          </table:table-cell>
        </table:table-row>
        <table:table-row table:style-name="ro2">
          <table:table-cell table:style-name="ce55" office:value-type="string">
            <text:p>MFE 2</text:p>
          </table:table-cell>
          <table:table-cell table:style-name="ce181" office:value-type="string">
            <text:p>Endo 2</text:p>
          </table:table-cell>
          <table:table-cell table:style-name="ce281" office:value-type="string">
            <text:p>Jonathon Landy</text:p>
          </table:table-cell>
        </table:table-row>
        <table:table-row table:style-name="ro2">
          <table:table-cell table:style-name="ce56" office:value-type="string">
            <text:p>ID</text:p>
          </table:table-cell>
          <table:table-cell table:style-name="ce182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56" office:value-type="string">
            <text:p>ID</text:p>
          </table:table-cell>
          <table:table-cell table:style-name="ce182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56" office:value-type="string">
            <text:p>ID</text:p>
          </table:table-cell>
          <table:table-cell table:style-name="ce182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56" office:value-type="string">
            <text:p>ID</text:p>
          </table:table-cell>
          <table:table-cell table:style-name="ce182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57" office:value-type="string">
            <text:p>Rheum</text:p>
          </table:table-cell>
          <table:table-cell table:style-name="ce183" office:value-type="string">
            <text:p>Resp 1</text:p>
          </table:table-cell>
          <table:table-cell table:style-name="ce262"/>
        </table:table-row>
        <table:table-row table:style-name="ro2">
          <table:table-cell table:style-name="ce57" office:value-type="string">
            <text:p>Rheum</text:p>
          </table:table-cell>
          <table:table-cell table:style-name="ce184" office:value-type="string">
            <text:p>Resp 1</text:p>
          </table:table-cell>
          <table:table-cell table:style-name="ce282" office:value-type="string">
            <text:p>Carl Reynolds</text:p>
          </table:table-cell>
        </table:table-row>
        <table:table-row table:style-name="ro2">
          <table:table-cell table:style-name="ce57" office:value-type="string">
            <text:p>Rheum</text:p>
          </table:table-cell>
          <table:table-cell table:style-name="ce184" office:value-type="string">
            <text:p>Resp 1</text:p>
          </table:table-cell>
          <table:table-cell table:style-name="ce282" office:value-type="string">
            <text:p>Carl Reynolds</text:p>
          </table:table-cell>
        </table:table-row>
        <table:table-row table:style-name="ro2">
          <table:table-cell table:style-name="ce58" office:value-type="string">
            <text:p>Jonathon Nolan</text:p>
          </table:table-cell>
          <table:table-cell table:style-name="ce185" office:value-type="string">
            <text:p>MFE 2</text:p>
          </table:table-cell>
          <table:table-cell table:style-name="ce262"/>
        </table:table-row>
        <table:table-row table:style-name="ro2">
          <table:table-cell table:style-name="ce58" office:value-type="string">
            <text:p>Jonathon Nolan</text:p>
          </table:table-cell>
          <table:table-cell table:style-name="ce186" office:value-type="string">
            <text:p>MFE 2</text:p>
          </table:table-cell>
          <table:table-cell table:style-name="ce262"/>
        </table:table-row>
        <table:table-row table:style-name="ro2">
          <table:table-cell table:style-name="ce58" office:value-type="string">
            <text:p>Jonathon Nolan</text:p>
          </table:table-cell>
          <table:table-cell table:style-name="ce186" office:value-type="string">
            <text:p>MFE 2</text:p>
          </table:table-cell>
          <table:table-cell table:style-name="ce262"/>
        </table:table-row>
        <table:table-row table:style-name="ro2">
          <table:table-cell table:style-name="ce58" office:value-type="string">
            <text:p>Jonathon Nolan</text:p>
          </table:table-cell>
          <table:table-cell table:style-name="ce186" office:value-type="string">
            <text:p>MFE 2</text:p>
          </table:table-cell>
          <table:table-cell table:style-name="ce262"/>
        </table:table-row>
        <table:table-row table:style-name="ro2">
          <table:table-cell table:style-name="ce59" office:value-type="string">
            <text:p>Evangelia Fatourou</text:p>
          </table:table-cell>
          <table:table-cell table:style-name="ce187" office:value-type="string">
            <text:p>ID</text:p>
          </table:table-cell>
          <table:table-cell table:style-name="ce262"/>
        </table:table-row>
        <table:table-row table:style-name="ro2">
          <table:table-cell table:style-name="ce59" office:value-type="string">
            <text:p>Evangelia Fatourou</text:p>
          </table:table-cell>
          <table:table-cell table:style-name="ce187" office:value-type="string">
            <text:p>ID</text:p>
          </table:table-cell>
          <table:table-cell table:style-name="ce75" office:value-type="string">
            <text:p>Endo 2</text:p>
          </table:table-cell>
        </table:table-row>
        <table:table-row table:style-name="ro2">
          <table:table-cell table:style-name="ce59" office:value-type="string">
            <text:p>Evangelia Fatourou</text:p>
          </table:table-cell>
          <table:table-cell table:style-name="ce187" office:value-type="string">
            <text:p>ID</text:p>
          </table:table-cell>
          <table:table-cell table:style-name="ce75" office:value-type="string">
            <text:p>Endo 3</text:p>
          </table:table-cell>
        </table:table-row>
        <table:table-row table:style-name="ro2">
          <table:table-cell table:style-name="ce60" office:value-type="string">
            <text:p>Endo 3</text:p>
          </table:table-cell>
          <table:table-cell table:style-name="ce188" office:value-type="string">
            <text:p>Jonathon Landy</text:p>
          </table:table-cell>
          <table:table-cell table:style-name="ce262"/>
        </table:table-row>
        <table:table-row table:style-name="ro2">
          <table:table-cell table:style-name="ce60" office:value-type="string">
            <text:p>Endo 3</text:p>
          </table:table-cell>
          <table:table-cell table:style-name="ce188" office:value-type="string">
            <text:p>Jonathon Landy</text:p>
          </table:table-cell>
          <table:table-cell table:style-name="ce262"/>
        </table:table-row>
        <table:table-row table:style-name="ro2">
          <table:table-cell table:style-name="ce60" office:value-type="string">
            <text:p>Endo 3</text:p>
          </table:table-cell>
          <table:table-cell table:style-name="ce188" office:value-type="string">
            <text:p>Jonathon Landy</text:p>
          </table:table-cell>
          <table:table-cell table:style-name="ce262"/>
        </table:table-row>
        <table:table-row table:style-name="ro2">
          <table:table-cell table:style-name="ce60" office:value-type="string">
            <text:p>Endo 3</text:p>
          </table:table-cell>
          <table:table-cell table:style-name="ce188" office:value-type="string">
            <text:p>Jonathon Landy</text:p>
          </table:table-cell>
          <table:table-cell table:style-name="ce262"/>
        </table:table-row>
        <table:table-row table:style-name="ro2">
          <table:table-cell table:style-name="ce61" office:value-type="string">
            <text:p>Carl Reynolds</text:p>
          </table:table-cell>
          <table:table-cell table:style-name="ce189" office:value-type="string">
            <text:p>MFE 3</text:p>
          </table:table-cell>
          <table:table-cell table:style-name="ce262"/>
        </table:table-row>
        <table:table-row table:style-name="ro2">
          <table:table-cell table:style-name="ce61" office:value-type="string">
            <text:p>Carl Reynolds</text:p>
          </table:table-cell>
          <table:table-cell table:style-name="ce189" office:value-type="string">
            <text:p>MFE 3</text:p>
          </table:table-cell>
          <table:table-cell table:style-name="ce283" office:value-type="string">
            <text:p>Rheum</text:p>
          </table:table-cell>
        </table:table-row>
        <table:table-row table:style-name="ro2">
          <table:table-cell table:style-name="ce61" office:value-type="string">
            <text:p>Carl Reynolds</text:p>
          </table:table-cell>
          <table:table-cell table:style-name="ce189" office:value-type="string">
            <text:p>MFE 3</text:p>
          </table:table-cell>
          <table:table-cell table:style-name="ce283" office:value-type="string">
            <text:p>Rheum</text:p>
          </table:table-cell>
        </table:table-row>
        <table:table-row table:style-name="ro2">
          <table:table-cell table:style-name="ce62" office:value-type="string">
            <text:p>Endo 1</text:p>
          </table:table-cell>
          <table:table-cell table:style-name="ce190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62" office:value-type="string">
            <text:p>Endo 1</text:p>
          </table:table-cell>
          <table:table-cell table:style-name="ce190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62" office:value-type="string">
            <text:p>Endo 1</text:p>
          </table:table-cell>
          <table:table-cell table:style-name="ce190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62" office:value-type="string">
            <text:p>Endo 1</text:p>
          </table:table-cell>
          <table:table-cell table:style-name="ce190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63" office:value-type="string">
            <text:p>Abdulkani Yusuf</text:p>
          </table:table-cell>
          <table:table-cell table:style-name="ce191" office:value-type="string">
            <text:p>Resp 1</text:p>
          </table:table-cell>
          <table:table-cell table:style-name="ce262"/>
        </table:table-row>
        <table:table-row table:style-name="ro2">
          <table:table-cell table:style-name="ce63" office:value-type="string">
            <text:p>Abdulkani Yusuf</text:p>
          </table:table-cell>
          <table:table-cell table:style-name="ce192" office:value-type="string">
            <text:p>Resp 1</text:p>
          </table:table-cell>
          <table:table-cell table:style-name="ce284" office:value-type="string">
            <text:p>Endo 3</text:p>
          </table:table-cell>
        </table:table-row>
        <table:table-row table:style-name="ro2">
          <table:table-cell table:style-name="ce63" office:value-type="string">
            <text:p>Abdulkani Yusuf</text:p>
          </table:table-cell>
          <table:table-cell table:style-name="ce192" office:value-type="string">
            <text:p>Resp 1</text:p>
          </table:table-cell>
          <table:table-cell table:style-name="ce284" office:value-type="string">
            <text:p>Endo 3</text:p>
          </table:table-cell>
        </table:table-row>
        <table:table-row table:style-name="ro2">
          <table:table-cell table:style-name="ce64" office:value-type="string">
            <text:p>Rheum</text:p>
          </table:table-cell>
          <table:table-cell table:style-name="ce193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64" office:value-type="string">
            <text:p>Rheum</text:p>
          </table:table-cell>
          <table:table-cell table:style-name="ce193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64" office:value-type="string">
            <text:p>Rheum</text:p>
          </table:table-cell>
          <table:table-cell table:style-name="ce193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64" office:value-type="string">
            <text:p>Rheum</text:p>
          </table:table-cell>
          <table:table-cell table:style-name="ce193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65" office:value-type="string">
            <text:p>ID</text:p>
          </table:table-cell>
          <table:table-cell table:style-name="ce194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65" office:value-type="string">
            <text:p>ID</text:p>
          </table:table-cell>
          <table:table-cell table:style-name="ce194" office:value-type="string">
            <text:p>Evangelia Fatourou</text:p>
          </table:table-cell>
          <table:table-cell table:style-name="ce285" office:value-type="string">
            <text:p>Carl Reynolds</text:p>
          </table:table-cell>
        </table:table-row>
        <table:table-row table:style-name="ro2">
          <table:table-cell table:style-name="ce65" office:value-type="string">
            <text:p>ID</text:p>
          </table:table-cell>
          <table:table-cell table:style-name="ce194" office:value-type="string">
            <text:p>Evangelia Fatourou</text:p>
          </table:table-cell>
          <table:table-cell table:style-name="ce285" office:value-type="string">
            <text:p>Carl Reynolds</text:p>
          </table:table-cell>
        </table:table-row>
        <table:table-row table:style-name="ro2">
          <table:table-cell table:style-name="ce66" office:value-type="string">
            <text:p>Endo 2</text:p>
          </table:table-cell>
          <table:table-cell table:style-name="ce195" office:value-type="string">
            <text:p>Resp 1</text:p>
          </table:table-cell>
          <table:table-cell table:style-name="ce262"/>
        </table:table-row>
        <table:table-row table:style-name="ro2">
          <table:table-cell table:style-name="ce67" office:value-type="string">
            <text:p>Endo 2</text:p>
          </table:table-cell>
          <table:table-cell table:style-name="ce195" office:value-type="string">
            <text:p>Resp 1</text:p>
          </table:table-cell>
          <table:table-cell table:style-name="ce262"/>
        </table:table-row>
        <table:table-row table:style-name="ro2">
          <table:table-cell table:style-name="ce67" office:value-type="string">
            <text:p>Endo 2</text:p>
          </table:table-cell>
          <table:table-cell table:style-name="ce195" office:value-type="string">
            <text:p>Resp 1</text:p>
          </table:table-cell>
          <table:table-cell table:style-name="ce262"/>
        </table:table-row>
        <table:table-row table:style-name="ro2">
          <table:table-cell table:style-name="ce67" office:value-type="string">
            <text:p>Endo 2</text:p>
          </table:table-cell>
          <table:table-cell table:style-name="ce195" office:value-type="string">
            <text:p>Resp 1</text:p>
          </table:table-cell>
          <table:table-cell table:style-name="ce262"/>
        </table:table-row>
        <table:table-row table:style-name="ro2">
          <table:table-cell table:style-name="ce68" office:value-type="string">
            <text:p>Jonathon Landy</text:p>
          </table:table-cell>
          <table:table-cell table:style-name="ce3" office:value-type="string">
            <text:p>MFE 2</text:p>
          </table:table-cell>
          <table:table-cell table:style-name="ce262"/>
        </table:table-row>
        <table:table-row table:style-name="ro2">
          <table:table-cell table:style-name="ce14" office:value-type="string">
            <text:p>Jonathon Landy</text:p>
          </table:table-cell>
          <table:table-cell table:style-name="ce196" office:value-type="string">
            <text:p>MFE 2</text:p>
          </table:table-cell>
          <table:table-cell table:style-name="ce286" office:value-type="string">
            <text:p>Jonathon Nolan</text:p>
          </table:table-cell>
        </table:table-row>
        <table:table-row table:style-name="ro2">
          <table:table-cell table:style-name="ce14" office:value-type="string">
            <text:p>Jonathon Landy</text:p>
          </table:table-cell>
          <table:table-cell table:style-name="ce196" office:value-type="string">
            <text:p>MFE 2</text:p>
          </table:table-cell>
          <table:table-cell table:style-name="ce286" office:value-type="string">
            <text:p>Jonathon Nolan</text:p>
          </table:table-cell>
        </table:table-row>
        <table:table-row table:style-name="ro2">
          <table:table-cell table:style-name="ce69" office:value-type="string">
            <text:p>Carl Reynolds</text:p>
          </table:table-cell>
          <table:table-cell table:style-name="ce197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69" office:value-type="string">
            <text:p>Carl Reynolds</text:p>
          </table:table-cell>
          <table:table-cell table:style-name="ce197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69" office:value-type="string">
            <text:p>Carl Reynolds</text:p>
          </table:table-cell>
          <table:table-cell table:style-name="ce197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69" office:value-type="string">
            <text:p>Carl Reynolds</text:p>
          </table:table-cell>
          <table:table-cell table:style-name="ce197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3" office:value-type="string">
            <text:p>MFE 1</text:p>
          </table:table-cell>
          <table:table-cell table:style-name="ce75" office:value-type="string">
            <text:p>Endo 1</text:p>
          </table:table-cell>
          <table:table-cell table:style-name="ce262"/>
        </table:table-row>
        <table:table-row table:style-name="ro2">
          <table:table-cell table:style-name="ce70" office:value-type="string">
            <text:p>MFE 1</text:p>
          </table:table-cell>
          <table:table-cell table:style-name="ce198" office:value-type="string">
            <text:p>Endo 1</text:p>
          </table:table-cell>
          <table:table-cell table:style-name="ce75" office:value-type="string">
            <text:p>Endo 2</text:p>
          </table:table-cell>
        </table:table-row>
        <table:table-row table:style-name="ro2">
          <table:table-cell table:style-name="ce70" office:value-type="string">
            <text:p>MFE 1</text:p>
          </table:table-cell>
          <table:table-cell table:style-name="ce198" office:value-type="string">
            <text:p>Endo 1</text:p>
          </table:table-cell>
          <table:table-cell table:style-name="ce287" office:value-type="string">
            <text:p>Endo 2</text:p>
          </table:table-cell>
        </table:table-row>
        <table:table-row table:style-name="ro2">
          <table:table-cell table:style-name="ce71" office:value-type="string">
            <text:p>MFE 3</text:p>
          </table:table-cell>
          <table:table-cell table:style-name="ce199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72" office:value-type="string">
            <text:p>MFE 3</text:p>
          </table:table-cell>
          <table:table-cell table:style-name="ce199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72" office:value-type="string">
            <text:p>MFE 3</text:p>
          </table:table-cell>
          <table:table-cell table:style-name="ce199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72" office:value-type="string">
            <text:p>MFE 3</text:p>
          </table:table-cell>
          <table:table-cell table:style-name="ce199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73" office:value-type="string">
            <text:p>Jonathon Nolan</text:p>
          </table:table-cell>
          <table:table-cell table:style-name="ce200" office:value-type="string">
            <text:p>Endo 3</text:p>
          </table:table-cell>
          <table:table-cell table:style-name="ce276"/>
        </table:table-row>
        <table:table-row table:style-name="ro2">
          <table:table-cell table:style-name="ce73" office:value-type="string">
            <text:p>Jonathon Nolan</text:p>
          </table:table-cell>
          <table:table-cell table:style-name="ce200" office:value-type="string">
            <text:p>Endo 3</text:p>
          </table:table-cell>
          <table:table-cell table:style-name="ce288" office:value-type="string">
            <text:p>ID</text:p>
          </table:table-cell>
        </table:table-row>
        <table:table-row table:style-name="ro2">
          <table:table-cell table:style-name="ce73" office:value-type="string">
            <text:p>Jonathon Nolan</text:p>
          </table:table-cell>
          <table:table-cell table:style-name="ce200" office:value-type="string">
            <text:p>Endo 3</text:p>
          </table:table-cell>
          <table:table-cell table:style-name="ce288" office:value-type="string">
            <text:p>ID</text:p>
          </table:table-cell>
        </table:table-row>
        <table:table-row table:style-name="ro2">
          <table:table-cell table:style-name="ce74" office:value-type="string">
            <text:p>Resp 1</text:p>
          </table:table-cell>
          <table:table-cell table:style-name="ce201" office:value-type="string">
            <text:p>Jonathon Landy</text:p>
          </table:table-cell>
          <table:table-cell table:style-name="ce276"/>
        </table:table-row>
        <table:table-row table:style-name="ro2">
          <table:table-cell table:style-name="ce74" office:value-type="string">
            <text:p>Resp 1</text:p>
          </table:table-cell>
          <table:table-cell table:style-name="ce201" office:value-type="string">
            <text:p>Jonathon Landy</text:p>
          </table:table-cell>
          <table:table-cell table:style-name="ce276"/>
        </table:table-row>
        <table:table-row table:style-name="ro2">
          <table:table-cell table:style-name="ce74" office:value-type="string">
            <text:p>Resp 1</text:p>
          </table:table-cell>
          <table:table-cell table:style-name="ce201" office:value-type="string">
            <text:p>Jonathon Landy</text:p>
          </table:table-cell>
          <table:table-cell table:style-name="ce276"/>
        </table:table-row>
        <table:table-row table:style-name="ro2">
          <table:table-cell table:style-name="ce74" office:value-type="string">
            <text:p>Resp 1</text:p>
          </table:table-cell>
          <table:table-cell table:style-name="ce201" office:value-type="string">
            <text:p>Jonathon Landy</text:p>
          </table:table-cell>
          <table:table-cell table:style-name="ce276"/>
        </table:table-row>
        <table:table-row table:style-name="ro2">
          <table:table-cell table:style-name="ce75" office:value-type="string">
            <text:p>Endo 1</text:p>
          </table:table-cell>
          <table:table-cell table:style-name="ce202" office:value-type="string">
            <text:p>MFE 1</text:p>
          </table:table-cell>
          <table:table-cell table:style-name="ce276"/>
        </table:table-row>
        <table:table-row table:style-name="ro2">
          <table:table-cell table:style-name="ce76" office:value-type="string">
            <text:p>Endo 1</text:p>
          </table:table-cell>
          <table:table-cell table:style-name="ce202" office:value-type="string">
            <text:p>MFE 1</text:p>
          </table:table-cell>
          <table:table-cell table:style-name="ce289" office:value-type="string">
            <text:p>Abdulkani Yusuf</text:p>
          </table:table-cell>
        </table:table-row>
        <table:table-row table:style-name="ro2">
          <table:table-cell table:style-name="ce76" office:value-type="string">
            <text:p>Endo 1</text:p>
          </table:table-cell>
          <table:table-cell table:style-name="ce202" office:value-type="string">
            <text:p>MFE 1</text:p>
          </table:table-cell>
          <table:table-cell table:style-name="ce289" office:value-type="string">
            <text:p>Abdulkani Yusuf</text:p>
          </table:table-cell>
        </table:table-row>
        <table:table-row table:style-name="ro2">
          <table:table-cell table:style-name="ce77" office:value-type="string">
            <text:p>Evangelia Fatourou</text:p>
          </table:table-cell>
          <table:table-cell table:style-name="ce203" office:value-type="string">
            <text:p>ID</text:p>
          </table:table-cell>
          <table:table-cell table:style-name="ce276"/>
        </table:table-row>
        <table:table-row table:style-name="ro2">
          <table:table-cell table:style-name="ce77" office:value-type="string">
            <text:p>Evangelia Fatourou</text:p>
          </table:table-cell>
          <table:table-cell table:style-name="ce203" office:value-type="string">
            <text:p>ID</text:p>
          </table:table-cell>
          <table:table-cell table:style-name="ce276"/>
        </table:table-row>
        <table:table-row table:style-name="ro2">
          <table:table-cell table:style-name="ce77" office:value-type="string">
            <text:p>Evangelia Fatourou</text:p>
          </table:table-cell>
          <table:table-cell table:style-name="ce203" office:value-type="string">
            <text:p>ID</text:p>
          </table:table-cell>
          <table:table-cell table:style-name="ce262"/>
        </table:table-row>
        <table:table-row table:style-name="ro2">
          <table:table-cell table:style-name="ce77" office:value-type="string">
            <text:p>Evangelia Fatourou</text:p>
          </table:table-cell>
          <table:table-cell table:style-name="ce203" office:value-type="string">
            <text:p>ID</text:p>
          </table:table-cell>
          <table:table-cell table:style-name="ce262"/>
        </table:table-row>
        <table:table-row table:style-name="ro2">
          <table:table-cell table:style-name="ce78" office:value-type="string">
            <text:p>MFE 3</text:p>
          </table:table-cell>
          <table:table-cell table:style-name="ce204" office:value-type="string">
            <text:p>Carl Reynolds</text:p>
          </table:table-cell>
          <table:table-cell table:style-name="ce262"/>
        </table:table-row>
        <table:table-row table:style-name="ro2">
          <table:table-cell table:style-name="ce79" office:value-type="string">
            <text:p>MFE 3</text:p>
          </table:table-cell>
          <table:table-cell table:style-name="ce204" office:value-type="string">
            <text:p>Carl Reynolds</text:p>
          </table:table-cell>
          <table:table-cell table:style-name="ce290" office:value-type="string">
            <text:p>Endo 3</text:p>
          </table:table-cell>
        </table:table-row>
        <table:table-row table:style-name="ro2">
          <table:table-cell table:style-name="ce79" office:value-type="string">
            <text:p>MFE 3</text:p>
          </table:table-cell>
          <table:table-cell table:style-name="ce204" office:value-type="string">
            <text:p>Carl Reynolds</text:p>
          </table:table-cell>
          <table:table-cell table:style-name="ce290" office:value-type="string">
            <text:p>Endo 3</text:p>
          </table:table-cell>
        </table:table-row>
        <table:table-row table:style-name="ro2">
          <table:table-cell table:style-name="ce80" office:value-type="string">
            <text:p>Abdulkani Yusuf</text:p>
          </table:table-cell>
          <table:table-cell table:style-name="ce205" office:value-type="string">
            <text:p>Rheum</text:p>
          </table:table-cell>
          <table:table-cell table:style-name="ce262"/>
        </table:table-row>
        <table:table-row table:style-name="ro2">
          <table:table-cell table:style-name="ce80" office:value-type="string">
            <text:p>Abdulkani Yusuf</text:p>
          </table:table-cell>
          <table:table-cell table:style-name="ce205" office:value-type="string">
            <text:p>Rheum</text:p>
          </table:table-cell>
          <table:table-cell table:style-name="ce262"/>
        </table:table-row>
        <table:table-row table:style-name="ro2">
          <table:table-cell table:style-name="ce80" office:value-type="string">
            <text:p>Abdulkani Yusuf</text:p>
          </table:table-cell>
          <table:table-cell table:style-name="ce205" office:value-type="string">
            <text:p>Rheum</text:p>
          </table:table-cell>
          <table:table-cell table:style-name="ce272"/>
        </table:table-row>
        <table:table-row table:style-name="ro2">
          <table:table-cell table:style-name="ce80" office:value-type="string">
            <text:p>Abdulkani Yusuf</text:p>
          </table:table-cell>
          <table:table-cell table:style-name="ce205" office:value-type="string">
            <text:p>Rheum</text:p>
          </table:table-cell>
          <table:table-cell table:style-name="ce262"/>
        </table:table-row>
        <table:table-row table:style-name="ro2">
          <table:table-cell table:style-name="ce81" office:value-type="string">
            <text:p>MFE 1</text:p>
          </table:table-cell>
          <table:table-cell table:style-name="ce206" office:value-type="string">
            <text:p>Endo 2</text:p>
          </table:table-cell>
          <table:table-cell table:style-name="ce262"/>
        </table:table-row>
        <table:table-row table:style-name="ro2">
          <table:table-cell table:style-name="ce81" office:value-type="string">
            <text:p>MFE 1</text:p>
          </table:table-cell>
          <table:table-cell table:style-name="ce206" office:value-type="string">
            <text:p>Endo 2</text:p>
          </table:table-cell>
          <table:table-cell table:style-name="ce291" office:value-type="string">
            <text:p>Resp 1</text:p>
          </table:table-cell>
        </table:table-row>
        <table:table-row table:style-name="ro2">
          <table:table-cell table:style-name="ce81" office:value-type="string">
            <text:p>MFE 1</text:p>
          </table:table-cell>
          <table:table-cell table:style-name="ce206" office:value-type="string">
            <text:p>Endo 2</text:p>
          </table:table-cell>
          <table:table-cell table:style-name="ce291" office:value-type="string">
            <text:p>Resp 1</text:p>
          </table:table-cell>
        </table:table-row>
        <table:table-row table:style-name="ro2">
          <table:table-cell table:style-name="ce82" office:value-type="string">
            <text:p>Jonathon Nolan</text:p>
          </table:table-cell>
          <table:table-cell table:style-name="ce207" office:value-type="string">
            <text:p>MFE 3</text:p>
          </table:table-cell>
          <table:table-cell table:style-name="ce262"/>
        </table:table-row>
        <table:table-row table:style-name="ro2">
          <table:table-cell table:style-name="ce82" office:value-type="string">
            <text:p>Jonathon Nolan</text:p>
          </table:table-cell>
          <table:table-cell table:style-name="ce208" office:value-type="string">
            <text:p>MFE 3</text:p>
          </table:table-cell>
          <table:table-cell table:style-name="ce262"/>
        </table:table-row>
        <table:table-row table:style-name="ro2">
          <table:table-cell table:style-name="ce82" office:value-type="string">
            <text:p>Jonathon Nolan</text:p>
          </table:table-cell>
          <table:table-cell table:style-name="ce208" office:value-type="string">
            <text:p>MFE 3</text:p>
          </table:table-cell>
          <table:table-cell table:style-name="ce262"/>
        </table:table-row>
        <table:table-row table:style-name="ro2">
          <table:table-cell table:style-name="ce82" office:value-type="string">
            <text:p>Jonathon Nolan</text:p>
          </table:table-cell>
          <table:table-cell table:style-name="ce208" office:value-type="string">
            <text:p>MFE 3</text:p>
          </table:table-cell>
          <table:table-cell table:style-name="ce262"/>
        </table:table-row>
        <table:table-row table:style-name="ro2">
          <table:table-cell table:style-name="ce83" office:value-type="string">
            <text:p>MFE 2</text:p>
          </table:table-cell>
          <table:table-cell table:style-name="ce209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84" office:value-type="string">
            <text:p>MFE 2</text:p>
          </table:table-cell>
          <table:table-cell table:style-name="ce209" office:value-type="string">
            <text:p>Abdulkani Yusuf</text:p>
          </table:table-cell>
          <table:table-cell table:style-name="ce292" office:value-type="string">
            <text:p>Endo 1</text:p>
          </table:table-cell>
        </table:table-row>
        <table:table-row table:style-name="ro2">
          <table:table-cell table:style-name="ce84" office:value-type="string">
            <text:p>MFE 2</text:p>
          </table:table-cell>
          <table:table-cell table:style-name="ce209" office:value-type="string">
            <text:p>Abdulkani Yusuf</text:p>
          </table:table-cell>
          <table:table-cell table:style-name="ce292" office:value-type="string">
            <text:p>Endo 1</text:p>
          </table:table-cell>
        </table:table-row>
        <table:table-row table:style-name="ro2">
          <table:table-cell table:style-name="ce85" office:value-type="string">
            <text:p>Rheum</text:p>
          </table:table-cell>
          <table:table-cell table:style-name="ce210" office:value-type="string">
            <text:p>Resp 2</text:p>
          </table:table-cell>
          <table:table-cell table:style-name="ce262"/>
        </table:table-row>
        <table:table-row table:style-name="ro2">
          <table:table-cell table:style-name="ce85" office:value-type="string">
            <text:p>Rheum</text:p>
          </table:table-cell>
          <table:table-cell table:style-name="ce210" office:value-type="string">
            <text:p>Resp 2</text:p>
          </table:table-cell>
          <table:table-cell table:style-name="ce262"/>
        </table:table-row>
        <table:table-row table:style-name="ro2">
          <table:table-cell table:style-name="ce85" office:value-type="string">
            <text:p>Rheum</text:p>
          </table:table-cell>
          <table:table-cell table:style-name="ce210" office:value-type="string">
            <text:p>Resp 2</text:p>
          </table:table-cell>
          <table:table-cell table:style-name="ce262"/>
        </table:table-row>
        <table:table-row table:style-name="ro2">
          <table:table-cell table:style-name="ce85" office:value-type="string">
            <text:p>Rheum</text:p>
          </table:table-cell>
          <table:table-cell table:style-name="ce210" office:value-type="string">
            <text:p>Resp 2</text:p>
          </table:table-cell>
          <table:table-cell table:style-name="ce262"/>
        </table:table-row>
        <table:table-row table:style-name="ro2">
          <table:table-cell table:style-name="ce86" office:value-type="string">
            <text:p>MFE 1</text:p>
          </table:table-cell>
          <table:table-cell table:style-name="ce211" office:value-type="string">
            <text:p>Evangelia Fatourou</text:p>
          </table:table-cell>
          <table:table-cell table:style-name="ce293"/>
        </table:table-row>
        <table:table-row table:style-name="ro2">
          <table:table-cell table:style-name="ce86" office:value-type="string">
            <text:p>MFE 1</text:p>
          </table:table-cell>
          <table:table-cell table:style-name="ce211" office:value-type="string">
            <text:p>Evangelia Fatourou</text:p>
          </table:table-cell>
          <table:table-cell table:style-name="ce294" office:value-type="string">
            <text:p>MFE 3</text:p>
          </table:table-cell>
        </table:table-row>
        <table:table-row table:style-name="ro2">
          <table:table-cell table:style-name="ce86" office:value-type="string">
            <text:p>MFE 1</text:p>
          </table:table-cell>
          <table:table-cell table:style-name="ce211" office:value-type="string">
            <text:p>Evangelia Fatourou</text:p>
          </table:table-cell>
          <table:table-cell table:style-name="ce294" office:value-type="string">
            <text:p>MFE 3</text:p>
          </table:table-cell>
        </table:table-row>
        <table:table-row table:style-name="ro2">
          <table:table-cell table:style-name="ce87" office:value-type="string">
            <text:p>ID</text:p>
          </table:table-cell>
          <table:table-cell table:style-name="ce75" office:value-type="string">
            <text:p>Endo 3</text:p>
          </table:table-cell>
          <table:table-cell table:style-name="ce262"/>
        </table:table-row>
        <table:table-row table:style-name="ro2">
          <table:table-cell table:style-name="ce87" office:value-type="string">
            <text:p>ID</text:p>
          </table:table-cell>
          <table:table-cell table:style-name="ce212" office:value-type="string">
            <text:p>Endo 3</text:p>
          </table:table-cell>
          <table:table-cell table:style-name="ce262"/>
        </table:table-row>
        <table:table-row table:style-name="ro2">
          <table:table-cell table:style-name="ce87" office:value-type="string">
            <text:p>ID</text:p>
          </table:table-cell>
          <table:table-cell table:style-name="ce75" office:value-type="string">
            <text:p>Endo 3</text:p>
          </table:table-cell>
          <table:table-cell table:style-name="ce262"/>
        </table:table-row>
        <table:table-row table:style-name="ro2">
          <table:table-cell table:style-name="ce87" office:value-type="string">
            <text:p>ID</text:p>
          </table:table-cell>
          <table:table-cell table:style-name="ce75" office:value-type="string">
            <text:p>Endo 3</text:p>
          </table:table-cell>
          <table:table-cell table:style-name="ce262"/>
        </table:table-row>
        <table:table-row table:style-name="ro2">
          <table:table-cell table:style-name="ce88" office:value-type="string">
            <text:p>MFE 2</text:p>
          </table:table-cell>
          <table:table-cell table:style-name="ce213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89" office:value-type="string">
            <text:p>MFE 2</text:p>
          </table:table-cell>
          <table:table-cell table:style-name="ce213" office:value-type="string">
            <text:p>Abdulkani Yusuf</text:p>
          </table:table-cell>
          <table:table-cell table:style-name="ce295" office:value-type="string">
            <text:p>Jonathon Nolan</text:p>
          </table:table-cell>
        </table:table-row>
        <table:table-row table:style-name="ro2">
          <table:table-cell table:style-name="ce89" office:value-type="string">
            <text:p>MFE 2</text:p>
          </table:table-cell>
          <table:table-cell table:style-name="ce213" office:value-type="string">
            <text:p>Abdulkani Yusuf</text:p>
          </table:table-cell>
          <table:table-cell table:style-name="ce295" office:value-type="string">
            <text:p>Jonathon Nolan</text:p>
          </table:table-cell>
        </table:table-row>
        <table:table-row table:style-name="ro2">
          <table:table-cell table:style-name="ce90" office:value-type="string">
            <text:p>Resp 1</text:p>
          </table:table-cell>
          <table:table-cell table:style-name="ce214" office:value-type="string">
            <text:p>Rheum</text:p>
          </table:table-cell>
          <table:table-cell table:style-name="ce262"/>
        </table:table-row>
        <table:table-row table:style-name="ro2">
          <table:table-cell table:style-name="ce91" office:value-type="string">
            <text:p>Resp 1</text:p>
          </table:table-cell>
          <table:table-cell table:style-name="ce215" office:value-type="string">
            <text:p>Rheum</text:p>
          </table:table-cell>
          <table:table-cell table:style-name="ce262"/>
        </table:table-row>
        <table:table-row table:style-name="ro2">
          <table:table-cell table:style-name="ce91" office:value-type="string">
            <text:p>Resp 1</text:p>
          </table:table-cell>
          <table:table-cell table:style-name="ce215" office:value-type="string">
            <text:p>Rheum</text:p>
          </table:table-cell>
          <table:table-cell table:style-name="ce262"/>
        </table:table-row>
        <table:table-row table:style-name="ro2">
          <table:table-cell table:style-name="ce91" office:value-type="string">
            <text:p>Resp 1</text:p>
          </table:table-cell>
          <table:table-cell table:style-name="ce215" office:value-type="string">
            <text:p>Rheum</text:p>
          </table:table-cell>
          <table:table-cell table:style-name="ce262"/>
        </table:table-row>
        <table:table-row table:style-name="ro2">
          <table:table-cell table:style-name="ce92" office:value-type="string">
            <text:p>Endo 2</text:p>
          </table:table-cell>
          <table:table-cell table:style-name="ce216" office:value-type="string">
            <text:p>MFE 3</text:p>
          </table:table-cell>
          <table:table-cell table:style-name="ce262"/>
        </table:table-row>
        <table:table-row table:style-name="ro2">
          <table:table-cell table:style-name="ce92" office:value-type="string">
            <text:p>Endo 2</text:p>
          </table:table-cell>
          <table:table-cell table:style-name="ce216" office:value-type="string">
            <text:p>MFE 3</text:p>
          </table:table-cell>
          <table:table-cell table:style-name="ce296" office:value-type="string">
            <text:p>Resp 2</text:p>
          </table:table-cell>
        </table:table-row>
        <table:table-row table:style-name="ro2">
          <table:table-cell table:style-name="ce92" office:value-type="string">
            <text:p>Endo 2</text:p>
          </table:table-cell>
          <table:table-cell table:style-name="ce216" office:value-type="string">
            <text:p>MFE 3</text:p>
          </table:table-cell>
          <table:table-cell table:style-name="ce296" office:value-type="string">
            <text:p>Resp 2</text:p>
          </table:table-cell>
        </table:table-row>
        <table:table-row table:style-name="ro2">
          <table:table-cell table:style-name="ce93" office:value-type="string">
            <text:p>Evangelia Fatourou</text:p>
          </table:table-cell>
          <table:table-cell table:style-name="ce217" office:value-type="string">
            <text:p>Endo 1</text:p>
          </table:table-cell>
          <table:table-cell table:style-name="ce262"/>
        </table:table-row>
        <table:table-row table:style-name="ro2">
          <table:table-cell table:style-name="ce93" office:value-type="string">
            <text:p>Evangelia Fatourou</text:p>
          </table:table-cell>
          <table:table-cell table:style-name="ce218" office:value-type="string">
            <text:p>Endo 1</text:p>
          </table:table-cell>
          <table:table-cell table:style-name="ce262"/>
        </table:table-row>
        <table:table-row table:style-name="ro2">
          <table:table-cell table:style-name="ce93" office:value-type="string">
            <text:p>Evangelia Fatourou</text:p>
          </table:table-cell>
          <table:table-cell table:style-name="ce218" office:value-type="string">
            <text:p>Endo 1</text:p>
          </table:table-cell>
          <table:table-cell table:style-name="ce262"/>
        </table:table-row>
        <table:table-row table:style-name="ro2">
          <table:table-cell table:style-name="ce93" office:value-type="string">
            <text:p>Evangelia Fatourou</text:p>
          </table:table-cell>
          <table:table-cell table:style-name="ce218" office:value-type="string">
            <text:p>Endo 1</text:p>
          </table:table-cell>
          <table:table-cell table:style-name="ce262"/>
        </table:table-row>
        <table:table-row table:style-name="ro2">
          <table:table-cell table:style-name="ce94" office:value-type="string">
            <text:p>Jonathon Landy</text:p>
          </table:table-cell>
          <table:table-cell table:style-name="ce219" office:value-type="string">
            <text:p>ID</text:p>
          </table:table-cell>
          <table:table-cell table:style-name="ce262"/>
        </table:table-row>
        <table:table-row table:style-name="ro2">
          <table:table-cell table:style-name="ce95" office:value-type="string">
            <text:p>Jonathon Landy</text:p>
          </table:table-cell>
          <table:table-cell table:style-name="ce219" office:value-type="string">
            <text:p>ID</text:p>
          </table:table-cell>
          <table:table-cell table:style-name="ce297" office:value-type="string">
            <text:p>MFE 2</text:p>
          </table:table-cell>
        </table:table-row>
        <table:table-row table:style-name="ro2">
          <table:table-cell table:style-name="ce95" office:value-type="string">
            <text:p>Jonathon Landy</text:p>
          </table:table-cell>
          <table:table-cell table:style-name="ce219" office:value-type="string">
            <text:p>ID</text:p>
          </table:table-cell>
          <table:table-cell table:style-name="ce297" office:value-type="string">
            <text:p>MFE 2</text:p>
          </table:table-cell>
        </table:table-row>
        <table:table-row table:style-name="ro2">
          <table:table-cell table:style-name="ce96" office:value-type="string">
            <text:p>MFE 1</text:p>
          </table:table-cell>
          <table:table-cell table:style-name="ce220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97" office:value-type="string">
            <text:p>MFE 1</text:p>
          </table:table-cell>
          <table:table-cell table:style-name="ce220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97" office:value-type="string">
            <text:p>MFE 1</text:p>
          </table:table-cell>
          <table:table-cell table:style-name="ce220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97" office:value-type="string">
            <text:p>MFE 1</text:p>
          </table:table-cell>
          <table:table-cell table:style-name="ce220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98" office:value-type="string">
            <text:p>Endo 2</text:p>
          </table:table-cell>
          <table:table-cell table:style-name="ce221" office:value-type="string">
            <text:p>Rheum</text:p>
          </table:table-cell>
          <table:table-cell table:style-name="ce262"/>
        </table:table-row>
        <table:table-row table:style-name="ro2">
          <table:table-cell table:style-name="ce98" office:value-type="string">
            <text:p>Endo 2</text:p>
          </table:table-cell>
          <table:table-cell table:style-name="ce221" office:value-type="string">
            <text:p>Rheum</text:p>
          </table:table-cell>
          <table:table-cell table:style-name="ce298" office:value-type="string">
            <text:p>Endo 1</text:p>
          </table:table-cell>
        </table:table-row>
        <table:table-row table:style-name="ro2">
          <table:table-cell table:style-name="ce98" office:value-type="string">
            <text:p>Endo 2</text:p>
          </table:table-cell>
          <table:table-cell table:style-name="ce221" office:value-type="string">
            <text:p>Rheum</text:p>
          </table:table-cell>
          <table:table-cell table:style-name="ce298" office:value-type="string">
            <text:p>Endo 1</text:p>
          </table:table-cell>
        </table:table-row>
        <table:table-row table:style-name="ro2">
          <table:table-cell table:style-name="ce99" office:value-type="string">
            <text:p>Resp 2</text:p>
          </table:table-cell>
          <table:table-cell table:style-name="ce222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100" office:value-type="string">
            <text:p>Resp 2</text:p>
          </table:table-cell>
          <table:table-cell table:style-name="ce222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101" office:value-type="string">
            <text:p>Resp 2</text:p>
          </table:table-cell>
          <table:table-cell table:style-name="ce222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101" office:value-type="string">
            <text:p>Resp 2</text:p>
          </table:table-cell>
          <table:table-cell table:style-name="ce222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102" office:value-type="string">
            <text:p>Jonathon Landy</text:p>
          </table:table-cell>
          <table:table-cell table:style-name="ce223" office:value-type="string">
            <text:p>MFE 3</text:p>
          </table:table-cell>
          <table:table-cell table:style-name="ce262"/>
        </table:table-row>
        <table:table-row table:style-name="ro2">
          <table:table-cell table:style-name="ce103" office:value-type="string">
            <text:p>Jonathon Landy</text:p>
          </table:table-cell>
          <table:table-cell table:style-name="ce223" office:value-type="string">
            <text:p>MFE 3</text:p>
          </table:table-cell>
          <table:table-cell table:style-name="ce299" office:value-type="string">
            <text:p>Endo 3</text:p>
          </table:table-cell>
        </table:table-row>
        <table:table-row table:style-name="ro2">
          <table:table-cell table:style-name="ce103" office:value-type="string">
            <text:p>Jonathon Landy</text:p>
          </table:table-cell>
          <table:table-cell table:style-name="ce223" office:value-type="string">
            <text:p>MFE 3</text:p>
          </table:table-cell>
          <table:table-cell table:style-name="ce299" office:value-type="string">
            <text:p>Endo 3</text:p>
          </table:table-cell>
        </table:table-row>
        <table:table-row table:style-name="ro2">
          <table:table-cell table:style-name="ce104" office:value-type="string">
            <text:p>Endo 1</text:p>
          </table:table-cell>
          <table:table-cell table:style-name="ce224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104" office:value-type="string">
            <text:p>Endo 1</text:p>
          </table:table-cell>
          <table:table-cell table:style-name="ce224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104" office:value-type="string">
            <text:p>Endo 1</text:p>
          </table:table-cell>
          <table:table-cell table:style-name="ce224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104" office:value-type="string">
            <text:p>Endo 1</text:p>
          </table:table-cell>
          <table:table-cell table:style-name="ce224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105" office:value-type="string">
            <text:p>Abdulkani Yusuf</text:p>
          </table:table-cell>
          <table:table-cell table:style-name="ce225" office:value-type="string">
            <text:p>MFE 1</text:p>
          </table:table-cell>
          <table:table-cell table:style-name="ce262"/>
        </table:table-row>
        <table:table-row table:style-name="ro2">
          <table:table-cell table:style-name="ce105" office:value-type="string">
            <text:p>Abdulkani Yusuf</text:p>
          </table:table-cell>
          <table:table-cell table:style-name="ce225" office:value-type="string">
            <text:p>MFE 1</text:p>
          </table:table-cell>
          <table:table-cell table:style-name="ce300" office:value-type="string">
            <text:p>Jonathon Nolan</text:p>
          </table:table-cell>
        </table:table-row>
        <table:table-row table:style-name="ro2">
          <table:table-cell table:style-name="ce105" office:value-type="string">
            <text:p>Abdulkani Yusuf</text:p>
          </table:table-cell>
          <table:table-cell table:style-name="ce225" office:value-type="string">
            <text:p>MFE 1</text:p>
          </table:table-cell>
          <table:table-cell table:style-name="ce300" office:value-type="string">
            <text:p>Jonathon Nolan</text:p>
          </table:table-cell>
        </table:table-row>
        <table:table-row table:style-name="ro2">
          <table:table-cell table:style-name="ce106" office:value-type="string">
            <text:p>MFE 3</text:p>
          </table:table-cell>
          <table:table-cell table:style-name="ce226" office:value-type="string">
            <text:p>Endo 3</text:p>
          </table:table-cell>
          <table:table-cell table:style-name="ce262"/>
        </table:table-row>
        <table:table-row table:style-name="ro2">
          <table:table-cell table:style-name="ce107" office:value-type="string">
            <text:p>MFE 3</text:p>
          </table:table-cell>
          <table:table-cell table:style-name="ce227" office:value-type="string">
            <text:p>Endo 3</text:p>
          </table:table-cell>
          <table:table-cell table:style-name="ce262"/>
        </table:table-row>
        <table:table-row table:style-name="ro2">
          <table:table-cell table:style-name="ce107" office:value-type="string">
            <text:p>MFE 3</text:p>
          </table:table-cell>
          <table:table-cell table:style-name="ce227" office:value-type="string">
            <text:p>Endo 3</text:p>
          </table:table-cell>
          <table:table-cell table:style-name="ce262"/>
        </table:table-row>
        <table:table-row table:style-name="ro2">
          <table:table-cell table:style-name="ce107" office:value-type="string">
            <text:p>MFE 3</text:p>
          </table:table-cell>
          <table:table-cell table:style-name="ce227" office:value-type="string">
            <text:p>Endo 3</text:p>
          </table:table-cell>
          <table:table-cell table:style-name="ce262"/>
        </table:table-row>
        <table:table-row table:style-name="ro2">
          <table:table-cell table:style-name="ce108" office:value-type="string">
            <text:p>Jonathon Landy</text:p>
          </table:table-cell>
          <table:table-cell table:style-name="ce228" office:value-type="string">
            <text:p>Resp 1</text:p>
          </table:table-cell>
          <table:table-cell table:style-name="ce262"/>
        </table:table-row>
        <table:table-row table:style-name="ro2">
          <table:table-cell table:style-name="ce108" office:value-type="string">
            <text:p>Jonathon Landy</text:p>
          </table:table-cell>
          <table:table-cell table:style-name="ce228" office:value-type="string">
            <text:p>Resp 1</text:p>
          </table:table-cell>
          <table:table-cell table:style-name="ce301" office:value-type="string">
            <text:p>Resp 2</text:p>
          </table:table-cell>
        </table:table-row>
        <table:table-row table:style-name="ro2">
          <table:table-cell table:style-name="ce108" office:value-type="string">
            <text:p>Jonathon Landy</text:p>
          </table:table-cell>
          <table:table-cell table:style-name="ce228" office:value-type="string">
            <text:p>Resp 1</text:p>
          </table:table-cell>
          <table:table-cell table:style-name="ce301" office:value-type="string">
            <text:p>Resp 2</text:p>
          </table:table-cell>
        </table:table-row>
        <table:table-row table:style-name="ro2">
          <table:table-cell table:style-name="ce109" office:value-type="string">
            <text:p>Rheum</text:p>
          </table:table-cell>
          <table:table-cell table:style-name="ce229" office:value-type="string">
            <text:p>Endo 2</text:p>
          </table:table-cell>
          <table:table-cell table:style-name="ce262"/>
        </table:table-row>
        <table:table-row table:style-name="ro2">
          <table:table-cell table:style-name="ce109" office:value-type="string">
            <text:p>Rheum</text:p>
          </table:table-cell>
          <table:table-cell table:style-name="ce230" office:value-type="string">
            <text:p>Endo 2</text:p>
          </table:table-cell>
          <table:table-cell table:style-name="ce262"/>
        </table:table-row>
        <table:table-row table:style-name="ro2">
          <table:table-cell table:style-name="ce109" office:value-type="string">
            <text:p>Rheum</text:p>
          </table:table-cell>
          <table:table-cell table:style-name="ce230" office:value-type="string">
            <text:p>Endo 2</text:p>
          </table:table-cell>
          <table:table-cell table:style-name="ce262"/>
        </table:table-row>
        <table:table-row table:style-name="ro2">
          <table:table-cell table:style-name="ce109" office:value-type="string">
            <text:p>Rheum</text:p>
          </table:table-cell>
          <table:table-cell table:style-name="ce230" office:value-type="string">
            <text:p>Endo 2</text:p>
          </table:table-cell>
          <table:table-cell table:style-name="ce262"/>
        </table:table-row>
        <table:table-row table:style-name="ro2">
          <table:table-cell table:style-name="ce3" office:value-type="string">
            <text:p>MFE 3</text:p>
          </table:table-cell>
          <table:table-cell table:style-name="ce231" office:value-type="string">
            <text:p>Jonathon Nolan</text:p>
          </table:table-cell>
          <table:table-cell table:style-name="ce262"/>
        </table:table-row>
        <table:table-row table:style-name="ro2">
          <table:table-cell table:style-name="ce3" office:value-type="string">
            <text:p>MFE 3</text:p>
          </table:table-cell>
          <table:table-cell table:style-name="ce231" office:value-type="string">
            <text:p>Jonathon Nolan</text:p>
          </table:table-cell>
          <table:table-cell table:style-name="ce302" office:value-type="string">
            <text:p>ID</text:p>
          </table:table-cell>
        </table:table-row>
        <table:table-row table:style-name="ro2">
          <table:table-cell table:style-name="ce3" office:value-type="string">
            <text:p>MFE 3</text:p>
          </table:table-cell>
          <table:table-cell table:style-name="ce231" office:value-type="string">
            <text:p>Jonathon Nolan</text:p>
          </table:table-cell>
          <table:table-cell table:style-name="ce302" office:value-type="string">
            <text:p>ID</text:p>
          </table:table-cell>
        </table:table-row>
        <table:table-row table:style-name="ro2">
          <table:table-cell table:style-name="ce110" office:value-type="string">
            <text:p>Evangelia Fatourou</text:p>
          </table:table-cell>
          <table:table-cell table:style-name="ce232" office:value-type="string">
            <text:p>Resp 2</text:p>
          </table:table-cell>
          <table:table-cell table:style-name="ce262"/>
        </table:table-row>
        <table:table-row table:style-name="ro2">
          <table:table-cell table:style-name="ce110" office:value-type="string">
            <text:p>Evangelia Fatourou</text:p>
          </table:table-cell>
          <table:table-cell table:style-name="ce233" office:value-type="string">
            <text:p>Resp 2</text:p>
          </table:table-cell>
          <table:table-cell table:style-name="ce262"/>
        </table:table-row>
        <table:table-row table:style-name="ro2">
          <table:table-cell table:style-name="ce110" office:value-type="string">
            <text:p>Evangelia Fatourou</text:p>
          </table:table-cell>
          <table:table-cell table:style-name="ce233" office:value-type="string">
            <text:p>Resp 2</text:p>
          </table:table-cell>
          <table:table-cell table:style-name="ce262"/>
        </table:table-row>
        <table:table-row table:style-name="ro2">
          <table:table-cell table:style-name="ce110" office:value-type="string">
            <text:p>Evangelia Fatourou</text:p>
          </table:table-cell>
          <table:table-cell table:style-name="ce233" office:value-type="string">
            <text:p>Resp 2</text:p>
          </table:table-cell>
          <table:table-cell table:style-name="ce262"/>
        </table:table-row>
        <table:table-row table:style-name="ro2">
          <table:table-cell table:style-name="ce111" office:value-type="string">
            <text:p>Endo 1</text:p>
          </table:table-cell>
          <table:table-cell table:style-name="ce234" office:value-type="string">
            <text:p>Jonathon Landy</text:p>
          </table:table-cell>
          <table:table-cell table:style-name="ce262"/>
        </table:table-row>
        <table:table-row table:style-name="ro2">
          <table:table-cell table:style-name="ce111" office:value-type="string">
            <text:p>Endo 1</text:p>
          </table:table-cell>
          <table:table-cell table:style-name="ce234" office:value-type="string">
            <text:p>Jonathon Landy</text:p>
          </table:table-cell>
          <table:table-cell table:style-name="ce303" office:value-type="string">
            <text:p>MFE 1</text:p>
          </table:table-cell>
        </table:table-row>
        <table:table-row table:style-name="ro2">
          <table:table-cell table:style-name="ce111" office:value-type="string">
            <text:p>Endo 1</text:p>
          </table:table-cell>
          <table:table-cell table:style-name="ce234" office:value-type="string">
            <text:p>Jonathon Landy</text:p>
          </table:table-cell>
          <table:table-cell table:style-name="ce303" office:value-type="string">
            <text:p>MFE 1</text:p>
          </table:table-cell>
        </table:table-row>
        <table:table-row table:style-name="ro2">
          <table:table-cell table:style-name="ce112" office:value-type="string">
            <text:p>Resp 1</text:p>
          </table:table-cell>
          <table:table-cell table:style-name="ce235" office:value-type="string">
            <text:p>Endo 3</text:p>
          </table:table-cell>
          <table:table-cell table:style-name="ce262"/>
        </table:table-row>
        <table:table-row table:style-name="ro2">
          <table:table-cell table:style-name="ce113" office:value-type="string">
            <text:p>Resp 1</text:p>
          </table:table-cell>
          <table:table-cell table:style-name="ce236" office:value-type="string">
            <text:p>Endo 3</text:p>
          </table:table-cell>
          <table:table-cell table:style-name="ce262"/>
        </table:table-row>
        <table:table-row table:style-name="ro2">
          <table:table-cell table:style-name="ce113" office:value-type="string">
            <text:p>Resp 1</text:p>
          </table:table-cell>
          <table:table-cell table:style-name="ce236" office:value-type="string">
            <text:p>Endo 3</text:p>
          </table:table-cell>
          <table:table-cell table:style-name="ce262"/>
        </table:table-row>
        <table:table-row table:style-name="ro2">
          <table:table-cell table:style-name="ce113" office:value-type="string">
            <text:p>Resp 1</text:p>
          </table:table-cell>
          <table:table-cell table:style-name="ce236" office:value-type="string">
            <text:p>Endo 3</text:p>
          </table:table-cell>
          <table:table-cell table:style-name="ce262"/>
        </table:table-row>
        <table:table-row table:style-name="ro2">
          <table:table-cell table:style-name="ce114" office:value-type="string">
            <text:p>ID</text:p>
          </table:table-cell>
          <table:table-cell table:style-name="ce237" office:value-type="string">
            <text:p>Rheum</text:p>
          </table:table-cell>
          <table:table-cell table:style-name="ce262"/>
        </table:table-row>
        <table:table-row table:style-name="ro2">
          <table:table-cell table:style-name="ce114" office:value-type="string">
            <text:p>ID</text:p>
          </table:table-cell>
          <table:table-cell table:style-name="ce237" office:value-type="string">
            <text:p>Rheum</text:p>
          </table:table-cell>
          <table:table-cell table:style-name="ce304" office:value-type="string">
            <text:p>Abdulkani Yusuf</text:p>
          </table:table-cell>
        </table:table-row>
        <table:table-row table:style-name="ro2">
          <table:table-cell table:style-name="ce114" office:value-type="string">
            <text:p>ID</text:p>
          </table:table-cell>
          <table:table-cell table:style-name="ce237" office:value-type="string">
            <text:p>Rheum</text:p>
          </table:table-cell>
          <table:table-cell table:style-name="ce304" office:value-type="string">
            <text:p>Abdulkani Yusuf</text:p>
          </table:table-cell>
        </table:table-row>
        <table:table-row table:style-name="ro2">
          <table:table-cell table:style-name="ce115" office:value-type="string">
            <text:p>Endo 2</text:p>
          </table:table-cell>
          <table:table-cell table:style-name="ce238" office:value-type="string">
            <text:p>MFE 1</text:p>
          </table:table-cell>
          <table:table-cell table:style-name="ce262"/>
        </table:table-row>
        <table:table-row table:style-name="ro2">
          <table:table-cell table:style-name="ce116" office:value-type="string">
            <text:p>Endo 2</text:p>
          </table:table-cell>
          <table:table-cell table:style-name="ce239" office:value-type="string">
            <text:p>MFE 1</text:p>
          </table:table-cell>
          <table:table-cell table:style-name="ce262"/>
        </table:table-row>
        <table:table-row table:style-name="ro2">
          <table:table-cell table:style-name="ce116" office:value-type="string">
            <text:p>Endo 2</text:p>
          </table:table-cell>
          <table:table-cell table:style-name="ce240" office:value-type="string">
            <text:p>MFE 1</text:p>
          </table:table-cell>
          <table:table-cell table:style-name="ce262"/>
        </table:table-row>
        <table:table-row table:style-name="ro2">
          <table:table-cell table:style-name="ce116" office:value-type="string">
            <text:p>Endo 2</text:p>
          </table:table-cell>
          <table:table-cell table:style-name="ce240" office:value-type="string">
            <text:p>MFE 1</text:p>
          </table:table-cell>
          <table:table-cell table:style-name="ce262"/>
        </table:table-row>
        <table:table-row table:style-name="ro2">
          <table:table-cell table:style-name="ce117" office:value-type="string">
            <text:p>MFE 3</text:p>
          </table:table-cell>
          <table:table-cell table:style-name="ce241" office:value-type="string">
            <text:p>Evangelia Fatourou</text:p>
          </table:table-cell>
          <table:table-cell table:style-name="ce262"/>
        </table:table-row>
        <table:table-row table:style-name="ro2">
          <table:table-cell table:style-name="ce117" office:value-type="string">
            <text:p>MFE 3</text:p>
          </table:table-cell>
          <table:table-cell table:style-name="ce241" office:value-type="string">
            <text:p>Evangelia Fatourou</text:p>
          </table:table-cell>
          <table:table-cell table:style-name="ce305" office:value-type="string">
            <text:p>MFE 2</text:p>
          </table:table-cell>
        </table:table-row>
        <table:table-row table:style-name="ro2">
          <table:table-cell table:style-name="ce117" office:value-type="string">
            <text:p>MFE 3</text:p>
          </table:table-cell>
          <table:table-cell table:style-name="ce241" office:value-type="string">
            <text:p>Evangelia Fatourou</text:p>
          </table:table-cell>
          <table:table-cell table:style-name="ce305" office:value-type="string">
            <text:p>MFE 2</text:p>
          </table:table-cell>
        </table:table-row>
        <table:table-row table:style-name="ro2">
          <table:table-cell table:style-name="ce118" office:value-type="string">
            <text:p>Jonathon Nolan</text:p>
          </table:table-cell>
          <table:table-cell table:style-name="ce242" office:value-type="string">
            <text:p>Endo 1</text:p>
          </table:table-cell>
          <table:table-cell table:style-name="ce262"/>
        </table:table-row>
        <table:table-row table:style-name="ro2">
          <table:table-cell table:style-name="ce118" office:value-type="string">
            <text:p>Jonathon Nolan</text:p>
          </table:table-cell>
          <table:table-cell table:style-name="ce242" office:value-type="string">
            <text:p>Endo 1</text:p>
          </table:table-cell>
          <table:table-cell table:style-name="ce262"/>
        </table:table-row>
        <table:table-row table:style-name="ro2">
          <table:table-cell table:style-name="ce118" office:value-type="string">
            <text:p>Jonathon Nolan</text:p>
          </table:table-cell>
          <table:table-cell table:style-name="ce242" office:value-type="string">
            <text:p>Endo 1</text:p>
          </table:table-cell>
          <table:table-cell table:style-name="ce262"/>
        </table:table-row>
        <table:table-row table:style-name="ro2">
          <table:table-cell table:style-name="ce118" office:value-type="string">
            <text:p>Jonathon Nolan</text:p>
          </table:table-cell>
          <table:table-cell table:style-name="ce242" office:value-type="string">
            <text:p>Endo 1</text:p>
          </table:table-cell>
          <table:table-cell table:style-name="ce262"/>
        </table:table-row>
        <table:table-row table:style-name="ro2">
          <table:table-cell table:style-name="ce119" office:value-type="string">
            <text:p>Resp 2</text:p>
          </table:table-cell>
          <table:table-cell table:style-name="ce243" office:value-type="string">
            <text:p>Abdulkani Yusuf</text:p>
          </table:table-cell>
          <table:table-cell table:style-name="ce262"/>
        </table:table-row>
        <table:table-row table:style-name="ro2">
          <table:table-cell table:style-name="ce120" office:value-type="string">
            <text:p>Resp 2</text:p>
          </table:table-cell>
          <table:table-cell table:style-name="ce243" office:value-type="string">
            <text:p>Abdulkani Yusuf</text:p>
          </table:table-cell>
          <table:table-cell table:style-name="ce306" office:value-type="string">
            <text:p>Rheum</text:p>
          </table:table-cell>
        </table:table-row>
        <table:table-row table:style-name="ro2">
          <table:table-cell table:style-name="ce120" office:value-type="string">
            <text:p>Resp 2</text:p>
          </table:table-cell>
          <table:table-cell table:style-name="ce243" office:value-type="string">
            <text:p>Abdulkani Yusuf</text:p>
          </table:table-cell>
          <table:table-cell table:style-name="ce306" office:value-type="string">
            <text:p>Rheum</text:p>
          </table:table-cell>
        </table:table-row>
        <table:table-row table:style-name="ro2">
          <table:table-cell table:style-name="ce121" office:value-type="string">
            <text:p>MFE 2</text:p>
          </table:table-cell>
          <table:table-cell table:style-name="ce244" office:value-type="string">
            <text:p>Resp 1</text:p>
          </table:table-cell>
          <table:table-cell table:style-name="ce262"/>
        </table:table-row>
        <table:table-row table:style-name="ro2">
          <table:table-cell table:style-name="ce121" office:value-type="string">
            <text:p>MFE 2</text:p>
          </table:table-cell>
          <table:table-cell table:style-name="ce244" office:value-type="string">
            <text:p>Resp 1</text:p>
          </table:table-cell>
          <table:table-cell table:style-name="ce262"/>
        </table:table-row>
        <table:table-row table:style-name="ro2">
          <table:table-cell table:style-name="ce121" office:value-type="string">
            <text:p>MFE 2</text:p>
          </table:table-cell>
          <table:table-cell table:style-name="ce244" office:value-type="string">
            <text:p>Resp 1</text:p>
          </table:table-cell>
          <table:table-cell table:style-name="ce262"/>
        </table:table-row>
        <table:table-row table:style-name="ro2">
          <table:table-cell table:style-name="ce121" office:value-type="string">
            <text:p>MFE 2</text:p>
          </table:table-cell>
          <table:table-cell table:style-name="ce244" office:value-type="string">
            <text:p>Resp 1</text:p>
          </table:table-cell>
          <table:table-cell table:style-name="ce262"/>
        </table:table-row>
        <table:table-row table:style-name="ro2">
          <table:table-cell table:style-name="ce122" office:value-type="string">
            <text:p>Endo 3</text:p>
          </table:table-cell>
          <table:table-cell table:style-name="ce245" office:value-type="string">
            <text:p>Jonathon Landy</text:p>
          </table:table-cell>
          <table:table-cell table:style-name="ce262"/>
        </table:table-row>
        <table:table-row table:style-name="ro2">
          <table:table-cell table:style-name="ce123" office:value-type="string">
            <text:p>Endo 3</text:p>
          </table:table-cell>
          <table:table-cell table:style-name="ce245" office:value-type="string">
            <text:p>Jonathon Landy</text:p>
          </table:table-cell>
          <table:table-cell table:style-name="ce307" office:value-type="string">
            <text:p>MFE 1</text:p>
          </table:table-cell>
        </table:table-row>
        <table:table-row table:style-name="ro2">
          <table:table-cell table:style-name="ce123" office:value-type="string">
            <text:p>Endo 3</text:p>
          </table:table-cell>
          <table:table-cell table:style-name="ce245" office:value-type="string">
            <text:p>Jonathon Landy</text:p>
          </table:table-cell>
          <table:table-cell table:style-name="ce307" office:value-type="string">
            <text:p>MFE 1</text:p>
          </table:table-cell>
        </table:table-row>
        <table:table-row table:style-name="ro2">
          <table:table-cell table:style-name="ce124" office:value-type="string">
            <text:p>Rheum</text:p>
          </table:table-cell>
          <table:table-cell table:style-name="ce246" office:value-type="string">
            <text:p>ID</text:p>
          </table:table-cell>
          <table:table-cell table:style-name="ce262"/>
        </table:table-row>
        <table:table-row table:style-name="ro2">
          <table:table-cell table:style-name="ce124" office:value-type="string">
            <text:p>Rheum</text:p>
          </table:table-cell>
          <table:table-cell table:style-name="ce246" office:value-type="string">
            <text:p>ID</text:p>
          </table:table-cell>
          <table:table-cell table:style-name="ce262"/>
        </table:table-row>
        <table:table-row table:style-name="ro2">
          <table:table-cell table:style-name="ce124" office:value-type="string">
            <text:p>Rheum</text:p>
          </table:table-cell>
          <table:table-cell table:style-name="ce246" office:value-type="string">
            <text:p>ID</text:p>
          </table:table-cell>
          <table:table-cell table:style-name="ce262"/>
        </table:table-row>
        <table:table-row table:style-name="ro2">
          <table:table-cell table:style-name="ce124" office:value-type="string">
            <text:p>Rheum</text:p>
          </table:table-cell>
          <table:table-cell table:style-name="ce246" office:value-type="string">
            <text:p>ID</text:p>
          </table:table-cell>
          <table:table-cell table:style-name="ce262"/>
        </table:table-row>
        <table:table-row table:style-name="ro2">
          <table:table-cell table:style-name="ce125" office:value-type="string">
            <text:p>Jonathon Nolan</text:p>
          </table:table-cell>
          <table:table-cell table:style-name="ce247" office:value-type="string">
            <text:p>MFE 2</text:p>
          </table:table-cell>
          <table:table-cell table:style-name="ce262"/>
        </table:table-row>
        <table:table-row table:style-name="ro2">
          <table:table-cell table:style-name="ce125" office:value-type="string">
            <text:p>Jonathon Nolan</text:p>
          </table:table-cell>
          <table:table-cell table:style-name="ce247" office:value-type="string">
            <text:p>MFE 2</text:p>
          </table:table-cell>
          <table:table-cell table:style-name="ce308" office:value-type="string">
            <text:p>Evangelia Fatourou</text:p>
          </table:table-cell>
        </table:table-row>
        <table:table-row table:style-name="ro2">
          <table:table-cell table:style-name="ce125" office:value-type="string">
            <text:p>Jonathon Nolan</text:p>
          </table:table-cell>
          <table:table-cell table:style-name="ce247" office:value-type="string">
            <text:p>MFE 2</text:p>
          </table:table-cell>
          <table:table-cell table:style-name="ce308" office:value-type="string">
            <text:p>Evangelia Fatourou</text:p>
          </table:table-cell>
        </table:table-row>
        <table:table-row table:style-name="ro2">
          <table:table-cell table:style-name="ce126" office:value-type="string">
            <text:p>Endo 3</text:p>
          </table:table-cell>
          <table:table-cell table:style-name="ce248" office:value-type="string">
            <text:p>Resp 2</text:p>
          </table:table-cell>
          <table:table-cell table:style-name="ce262"/>
        </table:table-row>
        <table:table-row table:style-name="ro2">
          <table:table-cell table:style-name="ce126" office:value-type="string">
            <text:p>Endo 3</text:p>
          </table:table-cell>
          <table:table-cell table:style-name="ce248" office:value-type="string">
            <text:p>Resp 2</text:p>
          </table:table-cell>
          <table:table-cell table:style-name="ce262"/>
        </table:table-row>
        <table:table-row table:style-name="ro2">
          <table:table-cell table:style-name="ce126" office:value-type="string">
            <text:p>Endo 3</text:p>
          </table:table-cell>
          <table:table-cell table:style-name="ce248" office:value-type="string">
            <text:p>Resp 2</text:p>
          </table:table-cell>
          <table:table-cell table:style-name="ce262"/>
        </table:table-row>
        <table:table-row table:style-name="ro2">
          <table:table-cell table:style-name="ce126" office:value-type="string">
            <text:p>Endo 3</text:p>
          </table:table-cell>
          <table:table-cell table:style-name="ce248" office:value-type="string">
            <text:p>Resp 2</text:p>
          </table:table-cell>
          <table:table-cell table:style-name="ce262"/>
        </table:table-row>
        <table:table-row table:style-name="ro2">
          <table:table-cell table:style-name="ce127" office:value-type="string">
            <text:p>Jonathon Landy</text:p>
          </table:table-cell>
          <table:table-cell table:style-name="ce249" office:value-type="string">
            <text:p>MFE 3</text:p>
          </table:table-cell>
          <table:table-cell table:style-name="ce262"/>
        </table:table-row>
        <table:table-row table:style-name="ro2">
          <table:table-cell table:style-name="ce127" office:value-type="string">
            <text:p>Jonathon Landy</text:p>
          </table:table-cell>
          <table:table-cell table:style-name="ce249" office:value-type="string">
            <text:p>MFE 3</text:p>
          </table:table-cell>
          <table:table-cell table:style-name="ce309" office:value-type="string">
            <text:p>Endo 2</text:p>
          </table:table-cell>
        </table:table-row>
        <table:table-row table:style-name="ro2">
          <table:table-cell table:style-name="ce127" office:value-type="string">
            <text:p>Jonathon Landy</text:p>
          </table:table-cell>
          <table:table-cell table:style-name="ce249" office:value-type="string">
            <text:p>MFE 3</text:p>
          </table:table-cell>
          <table:table-cell table:style-name="ce309" office:value-type="string">
            <text:p>Endo 2</text:p>
          </table:table-cell>
        </table:table-row>
        <table:table-row table:style-name="ro2">
          <table:table-cell table:style-name="ce128" office:value-type="string">
            <text:p>Endo 1</text:p>
          </table:table-cell>
          <table:table-cell table:style-name="ce250" office:value-type="string">
            <text:p>Rheum</text:p>
          </table:table-cell>
          <table:table-cell table:style-name="ce262"/>
        </table:table-row>
        <table:table-row table:style-name="ro2">
          <table:table-cell table:style-name="ce129" office:value-type="string">
            <text:p>Endo 1</text:p>
          </table:table-cell>
          <table:table-cell table:style-name="ce251" office:value-type="string">
            <text:p>Rheum</text:p>
          </table:table-cell>
          <table:table-cell table:style-name="ce262"/>
        </table:table-row>
        <table:table-row table:style-name="ro4">
          <table:table-cell table:style-name="ce130"/>
          <table:table-cell table:style-name="ce252"/>
          <table:table-cell table:style-name="ce131"/>
        </table:table-row>
        <table:table-row table:style-name="ro5" table:number-rows-repeated="6">
          <table:table-cell table:style-name="Default" table:number-columns-repeated="3"/>
        </table:table-row>
        <table:table-row table:style-name="ro4" table:number-rows-repeated="3">
          <table:table-cell table:style-name="ce131" table:number-columns-repeated="3"/>
        </table:table-row>
        <table:table-row table:style-name="ro4" table:number-rows-repeated="1048198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number-style style:name="N119">
      <number:number number:decimal-places="1" number:min-integer-digits="1"/>
    </number:number-style>
    <number:date-style style:name="N120P0" style:volatile="true">
      <number:day/>
      <number:text>/</number:text>
      <number:month/>
      <number:text>/</number:text>
      <number:year/>
    </number:date-style>
    <number:text-style style:name="N120">
      <number:text-content/>
      <style:map style:condition="value()&gt;=0" style:apply-style-name="N120P0"/>
    </number:text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2_5f_1" style:display-name="Excel_CondFormat_3_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45_5f_1" style:display-name="Excel_CondFormat_3_34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86_5f_1" style:display-name="Excel_CondFormat_3_38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51_5f_1" style:display-name="Excel_CondFormat_3_75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43_5f_1" style:display-name="Excel_CondFormat_3_34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43_5f_2" style:display-name="Excel_CondFormat_3_34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44_5f_1" style:display-name="Excel_CondFormat_3_34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44_5f_2" style:display-name="Excel_CondFormat_3_34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72_5f_1" style:display-name="Excel_CondFormat_3_37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7_5f_1" style:display-name="Excel_CondFormat_3_85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9_5f_1" style:display-name="Excel_CondFormat_3_859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859_5f_2" style:display-name="Excel_CondFormat_3_859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75_5f_1" style:display-name="Excel_CondFormat_3_77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47_5f_1" style:display-name="Excel_CondFormat_3_34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1_5f_1" style:display-name="Excel_CondFormat_3_85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2_5f_1" style:display-name="Excel_CondFormat_3_35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5_5f_1" style:display-name="Excel_CondFormat_3_81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4_5f_1" style:display-name="Excel_CondFormat_3_35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54_5f_2" style:display-name="Excel_CondFormat_3_35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6_5f_1" style:display-name="Excel_CondFormat_3_35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5_5f_1" style:display-name="Excel_CondFormat_3_35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8_5f_1" style:display-name="Excel_CondFormat_3_35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99_5f_1" style:display-name="Excel_CondFormat_3_799_1" style:family="table-cell" style:parent-style-name="Default">
      <style:text-properties fo:color="#000000" fo:font-size="11pt" style:font-size-asian="11pt" style:font-size-complex="11pt"/>
    </style:style>
    <style:style style:name="Excel_5f_CondFormat_5f_3_5f_360_5f_1" style:display-name="Excel_CondFormat_3_36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3_5f_1" style:display-name="Excel_CondFormat_3_35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37_5f_1" style:display-name="Excel_CondFormat_3_83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0_5f_1" style:display-name="Excel_CondFormat_3_78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1_5f_1" style:display-name="Excel_CondFormat_3_78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62_5f_1" style:display-name="Excel_CondFormat_3_362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62_5f_2" style:display-name="Excel_CondFormat_3_362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8_5f_1" style:display-name="Excel_CondFormat_3_81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89_5f_1" style:display-name="Excel_CondFormat_3_38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90_5f_1" style:display-name="Excel_CondFormat_3_39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66_5f_1" style:display-name="Excel_CondFormat_3_36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36_5f_1" style:display-name="Excel_CondFormat_3_83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56_5f_1" style:display-name="Excel_CondFormat_3_75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69_5f_1" style:display-name="Excel_CondFormat_3_369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69_5f_2" style:display-name="Excel_CondFormat_3_369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70_5f_1" style:display-name="Excel_CondFormat_3_370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70_5f_2" style:display-name="Excel_CondFormat_3_370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71_5f_1" style:display-name="Excel_CondFormat_3_37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495_5f_1" style:display-name="Excel_CondFormat_3_49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498_5f_1" style:display-name="Excel_CondFormat_3_49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499_5f_1" style:display-name="Excel_CondFormat_3_49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66_5f_1" style:display-name="Excel_CondFormat_3_56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2_5f_1" style:display-name="Excel_CondFormat_3_802_1" style:family="table-cell" style:parent-style-name="Default">
      <style:text-properties fo:color="#000000" fo:font-size="11pt" style:font-size-asian="11pt" style:font-size-complex="11pt"/>
    </style:style>
    <style:style style:name="Excel_5f_CondFormat_5f_3_5f_501_5f_1" style:display-name="Excel_CondFormat_3_501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01_5f_2" style:display-name="Excel_CondFormat_3_501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37_5f_1" style:display-name="Excel_CondFormat_3_53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3_5f_1" style:display-name="Excel_CondFormat_3_803_1" style:family="table-cell" style:parent-style-name="Default">
      <style:text-properties fo:color="#000000" fo:font-size="11pt" style:font-size-asian="11pt" style:font-size-complex="11pt"/>
    </style:style>
    <style:style style:name="Excel_5f_CondFormat_5f_3_5f_504_5f_1" style:display-name="Excel_CondFormat_3_50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04_5f_2" style:display-name="Excel_CondFormat_3_50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05_5f_1" style:display-name="Excel_CondFormat_3_50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79_5f_1" style:display-name="Excel_CondFormat_3_77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64_5f_1" style:display-name="Excel_CondFormat_3_66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58_5f_1" style:display-name="Excel_CondFormat_3_75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494_5f_1" style:display-name="Excel_CondFormat_3_49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78_5f_1" style:display-name="Excel_CondFormat_3_77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493_5f_1" style:display-name="Excel_CondFormat_3_49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8_5f_1" style:display-name="Excel_CondFormat_3_788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8_5f_2" style:display-name="Excel_CondFormat_3_788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8_5f_3" style:display-name="Excel_CondFormat_3_788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822_5f_1" style:display-name="Excel_CondFormat_3_82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42_5f_1" style:display-name="Excel_CondFormat_3_542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42_5f_2" style:display-name="Excel_CondFormat_3_542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5_5f_1" style:display-name="Excel_CondFormat_3_85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40_5f_1" style:display-name="Excel_CondFormat_3_540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40_5f_2" style:display-name="Excel_CondFormat_3_540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5_5f_1" style:display-name="Excel_CondFormat_3_805_1" style:family="table-cell" style:parent-style-name="Default">
      <style:text-properties fo:color="#000000" fo:font-size="11pt" style:font-size-asian="11pt" style:font-size-complex="11pt"/>
    </style:style>
    <style:style style:name="Excel_5f_CondFormat_5f_3_5f_541_5f_1" style:display-name="Excel_CondFormat_3_54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68_5f_1" style:display-name="Excel_CondFormat_3_76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87_5f_1" style:display-name="Excel_CondFormat_3_587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87_5f_2" style:display-name="Excel_CondFormat_3_587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88_5f_1" style:display-name="Excel_CondFormat_3_588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88_5f_2" style:display-name="Excel_CondFormat_3_588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08_5f_1" style:display-name="Excel_CondFormat_3_50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3_5f_1" style:display-name="Excel_CondFormat_3_85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71_5f_1" style:display-name="Excel_CondFormat_3_77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89_5f_1" style:display-name="Excel_CondFormat_3_58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90_5f_1" style:display-name="Excel_CondFormat_3_590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90_5f_2" style:display-name="Excel_CondFormat_3_590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90_5f_3" style:display-name="Excel_CondFormat_3_590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1_5f_1" style:display-name="Excel_CondFormat_3_79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1_5f_2" style:display-name="Excel_CondFormat_3_791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1_5f_3" style:display-name="Excel_CondFormat_3_791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91_5f_1" style:display-name="Excel_CondFormat_3_59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_5f_1" style:display-name="Excel_CondFormat_3_5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_5f_2" style:display-name="Excel_CondFormat_3_5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73_5f_1" style:display-name="Excel_CondFormat_3_57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73_5f_2" style:display-name="Excel_CondFormat_3_57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26_5f_1" style:display-name="Excel_CondFormat_3_82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66_5f_1" style:display-name="Excel_CondFormat_3_76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02_5f_1" style:display-name="Excel_CondFormat_3_60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8_5f_1" style:display-name="Excel_CondFormat_3_808_1" style:family="table-cell" style:parent-style-name="Default">
      <style:text-properties fo:color="#000000" fo:font-size="11pt" style:font-size-asian="11pt" style:font-size-complex="11pt"/>
    </style:style>
    <style:style style:name="Excel_5f_CondFormat_5f_3_5f_547_5f_1" style:display-name="Excel_CondFormat_3_54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92_5f_1" style:display-name="Excel_CondFormat_3_79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2_5f_2" style:display-name="Excel_CondFormat_3_792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2_5f_3" style:display-name="Excel_CondFormat_3_792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607_5f_1" style:display-name="Excel_CondFormat_3_60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08_5f_1" style:display-name="Excel_CondFormat_3_60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48_5f_1" style:display-name="Excel_CondFormat_3_54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57_5f_1" style:display-name="Excel_CondFormat_3_55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10_5f_1" style:display-name="Excel_CondFormat_3_51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09_5f_1" style:display-name="Excel_CondFormat_3_60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10_5f_1" style:display-name="Excel_CondFormat_3_61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05_5f_1" style:display-name="Excel_CondFormat_3_60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11_5f_1" style:display-name="Excel_CondFormat_3_51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13_5f_1" style:display-name="Excel_CondFormat_3_51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13_5f_2" style:display-name="Excel_CondFormat_3_51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28_5f_1" style:display-name="Excel_CondFormat_3_82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18_5f_1" style:display-name="Excel_CondFormat_3_51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19_5f_1" style:display-name="Excel_CondFormat_3_51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60_5f_1" style:display-name="Excel_CondFormat_3_56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15_5f_1" style:display-name="Excel_CondFormat_3_51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13_5f_1" style:display-name="Excel_CondFormat_3_61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13_5f_2" style:display-name="Excel_CondFormat_3_61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59_5f_1" style:display-name="Excel_CondFormat_3_55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61_5f_1" style:display-name="Excel_CondFormat_3_56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12_5f_1" style:display-name="Excel_CondFormat_3_61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612_5f_2" style:display-name="Excel_CondFormat_3_612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612_5f_3" style:display-name="Excel_CondFormat_3_612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611_5f_1" style:display-name="Excel_CondFormat_3_61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611_5f_2" style:display-name="Excel_CondFormat_3_611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611_5f_3" style:display-name="Excel_CondFormat_3_611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63_5f_1" style:display-name="Excel_CondFormat_3_56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63_5f_2" style:display-name="Excel_CondFormat_3_56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2_5f_1" style:display-name="Excel_CondFormat_3_812_1" style:family="table-cell" style:parent-style-name="Default">
      <style:text-properties fo:color="#000000" fo:font-size="11pt" style:font-size-asian="11pt" style:font-size-complex="11pt"/>
    </style:style>
    <style:style style:name="Excel_5f_CondFormat_5f_3_5f_585_5f_1" style:display-name="Excel_CondFormat_3_58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67_5f_1" style:display-name="Excel_CondFormat_3_56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2_5f_1" style:display-name="Excel_CondFormat_3_78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2_5f_2" style:display-name="Excel_CondFormat_3_782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2_5f_3" style:display-name="Excel_CondFormat_3_782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21_5f_1" style:display-name="Excel_CondFormat_3_52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30_5f_1" style:display-name="Excel_CondFormat_3_83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24_5f_1" style:display-name="Excel_CondFormat_3_52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24_5f_2" style:display-name="Excel_CondFormat_3_52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82_5f_1" style:display-name="Excel_CondFormat_3_58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25_5f_1" style:display-name="Excel_CondFormat_3_52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97_5f_1" style:display-name="Excel_CondFormat_3_59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75_5f_1" style:display-name="Excel_CondFormat_3_575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75_5f_2" style:display-name="Excel_CondFormat_3_575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28_5f_1" style:display-name="Excel_CondFormat_3_528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28_5f_2" style:display-name="Excel_CondFormat_3_528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69_5f_1" style:display-name="Excel_CondFormat_3_56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97_5f_1" style:display-name="Excel_CondFormat_3_797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7_5f_2" style:display-name="Excel_CondFormat_3_797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7_5f_3" style:display-name="Excel_CondFormat_3_797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49_5f_1" style:display-name="Excel_CondFormat_3_54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50_5f_1" style:display-name="Excel_CondFormat_3_55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51_5f_1" style:display-name="Excel_CondFormat_3_55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01_5f_1" style:display-name="Excel_CondFormat_3_601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01_5f_2" style:display-name="Excel_CondFormat_3_601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03_5f_1" style:display-name="Excel_CondFormat_3_60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03_5f_2" style:display-name="Excel_CondFormat_3_60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20_5f_1" style:display-name="Excel_CondFormat_3_52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98_5f_1" style:display-name="Excel_CondFormat_3_798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8_5f_2" style:display-name="Excel_CondFormat_3_798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8_5f_3" style:display-name="Excel_CondFormat_3_798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54_5f_1" style:display-name="Excel_CondFormat_3_55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54_5f_2" style:display-name="Excel_CondFormat_3_55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5_5f_1" style:display-name="Excel_CondFormat_3_785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5_5f_2" style:display-name="Excel_CondFormat_3_785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5_5f_3" style:display-name="Excel_CondFormat_3_785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55_5f_1" style:display-name="Excel_CondFormat_3_555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55_5f_2" style:display-name="Excel_CondFormat_3_555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36_5f_1" style:display-name="Excel_CondFormat_3_53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34_5f_1" style:display-name="Excel_CondFormat_3_53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34_5f_2" style:display-name="Excel_CondFormat_3_53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35_5f_1" style:display-name="Excel_CondFormat_3_535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35_5f_2" style:display-name="Excel_CondFormat_3_535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73_5f_1" style:display-name="Excel_CondFormat_3_37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73_5f_2" style:display-name="Excel_CondFormat_3_37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244_5f_1" style:display-name="Excel_CondFormat_3_24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244_5f_2" style:display-name="Excel_CondFormat_3_24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52_5f_1" style:display-name="Excel_CondFormat_3_75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73_5f_1" style:display-name="Excel_CondFormat_3_77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8_5f_1" style:display-name="Excel_CondFormat_3_858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858_5f_2" style:display-name="Excel_CondFormat_3_858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46_5f_1" style:display-name="Excel_CondFormat_3_34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0_5f_1" style:display-name="Excel_CondFormat_3_85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48_5f_1" style:display-name="Excel_CondFormat_3_34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49_5f_1" style:display-name="Excel_CondFormat_3_34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0_5f_1" style:display-name="Excel_CondFormat_3_35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1_5f_1" style:display-name="Excel_CondFormat_3_351_1" style:family="table-cell" style:parent-style-name="Default">
      <style:text-properties fo:color="#000000" fo:font-size="11pt" style:font-size-asian="11pt" style:font-size-complex="11pt"/>
    </style:style>
    <style:style style:name="Excel_5f_CondFormat_5f_3_5f_834_5f_1" style:display-name="Excel_CondFormat_3_83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77_5f_1" style:display-name="Excel_CondFormat_3_77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49_5f_1" style:display-name="Excel_CondFormat_3_84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76_5f_1" style:display-name="Excel_CondFormat_3_77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7_5f_1" style:display-name="Excel_CondFormat_3_357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57_5f_2" style:display-name="Excel_CondFormat_3_357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53_5f_1" style:display-name="Excel_CondFormat_3_75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59_5f_1" style:display-name="Excel_CondFormat_3_35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38_5f_1" style:display-name="Excel_CondFormat_3_83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7_5f_1" style:display-name="Excel_CondFormat_3_81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61_5f_1" style:display-name="Excel_CondFormat_3_361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61_5f_2" style:display-name="Excel_CondFormat_3_361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54_5f_1" style:display-name="Excel_CondFormat_3_75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78_5f_1" style:display-name="Excel_CondFormat_3_57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63_5f_1" style:display-name="Excel_CondFormat_3_36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77_5f_1" style:display-name="Excel_CondFormat_3_57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65_5f_1" style:display-name="Excel_CondFormat_3_36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67_5f_1" style:display-name="Excel_CondFormat_3_36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64_5f_1" style:display-name="Excel_CondFormat_3_36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64_5f_2" style:display-name="Excel_CondFormat_3_36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1_5f_1" style:display-name="Excel_CondFormat_3_801_1" style:family="table-cell" style:parent-style-name="Default">
      <style:text-properties fo:color="#000000" fo:font-size="11pt" style:font-size-asian="11pt" style:font-size-complex="11pt"/>
    </style:style>
    <style:style style:name="Excel_5f_CondFormat_5f_3_5f_368_5f_1" style:display-name="Excel_CondFormat_3_36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9_5f_1" style:display-name="Excel_CondFormat_3_81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88_5f_1" style:display-name="Excel_CondFormat_3_38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496_5f_1" style:display-name="Excel_CondFormat_3_496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496_5f_2" style:display-name="Excel_CondFormat_3_496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497_5f_1" style:display-name="Excel_CondFormat_3_497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497_5f_2" style:display-name="Excel_CondFormat_3_497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35_5f_1" style:display-name="Excel_CondFormat_3_83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00_5f_1" style:display-name="Excel_CondFormat_3_500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00_5f_2" style:display-name="Excel_CondFormat_3_500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6_5f_1" style:display-name="Excel_CondFormat_3_786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6_5f_2" style:display-name="Excel_CondFormat_3_786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6_5f_3" style:display-name="Excel_CondFormat_3_786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57_5f_1" style:display-name="Excel_CondFormat_3_75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02_5f_1" style:display-name="Excel_CondFormat_3_50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38_5f_1" style:display-name="Excel_CondFormat_3_53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03_5f_1" style:display-name="Excel_CondFormat_3_50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7_5f_1" style:display-name="Excel_CondFormat_3_787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7_5f_2" style:display-name="Excel_CondFormat_3_787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7_5f_3" style:display-name="Excel_CondFormat_3_787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76_5f_1" style:display-name="Excel_CondFormat_3_576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76_5f_2" style:display-name="Excel_CondFormat_3_576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06_5f_1" style:display-name="Excel_CondFormat_3_506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06_5f_2" style:display-name="Excel_CondFormat_3_506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4_5f_1" style:display-name="Excel_CondFormat_3_804_1" style:family="table-cell" style:parent-style-name="Default">
      <style:text-properties fo:color="#000000" fo:font-size="11pt" style:font-size-asian="11pt" style:font-size-complex="11pt"/>
    </style:style>
    <style:style style:name="Excel_5f_CondFormat_5f_3_5f_761_5f_1" style:display-name="Excel_CondFormat_3_761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761_5f_2" style:display-name="Excel_CondFormat_3_761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63_5f_1" style:display-name="Excel_CondFormat_3_76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763_5f_2" style:display-name="Excel_CondFormat_3_76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21_5f_1" style:display-name="Excel_CondFormat_3_82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79_5f_1" style:display-name="Excel_CondFormat_3_57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80_5f_1" style:display-name="Excel_CondFormat_3_58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70_5f_1" style:display-name="Excel_CondFormat_3_57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71_5f_1" style:display-name="Excel_CondFormat_3_57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62_5f_1" style:display-name="Excel_CondFormat_3_76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39_5f_1" style:display-name="Excel_CondFormat_3_53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68_5f_1" style:display-name="Excel_CondFormat_3_56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23_5f_1" style:display-name="Excel_CondFormat_3_82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59_5f_1" style:display-name="Excel_CondFormat_3_75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60_5f_1" style:display-name="Excel_CondFormat_3_76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9_5f_1" style:display-name="Excel_CondFormat_3_789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9_5f_2" style:display-name="Excel_CondFormat_3_789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9_5f_3" style:display-name="Excel_CondFormat_3_789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824_5f_1" style:display-name="Excel_CondFormat_3_82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43_5f_1" style:display-name="Excel_CondFormat_3_54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69_5f_1" style:display-name="Excel_CondFormat_3_76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6_5f_1" style:display-name="Excel_CondFormat_3_806_1" style:family="table-cell" style:parent-style-name="Default">
      <style:text-properties fo:color="#000000" fo:font-size="11pt" style:font-size-asian="11pt" style:font-size-complex="11pt"/>
    </style:style>
    <style:style style:name="Excel_5f_CondFormat_5f_3_5f_770_5f_1" style:display-name="Excel_CondFormat_3_770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770_5f_2" style:display-name="Excel_CondFormat_3_770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25_5f_1" style:display-name="Excel_CondFormat_3_82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72_5f_1" style:display-name="Excel_CondFormat_3_572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72_5f_2" style:display-name="Excel_CondFormat_3_572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45_5f_1" style:display-name="Excel_CondFormat_3_54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46_5f_1" style:display-name="Excel_CondFormat_3_54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92_5f_1" style:display-name="Excel_CondFormat_3_59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2_5f_1" style:display-name="Excel_CondFormat_3_85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99_5f_1" style:display-name="Excel_CondFormat_3_59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09_5f_1" style:display-name="Excel_CondFormat_3_509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09_5f_2" style:display-name="Excel_CondFormat_3_509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98_5f_1" style:display-name="Excel_CondFormat_3_59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00_5f_1" style:display-name="Excel_CondFormat_3_60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9_5f_1" style:display-name="Excel_CondFormat_3_809_1" style:family="table-cell" style:parent-style-name="Default">
      <style:text-properties fo:color="#000000" fo:font-size="11pt" style:font-size-asian="11pt" style:font-size-complex="11pt"/>
    </style:style>
    <style:style style:name="Excel_5f_CondFormat_5f_3_5f_556_5f_1" style:display-name="Excel_CondFormat_3_55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27_5f_1" style:display-name="Excel_CondFormat_3_82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04_5f_1" style:display-name="Excel_CondFormat_3_60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04_5f_2" style:display-name="Excel_CondFormat_3_60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0_5f_1" style:display-name="Excel_CondFormat_3_810_1" style:family="table-cell" style:parent-style-name="Default">
      <style:text-properties fo:color="#000000" fo:font-size="11pt" style:font-size-asian="11pt" style:font-size-complex="11pt"/>
    </style:style>
    <style:style style:name="Excel_5f_CondFormat_5f_3_5f_606_5f_1" style:display-name="Excel_CondFormat_3_60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12_5f_1" style:display-name="Excel_CondFormat_3_51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58_5f_1" style:display-name="Excel_CondFormat_3_558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58_5f_2" style:display-name="Excel_CondFormat_3_558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58_5f_3" style:display-name="Excel_CondFormat_3_558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95_5f_1" style:display-name="Excel_CondFormat_3_595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95_5f_2" style:display-name="Excel_CondFormat_3_595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93_5f_1" style:display-name="Excel_CondFormat_3_59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93_5f_2" style:display-name="Excel_CondFormat_3_59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14_5f_1" style:display-name="Excel_CondFormat_3_51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94_5f_1" style:display-name="Excel_CondFormat_3_794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4_5f_2" style:display-name="Excel_CondFormat_3_794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4_5f_3" style:display-name="Excel_CondFormat_3_794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94_5f_1" style:display-name="Excel_CondFormat_3_59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1_5f_1" style:display-name="Excel_CondFormat_3_811_1" style:family="table-cell" style:parent-style-name="Default">
      <style:text-properties fo:color="#000000" fo:font-size="11pt" style:font-size-asian="11pt" style:font-size-complex="11pt"/>
    </style:style>
    <style:style style:name="Excel_5f_CondFormat_5f_3_5f_516_5f_1" style:display-name="Excel_CondFormat_3_51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29_5f_1" style:display-name="Excel_CondFormat_3_82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17_5f_1" style:display-name="Excel_CondFormat_3_51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86_5f_1" style:display-name="Excel_CondFormat_3_586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86_5f_2" style:display-name="Excel_CondFormat_3_586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62_5f_1" style:display-name="Excel_CondFormat_3_562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62_5f_2" style:display-name="Excel_CondFormat_3_562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83_5f_1" style:display-name="Excel_CondFormat_3_68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84_5f_1" style:display-name="Excel_CondFormat_3_58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84_5f_2" style:display-name="Excel_CondFormat_3_58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22_5f_1" style:display-name="Excel_CondFormat_3_522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22_5f_2" style:display-name="Excel_CondFormat_3_522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96_5f_1" style:display-name="Excel_CondFormat_3_796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6_5f_2" style:display-name="Excel_CondFormat_3_796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6_5f_3" style:display-name="Excel_CondFormat_3_796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81_5f_1" style:display-name="Excel_CondFormat_3_58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23_5f_1" style:display-name="Excel_CondFormat_3_52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3_5f_1" style:display-name="Excel_CondFormat_3_783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3_5f_2" style:display-name="Excel_CondFormat_3_783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3_5f_3" style:display-name="Excel_CondFormat_3_783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83_5f_1" style:display-name="Excel_CondFormat_3_58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83_5f_2" style:display-name="Excel_CondFormat_3_58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26_5f_1" style:display-name="Excel_CondFormat_3_526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26_5f_2" style:display-name="Excel_CondFormat_3_526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27_5f_1" style:display-name="Excel_CondFormat_3_52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74_5f_1" style:display-name="Excel_CondFormat_3_574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74_5f_2" style:display-name="Excel_CondFormat_3_574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74_5f_3" style:display-name="Excel_CondFormat_3_574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30_5f_1" style:display-name="Excel_CondFormat_3_530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30_5f_2" style:display-name="Excel_CondFormat_3_530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30_5f_3" style:display-name="Excel_CondFormat_3_530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29_5f_1" style:display-name="Excel_CondFormat_3_52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31_5f_1" style:display-name="Excel_CondFormat_3_83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53_5f_1" style:display-name="Excel_CondFormat_3_55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553_5f_2" style:display-name="Excel_CondFormat_3_55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4_5f_1" style:display-name="Excel_CondFormat_3_814_1" style:family="table-cell" style:parent-style-name="Default">
      <style:text-properties fo:color="#000000" fo:font-size="11pt" style:font-size-asian="11pt" style:font-size-complex="11pt"/>
    </style:style>
    <style:style style:name="Excel_5f_CondFormat_5f_3_5f_552_5f_1" style:display-name="Excel_CondFormat_3_55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84_5f_1" style:display-name="Excel_CondFormat_3_784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4_5f_2" style:display-name="Excel_CondFormat_3_784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84_5f_3" style:display-name="Excel_CondFormat_3_784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531_5f_1" style:display-name="Excel_CondFormat_3_53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44_5f_1" style:display-name="Excel_CondFormat_3_54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64_5f_1" style:display-name="Excel_CondFormat_3_56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96_5f_1" style:display-name="Excel_CondFormat_3_59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65_5f_1" style:display-name="Excel_CondFormat_3_56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32_5f_1" style:display-name="Excel_CondFormat_3_53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533_5f_1" style:display-name="Excel_CondFormat_3_53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_5f_1" style:display-name="Excel_CondFormat_3_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79_5f_1" style:display-name="Excel_CondFormat_3_37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74_5f_1" style:display-name="Excel_CondFormat_3_77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72_5f_1" style:display-name="Excel_CondFormat_3_77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60_5f_1" style:display-name="Excel_CondFormat_3_86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33_5f_1" style:display-name="Excel_CondFormat_3_83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80_5f_1" style:display-name="Excel_CondFormat_3_380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380_5f_2" style:display-name="Excel_CondFormat_3_380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82_5f_1" style:display-name="Excel_CondFormat_3_38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_5f_1" style:display-name="Excel_CondFormat_3_7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383_5f_1" style:display-name="Excel_CondFormat_3_38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6_5f_1" style:display-name="Excel_CondFormat_3_81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14_5f_1" style:display-name="Excel_CondFormat_3_61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87_5f_1" style:display-name="Excel_CondFormat_3_38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0_5f_1" style:display-name="Excel_CondFormat_3_800_1" style:family="table-cell" style:parent-style-name="Default">
      <style:text-properties fo:color="#000000" fo:font-size="11pt" style:font-size-asian="11pt" style:font-size-complex="11pt"/>
    </style:style>
    <style:style style:name="Excel_5f_CondFormat_5f_3_5f_755_5f_1" style:display-name="Excel_CondFormat_3_75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85_5f_1" style:display-name="Excel_CondFormat_3_38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81_5f_1" style:display-name="Excel_CondFormat_3_38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15_5f_1" style:display-name="Excel_CondFormat_3_61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84_5f_1" style:display-name="Excel_CondFormat_3_384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384_5f_2" style:display-name="Excel_CondFormat_3_384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384_5f_3" style:display-name="Excel_CondFormat_3_384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616_5f_1" style:display-name="Excel_CondFormat_3_61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17_5f_1" style:display-name="Excel_CondFormat_3_617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1_5f_1" style:display-name="Excel_CondFormat_3_3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20_5f_1" style:display-name="Excel_CondFormat_3_82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18_5f_1" style:display-name="Excel_CondFormat_3_618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19_5f_1" style:display-name="Excel_CondFormat_3_61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24_5f_1" style:display-name="Excel_CondFormat_3_62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6_5f_1" style:display-name="Excel_CondFormat_3_85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65_5f_1" style:display-name="Excel_CondFormat_3_76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20_5f_1" style:display-name="Excel_CondFormat_3_620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20_5f_2" style:display-name="Excel_CondFormat_3_620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54_5f_1" style:display-name="Excel_CondFormat_3_85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90_5f_1" style:display-name="Excel_CondFormat_3_790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0_5f_2" style:display-name="Excel_CondFormat_3_790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0_5f_3" style:display-name="Excel_CondFormat_3_790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67_5f_1" style:display-name="Excel_CondFormat_3_767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767_5f_2" style:display-name="Excel_CondFormat_3_767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64_5f_1" style:display-name="Excel_CondFormat_3_764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07_5f_1" style:display-name="Excel_CondFormat_3_807_1" style:family="table-cell" style:parent-style-name="Default">
      <style:text-properties fo:color="#000000" fo:font-size="11pt" style:font-size-asian="11pt" style:font-size-complex="11pt"/>
    </style:style>
    <style:style style:name="Excel_5f_CondFormat_5f_3_5f_623_5f_1" style:display-name="Excel_CondFormat_3_623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23_5f_2" style:display-name="Excel_CondFormat_3_623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22_5f_1" style:display-name="Excel_CondFormat_3_62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21_5f_1" style:display-name="Excel_CondFormat_3_621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21_5f_2" style:display-name="Excel_CondFormat_3_621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32_5f_1" style:display-name="Excel_CondFormat_3_3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29_5f_1" style:display-name="Excel_CondFormat_3_629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93_5f_1" style:display-name="Excel_CondFormat_3_793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3_5f_2" style:display-name="Excel_CondFormat_3_793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3_5f_3" style:display-name="Excel_CondFormat_3_793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625_5f_1" style:display-name="Excel_CondFormat_3_62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26_5f_1" style:display-name="Excel_CondFormat_3_62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27_5f_1" style:display-name="Excel_CondFormat_3_627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27_5f_2" style:display-name="Excel_CondFormat_3_627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28_5f_1" style:display-name="Excel_CondFormat_3_628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28_5f_2" style:display-name="Excel_CondFormat_3_628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795_5f_1" style:display-name="Excel_CondFormat_3_795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5_5f_2" style:display-name="Excel_CondFormat_3_795_2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795_5f_3" style:display-name="Excel_CondFormat_3_795_3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3_5f_635_5f_1" style:display-name="Excel_CondFormat_3_635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36_5f_1" style:display-name="Excel_CondFormat_3_636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30_5f_1" style:display-name="Excel_CondFormat_3_630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13_5f_1" style:display-name="Excel_CondFormat_3_813_1" style:family="table-cell" style:parent-style-name="Default">
      <style:text-properties fo:color="#000000" fo:font-size="11pt" style:font-size-asian="11pt" style:font-size-complex="11pt"/>
    </style:style>
    <style:style style:name="Excel_5f_CondFormat_5f_3_5f_631_5f_1" style:display-name="Excel_CondFormat_3_631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32_5f_1" style:display-name="Excel_CondFormat_3_63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33_5f_1" style:display-name="Excel_CondFormat_3_633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832_5f_1" style:display-name="Excel_CondFormat_3_832_1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  <style:style style:name="Excel_5f_CondFormat_5f_3_5f_634_5f_1" style:display-name="Excel_CondFormat_3_634_1" style:family="table-cell" style:parent-style-name="Default">
      <style:table-cell-properties fo:background-color="#ffff00"/>
      <style:text-properties fo:color="#000000" fo:font-size="11pt" style:font-size-asian="11pt" style:font-size-complex="11pt"/>
    </style:style>
    <style:style style:name="Excel_5f_CondFormat_5f_3_5f_634_5f_2" style:display-name="Excel_CondFormat_3_634_2" style:family="table-cell" style:parent-style-name="Default">
      <style:table-cell-properties fo:background-color="#90713a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</meta:initial-creator>
    <meta:creation-date>2014-09-14T03:12:22</meta:creation-date>
    <dc:date>2014-09-14T03:14:11</dc:date>
    <dc:creator>sam </dc:creator>
    <meta:editing-duration>P0D</meta:editing-duration>
    <meta:editing-cycles>1</meta:editing-cycles>
    <meta:document-statistic meta:table-count="3" meta:cell-count="842" meta:object-count="0"/>
    <meta:generator>LibreOffice/3.5$Linux_X86_64 LibreOffice_project/350m1$Build-2</meta:generator>
  </office:meta>
</office:document-meta>
</file>